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fo:line-height="150%"/>
    </style:style>
    <style:style style:name="P2" style:family="paragraph" style:parent-style-name="Standard">
      <style:paragraph-properties fo:margin-top="0cm" fo:margin-bottom="0cm" fo:line-height="150%" fo:text-align="justify" style:justify-single-word="false"/>
    </style:style>
    <style:style style:name="P3" style:family="paragraph" style:parent-style-name="Standard">
      <style:paragraph-properties fo:margin-top="0cm" fo:margin-bottom="0cm" fo:line-height="150%" fo:text-align="justify" style:justify-single-word="false">
        <style:tab-stops>
          <style:tab-stop style:position="7.858cm"/>
        </style:tab-stops>
      </style:paragraph-properties>
    </style:style>
    <style:style style:name="P4" style:family="paragraph" style:parent-style-name="Standard">
      <style:paragraph-properties fo:margin-top="0cm" fo:margin-bottom="0cm" fo:line-height="150%" fo:text-align="justify" style:justify-single-word="false"/>
      <style:text-properties fo:color="#333333" style:font-name="Times New Roman" fo:font-size="12pt" style:font-size-asian="12pt" style:font-name-complex="Times New Roman1" style:font-size-complex="12pt"/>
    </style:style>
    <style:style style:name="P5" style:family="paragraph" style:parent-style-name="Standard">
      <style:paragraph-properties fo:margin-top="0cm" fo:margin-bottom="0cm" fo:line-height="150%"/>
      <style:text-properties style:font-name="Times New Roman" fo:font-size="12pt" style:font-size-asian="12pt" style:font-name-complex="Times New Roman1" style:font-size-complex="12pt"/>
    </style:style>
    <style:style style:name="P6" style:family="paragraph" style:parent-style-name="Standard">
      <style:paragraph-properties fo:margin-top="0cm" fo:margin-bottom="0cm" fo:line-height="150%" fo:text-align="justify" style:justify-single-word="false"/>
      <style:text-properties style:font-name="Times New Roman" fo:font-size="12pt" style:font-size-asian="12pt" style:font-name-complex="Times New Roman1" style:font-size-complex="12pt"/>
    </style:style>
    <style:style style:name="P7" style:family="paragraph" style:parent-style-name="Standard">
      <style:paragraph-properties fo:margin-top="0cm" fo:margin-bottom="0cm" fo:line-height="150%" fo:text-align="justify" style:justify-single-word="false">
        <style:tab-stops>
          <style:tab-stop style:position="7.858cm"/>
        </style:tab-stops>
      </style:paragraph-properties>
      <style:text-properties style:font-name="Times New Roman" fo:font-size="12pt" style:font-size-asian="12pt" style:font-name-complex="Times New Roman1" style:font-size-complex="12pt"/>
    </style:style>
    <style:style style:name="P8" style:family="paragraph" style:parent-style-name="Standard" style:master-page-name="Standard">
      <style:paragraph-properties fo:margin-top="0cm" fo:margin-bottom="0cm" fo:line-height="150%" fo:text-align="justify" style:justify-single-word="false" style:page-number="auto"/>
    </style:style>
    <style:style style:name="T1" style:family="text">
      <style:text-properties fo:color="#333333" style:font-name="Times New Roman" fo:font-size="12pt" style:font-size-asian="12pt" style:font-name-complex="Times New Roman1" style:font-size-complex="12pt"/>
    </style:style>
    <style:style style:name="T2" style:family="text">
      <style:text-properties fo:color="#333333" style:font-name="Times New Roman" fo:font-size="12pt" fo:language="en" fo:country="GB" style:font-size-asian="12pt" style:font-name-complex="Times New Roman1" style:font-size-complex="12pt"/>
    </style:style>
    <style:style style:name="T3" style:family="text">
      <style:text-properties fo:color="#333333" style:font-name="Times New Roman" fo:font-size="12pt" fo:font-style="italic" style:font-size-asian="12pt" style:font-style-asian="italic" style:font-name-complex="Times New Roman1" style:font-size-complex="12pt"/>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fo:language="en" fo:country="GB" style:font-size-asian="12pt" style:font-name-complex="Times New Roman1" style:font-size-complex="12pt"/>
    </style:style>
    <style:style style:name="T6" style:family="text">
      <style:text-properties style:text-position="super 58%" style:font-name="Times New Roman" fo:font-size="12pt" style:font-size-asian="12pt" style:font-name-complex="Times New Roman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2">Copyeditor : Mathilde Nicolas. </text:span></text:p>
      <text:p text:style-name="P2"><text:span text:style-name="T2">Creator: Philidor André (1652 ?-1730).</text:span></text:p>
      <text:p text:style-name="P2"><text:span text:style-name="T1">Title: Les Plaisirs De L'Isle Enchantée Festes Galantes, et <text:s/>Magnifiques, faites par Le Roy à Versailles, le 7e May 1664. Copié par Philidor L'aisné.</text:span></text:p>
      <text:p text:style-name="P2"><text:span text:style-name="T1">Date: 1690. </text:span></text:p>
      <text:p text:style-name="P2"><text:span text:style-name="T1">Bibl: Philidor André, </text:span><text:span text:style-name="T3">Les Plaisirs De L'Isle Enchantée Festes Galantes, et <text:s/>Magnifiques, faites par Le Roy à Versailles, le 7e May 1664. Copié par Philidor L'aisné</text:span><text:span text:style-name="T1">, 1690.</text:span></text:p>
      <text:p text:style-name="P4"/>
      <text:p text:style-name="P4"/>
      <text:p text:style-name="P2"><text:span text:style-name="T1">1</text:span></text:p>
      <text:p text:style-name="P1"><text:span text:style-name="T4">Les Plaisirs de L’Isle Enchantée</text:span></text:p>
      <text:p text:style-name="P5"/>
      <text:p text:style-name="P1"><text:span text:style-name="T4">Festes Galantes, et Magnifiques, faites par Le Roy à Versailles, le 7</text:span><text:span text:style-name="T6">e</text:span><text:span text:style-name="T4"> May 1664.</text:span></text:p>
      <text:p text:style-name="P1"><text:span text:style-name="T4">Copié par Philidor L’aisné.</text:span></text:p>
      <text:p text:style-name="P5"/>
      <text:p text:style-name="P1"><text:span text:style-name="T4">3</text:span></text:p>
      <text:p text:style-name="P1"><text:span text:style-name="T4">Les Plaisirs de L’Isle Enchantée</text:span></text:p>
      <text:p text:style-name="P1"><text:span text:style-name="T4">Course de Bague, Collation ornée de Machines, Comedie de Moliere, Intitulée la Princesse d’Elide, meslée de danse, et de Musique, Ballet du Palais d’Alcine, Feu d’Artifice, et autres Festes galantes, et magnifiques, faites par le Roy à Versailles, le 7</text:span><text:span text:style-name="T6">e</text:span><text:span text:style-name="T4"> May 1664 et continuées plusieurs autres Iours.</text:span></text:p>
      <text:p text:style-name="P6"/>
      <text:p text:style-name="P2"><text:span text:style-name="T4">Le Roy voulant donner aux Reines, et à toute sa Cour le plaisir de quelques festes peu commvnes, dans vn lieu orné de tous les agrémens qui peuuent </text:span></text:p>
      <text:p text:style-name="P6"/>
      <text:p text:style-name="P2"><text:span text:style-name="T4">4</text:span></text:p>
      <text:p text:style-name="P2"><text:span text:style-name="T4">faire admirer vne Maison de <text:s/>Campagne, choisit Versailles à quatre lieuës de Paris. C’est vn chateau, qu’on peut nommer vn Palais Enchanté, tant les ajustemens de l’art ont bien secondé les soins que la Nature a pris pour le rendre parfait : Il charme en toutes manieres, tout y rit dehors, et dedan, l’or et le marbre y disputent d’éclat, et de beauté, et quoy qu’il n’ait pas cette grande étenduë qui se remarque en quelques autres Palais de sa Majesté, toutes choses y sont si polies, si bien entenduës, et si acheuées, que rien ne le peut égaler. Sa Symetrie, la richesse de ses meubles, la beauté de ses promendes, et le nombre Infiny ses fleurs, comme ses Orangers, rendent ce lieu dignes de sa rareté singuliére. La diuersité des bestes contenuës </text:span><text:soft-page-break/><text:span text:style-name="T4">dans les deux Parcs, et dans la Menagerie, où plusieurs Courts en Estoiles sont accompagnée de Viuiers pour les animaux-aquatiques, auec de grands bastimens, Joignent le plaisir auec la magnificence, et en font vne Maison accomplie. </text:span></text:p>
      <text:p text:style-name="P6"/>
      <text:p text:style-name="P2"><text:span text:style-name="T4">Ce fut en ce beau lieu où toute la Cour se rendit le 5e de May, que le Roy traita plus de six cens personnes jusqu’au quatorzieme ; outre vne Infinité de gens necessaires à la Danse, et à la Comedie, Et d’artisans de toute sorte venus de Paris, si bien que cela paroissoit vne petite armée. </text:span></text:p>
      <text:p text:style-name="P2"><text:span text:style-name="T4">Le Ciel mesme sembla favoriser les desseins de sa Majesté, puis que dans vne saison presque toujours pluuieuse, on en fut quitte pour vn peu de Vent, qui sembla n’auoir augmenté, qu’afin de faire voir que la preuoyance, et la puissance du Roy, estoient à l’épreuue de plus grandes Incommoditez. De hautes toiles, des bastimens de bois, faits presque en vn Instant, et vn nombre prodigieux de flambeaux de cire blanche, pour </text:span></text:p>
      <text:p text:style-name="P6"/>
      <text:p text:style-name="P2"><text:span text:style-name="T4">5</text:span></text:p>
      <text:p text:style-name="P2"><text:span text:style-name="T4">suppléer à plus de quatre mille bougies chaque Iournée, resisterent à ce Vent qui par tout ailleurs eut rendu ces divertissemens comme Impossibles à acheuer. </text:span></text:p>
      <text:p text:style-name="P2"><text:span text:style-name="T4">Monsieur de Vigarani Gentilhomme Modenois, fort sçauant en toutes ces choses, Inventa, et proposa celles-cy, et le Roy commanda au Duc de S</text:span><text:span text:style-name="T6">t</text:span><text:span text:style-name="T4"> Aignan, qui se trouua lors en fonction de premier Gentilhomme de sa chambre, et qui auoit déjà donné plusieurs sujets de Ballets fort agréables, de faire vn dessein où elle fussent toutes comprises auec liaison, et auec ordre, de sorte qu’elles ne pouuoient manquer de bien reüssir.</text:span></text:p>
      <text:p text:style-name="P2"><text:span text:style-name="T4">Il prit pour Sujet le Palais d’Alcine, qui donna lieu au titre des plaisirs de l’Isle enchantée, puisque, selon l’Arioste, le braue Roger et plusieurs autres bons Cheualiers y furent retenus par les doubles charmes de la beauté, quoy qu’empruntée de cette Magicienne, et en furent deliurez apres beaucoup de temps consommé dans les délices par la bague qui détruisoit les Enchantemens, C’estoit celle d’Angelique, que Melisse, sous la forme du Vieux Atlas, mit enfin au doigt de Roger. </text:span></text:p>
      <text:p text:style-name="P2"><text:span text:style-name="T4">On dit fonc en peu de Iours orner vn rond, où quatre grandes allées aboutissent entre de hautes palissades, de quatre portiques de trente cinq pieds d’elevation, et de vingt deux en quarré, et de diuerses peintures auec les armes de Sa Majesté. </text:span></text:p>
      <text:p text:style-name="P2"><text:span text:style-name="T4">Toute la Cour s’estant placée le septiéme, il entra dans la place vn Heraut d’armes, representé par M</text:span><text:span text:style-name="T6">r</text:span><text:span text:style-name="T4">. des Bardins, vestu d’vn habit à l’antique, couleur de feu en broderie d’argent, et fort bien monté. </text:span></text:p>
      <text:p text:style-name="P2"><text:soft-page-break/><text:span text:style-name="T4">Il estoit suiuy de trois pages : celuy du Roy, M</text:span><text:span text:style-name="T6">r</text:span><text:span text:style-name="T4">. d’Artagnan, marchoit à la teste de deux autres, fort richement habillé de couelur de feu, liurée de sa Majesté, portant sa<text:line-break/>lance, et son Escu, dans le quel brilloit vn Soleil de pierreries, auec ces mots.</text:span></text:p>
      <text:p text:style-name="P2"><text:span text:style-name="T4">Nec cesso, nec Erro.</text:span></text:p>
      <text:p text:style-name="P2"><text:span text:style-name="T4">Faisant allusion à l’attachement de sa Majesté aux affaires de son Estat, et la maniere auec la quelle il agit. Ce qui estoit encore represente par ces quatre Vers du Président de Perigny, Autheur de la mesme Devise. </text:span></text:p>
      <text:p text:style-name="P2"><text:span text:style-name="T4">Ce n’est pas sans raison que la terre et les Cieux,</text:span></text:p>
      <text:p text:style-name="P2"><text:span text:style-name="T4">Ont tant d’étonnement pour vn Objet si rare ;</text:span></text:p>
      <text:p text:style-name="P2"><text:span text:style-name="T4">Qui dans son cours penible, autant que glorieux, </text:span></text:p>
      <text:p text:style-name="P2"><text:span text:style-name="T4">Iamais ne se repose, et Iamais ne s’Egare. </text:span></text:p>
      <text:p text:style-name="P2"><text:span text:style-name="T4">Les deux autres Pages estoient aux Ducs de S</text:span><text:span text:style-name="T6">t</text:span><text:span text:style-name="T4">. Aignan, et de Noailles, le Premier, Mareschal de Camp, et l’autre, Iuge des Courses. Celuy du Duc de </text:span></text:p>
      <text:p text:style-name="P6"/>
      <text:p text:style-name="P2"><text:span text:style-name="T4">6</text:span></text:p>
      <text:p text:style-name="P2"><text:span text:style-name="T4">S</text:span><text:span text:style-name="T6">t</text:span><text:span text:style-name="T4">. Aignant portoit l’Escu de sa Deuise, et estoit habillé de sa liurée de toile d’argent enrichie d’or, auec des plumes Incarnates, et noires, et les rubans de mesme. Sa Devise estoit vn Timbre d’Orloge, auec ces Mots.</text:span></text:p>
      <text:p text:style-name="P2"><text:span text:style-name="T4">De mis golpes, mi Ruido.</text:span></text:p>
      <text:p text:style-name="P2"><text:span text:style-name="T4">Le Page du Duc de Noailles estoit Vêtu de couleur de feu, argent, et noir, et le reste de la liurée semblable : La Devise qu’il portoit dans son Escu estoit vn Aigle auec ces mots. </text:span></text:p>
      <text:p text:style-name="P2"><text:span text:style-name="T4">Fidelis, et audax. </text:span></text:p>
      <text:p text:style-name="P2"><text:span text:style-name="T4">Quatre Trompettes, et deux Tymballiers marchoient apres ces Pages, habillez de satin couleur de feu, et argent, leurs plumes de la mesme liurée, et les caparaçons de leurs chevaux couuerts d’vne pareille broderie, auec des Soleils d’or fort éclattans aux banderoles des Trompettes, et aux couuertures des Timbales. </text:span></text:p>
      <text:p text:style-name="P2"><text:span text:style-name="T4">Le Duc de S</text:span><text:span text:style-name="T6">t</text:span><text:span text:style-name="T4">. Aignan Mareschal de Camp marchoit apres eux, armé à la Grecque, d’vne cuirasse de toile d’argent couuertes de petites écailles d’or, aussibien que son bas de saye, <text:s/>et son casque estoit orné d’vn dragon, et d’vn grand nombre de plumes blances, meslées d’Incarnat, et de noir. Il montoit vn cheval blanc, bardé de mesme, et representoit Guidon le Sauuage </text:span></text:p>
      <text:p text:style-name="P6"/>
      <text:p text:style-name="P1"><text:span text:style-name="T4">Pour le Duc de St. Aignant, representant Guidon Le Sauuage.</text:span></text:p>
      <text:p text:style-name="P1"><text:span text:style-name="T4">Madrigal</text:span></text:p>
      <text:p text:style-name="P2"><text:soft-page-break/><text:span text:style-name="T4">Les combats que I’ay faits en l’Isle dangereuse</text:span></text:p>
      <text:p text:style-name="P2"><text:span text:style-name="T4">Quand de tant de Guerriers je demeuray Vainqueur,</text:span></text:p>
      <text:p text:style-name="P2"><text:span text:style-name="T4">Suiuis d’vne épreuue amoureuse</text:span></text:p>
      <text:p text:style-name="P2"><text:span text:style-name="T4">Ont signalez ma force aussi bien que mon cœur.</text:span></text:p>
      <text:p text:style-name="P2"><text:span text:style-name="T4">La Vigueur qui fait mon estime</text:span></text:p>
      <text:p text:style-name="P2"><text:span text:style-name="T4">Soit qu’elle embrasse vn party legitime,</text:span></text:p>
      <text:p text:style-name="P2"><text:span text:style-name="T4">Ou qu’elle vienne à s’échapper,</text:span></text:p>
      <text:p text:style-name="P2"><text:span text:style-name="T4">Fait dire pour ma gloire aux deux bouts de la terre,</text:span></text:p>
      <text:p text:style-name="P2"><text:span text:style-name="T4">Qu’on n’en vid point en toute guerre</text:span></text:p>
      <text:p text:style-name="P2"><text:span text:style-name="T4">Ny plus souvent ny mieux frapper. </text:span></text:p>
      <text:p text:style-name="P6"/>
      <text:p text:style-name="P2"><text:span text:style-name="T4">Pour Le Mesme</text:span></text:p>
      <text:p text:style-name="P2"><text:span text:style-name="T4">Seul contre dix Guerriers, seul contre dix Pucelles</text:span></text:p>
      <text:p text:style-name="P2"><text:span text:style-name="T4">C’est auoir sur les bras deux Etranges querelles.</text:span></text:p>
      <text:p text:style-name="P2"><text:span text:style-name="T4">Qui sort à son honneur de ce double combat</text:span></text:p>
      <text:p text:style-name="P2"><text:span text:style-name="T4">Doit estre ce me semble vn terrible Soldat.</text:span></text:p>
      <text:p text:style-name="P6"/>
      <text:p text:style-name="P2"><text:span text:style-name="T4">Huict Trompettes et 2 Tymbaliers vestus comme les autres, marchoient apres le Mareschal de Camp.</text:span></text:p>
      <text:p text:style-name="P6"/>
      <text:p text:style-name="P2"><text:span text:style-name="T4">7</text:span></text:p>
      <text:p text:style-name="P2"><text:span text:style-name="T4">Le Roy representant Roger les suiuoit, montant vn des plus beaux cheuaux du monde, dont le harnois couleur de feu, éclattoit d’or, d’argent et de pierreries. Sa Majesté estoit armée à la façon des Grces, comme tous ceux de sa Quadrille, et portoit vne cuirasse de lames d’argent, couuerte d’vne riche broderie d’or, et de diamans. Son port, et toute son action estoient dignes de son rang. Son casque tout couuert de plumes couleur de feu auoit vn grace Incomparable, et Iamais vn air plus libre, ny plus guerrier n’a mis vn mortel au dessus des autres Hommes. </text:span></text:p>
      <text:p text:style-name="P6"/>
      <text:p text:style-name="P2"><text:span text:style-name="T4">Sonnet</text:span></text:p>
      <text:p text:style-name="P2"><text:span text:style-name="T4">Pour le Roy representant Roger</text:span></text:p>
      <text:p text:style-name="P2"><text:span text:style-name="T4">Quelle taille ! quel port ! a ce fier conquerant !</text:span></text:p>
      <text:p text:style-name="P2"><text:span text:style-name="T4">Sa personne ébloüit quiconque l’examine ;</text:span></text:p>
      <text:p text:style-name="P2"><text:span text:style-name="T4">Et quoyque par son poste Il soit déjà si grand</text:span></text:p>
      <text:p text:style-name="P2"><text:span text:style-name="T4">Quelque-chose de plus éclatte dans sa mine</text:span></text:p>
      <text:p text:style-name="P6"><text:soft-page-break/></text:p>
      <text:p text:style-name="P2"><text:span text:style-name="T4">Son front de ses destins est l’auguste garant </text:span></text:p>
      <text:p text:style-name="P2"><text:span text:style-name="T4">Par de là ses ayeux sa Vertu l’achemine.</text:span></text:p>
      <text:p text:style-name="P2"><text:span text:style-name="T4">Il fait qu’on les oublie ; et de l’air qu’il s’y prend,</text:span></text:p>
      <text:p text:style-name="P2"><text:span text:style-name="T4">Bien loin derriere luy laisse son Origine.</text:span></text:p>
      <text:p text:style-name="P6"/>
      <text:p text:style-name="P2"><text:span text:style-name="T4">De ce cœur genereux, C’est l’ordinaire employ</text:span></text:p>
      <text:p text:style-name="P2"><text:span text:style-name="T4">D’agir plus Volontiers pour autruy que pour soy </text:span></text:p>
      <text:p text:style-name="P2"><text:span text:style-name="T4">Là principalement sa force est occupée</text:span></text:p>
      <text:p text:style-name="P6"/>
      <text:p text:style-name="P2"><text:span text:style-name="T4">Il efface l’éclat des Heros enciens ;</text:span></text:p>
      <text:p text:style-name="P2"><text:span text:style-name="T4">N’a que l’honneur en veuë, et ne tire l’Espée</text:span></text:p>
      <text:p text:style-name="P2"><text:span text:style-name="T4">Que pour des Interests qui ne sont pas les siens.</text:span></text:p>
      <text:p text:style-name="P6"/>
      <text:p text:style-name="P2"><text:span text:style-name="T4">Le Duc de Noailles Iuge du Camp sous le nom d’Ogier Le Danois, marchoit apres le Roy, portant la couleur de feu, et le noir, sous vne riche broderie d’argent, et ses plumes, aussibien que tout le reste de son Equipage, estoient de cette mesme liurée.</text:span></text:p>
      <text:p text:style-name="P6"/>
      <text:p text:style-name="P2"><text:span text:style-name="T4">Le Duc de Noailles Oger le Danois</text:span></text:p>
      <text:p text:style-name="P2"><text:span text:style-name="T4">Ce Paladin s’applique à cette seule affaire</text:span></text:p>
      <text:p text:style-name="P2"><text:span text:style-name="T4">De seruir dignement le plus puissant des Rois</text:span></text:p>
      <text:p text:style-name="P2"><text:span text:style-name="T4">Comme pour bien Iuger, il faut sçauoir bien faire </text:span></text:p>
      <text:p text:style-name="P2"><text:span text:style-name="T4">Ie doute que personne appelle de sa Voix</text:span></text:p>
      <text:p text:style-name="P6"/>
      <text:p text:style-name="P2"><text:span text:style-name="T4">8</text:span></text:p>
      <text:p text:style-name="P2"><text:span text:style-name="T4">Le Duc de Guise, et le Comte d’Armagnac marchoient ensemble apres luy, le premier portoit le nom d’Aquilan le Noir, auoit vn habit de cette couleur en broderie d’or, et de geaix. ses plumes, son cheval, et sa lance assortissoient à sa liurée ; Et l’autre represetant Griffon le Blanc portoit sur vn habit de toile d’argent plusieurs rubis, et montoit vn cheval blanc, bardé de la mesme couleur. </text:span></text:p>
      <text:p text:style-name="P2"><text:span text:style-name="T4">Le Duc de Guise Aquilant le Noir.</text:span></text:p>
      <text:p text:style-name="P2"><text:span text:style-name="T4">La nuict a ses beautez de mesme que le Iour</text:span></text:p>
      <text:p text:style-name="P2"><text:span text:style-name="T4">Le Noir est ma couleur, Ie l'ay toujours aimée </text:span></text:p>
      <text:p text:style-name="P2"><text:span text:style-name="T4">Et st l'obscurité conuient à mon Amour</text:span></text:p>
      <text:p text:style-name="P2"><text:soft-page-break/><text:span text:style-name="T4">Elle ne s'étend pas Iusqu'à ma Renommée.</text:span></text:p>
      <text:p text:style-name="P6"/>
      <text:p text:style-name="P2"><text:span text:style-name="T4">Le Comte d’Armagnac Griffon le Blanc</text:span></text:p>
      <text:p text:style-name="P2"><text:span text:style-name="T4">Voyez quelle candeur en moy le ciel a mis </text:span></text:p>
      <text:p text:style-name="P2"><text:span text:style-name="T4">Aussi nulle beauté tíe s'en verra trompée </text:span></text:p>
      <text:p text:style-name="P2"><text:span text:style-name="T4">Et quand il sera temps d'aller aux ennemis</text:span></text:p>
      <text:p text:style-name="P2"><text:span text:style-name="T4">C'est où je me feray tout blanc de mon épée</text:span></text:p>
      <text:p text:style-name="P6"/>
      <text:p text:style-name="P2"><text:span text:style-name="T4">Les Ducs de Foix, et de Coaslin qui paroissoient en suitte estoient vetus, l’vn d’Incarnat or, et argent, et l'autre de Vert blanc, et argent, Toute leur liurée et leurs cheuaux estant dignes du reste de leur Equipage.</text:span></text:p>
      <text:p text:style-name="P6"/>
      <text:p text:style-name="P2"><text:span text:style-name="T4">Pour le Duc de Foix. Renaut</text:span></text:p>
      <text:p text:style-name="P2"><text:span text:style-name="T4">Il porte vn nom celebre, il est Ieune, il est sage.</text:span></text:p>
      <text:p text:style-name="P2"><text:span text:style-name="T4">A vous dire le vray, c'est pour aller bien haut </text:span></text:p>
      <text:p text:style-name="P2"><text:span text:style-name="T4">Et c'est vn grand bonheur, que d'auoir à son age</text:span></text:p>
      <text:p text:style-name="P2"><text:span text:style-name="T4">La chaleur necessaire, et le flegme qu'il faut.</text:span></text:p>
      <text:p text:style-name="P6"/>
      <text:p text:style-name="P2"><text:span text:style-name="T4">Le Duc de Coaslin, Dudon</text:span></text:p>
      <text:p text:style-name="P2"><text:span text:style-name="T4">Trop auant dans la Gloire on ne peut s'engager </text:span></text:p>
      <text:p text:style-name="P2"><text:span text:style-name="T4">I'auray vaincu sept Rois, et par mon grand courage,</text:span></text:p>
      <text:p text:style-name="P2"><text:span text:style-name="T4">Les verray tous soumis au pouuoir de Roger,</text:span></text:p>
      <text:p text:style-name="P2"><text:span text:style-name="T4">Que je ne seray pas content de mon Ouurage.</text:span></text:p>
      <text:p text:style-name="P6"/>
      <text:p text:style-name="P2"><text:span text:style-name="T4">Apres eux marchoient le Comte du Lude, et le Prince de  Marsillac, le premier vetu d'Incarnat, et blanc, et l'autre de jaune blanc et noir, enrichis de broderie d'argent, leur liurée de mesme, et fort bien montez.</text:span></text:p>
      <text:p text:style-name="P6"/>
      <text:p text:style-name="P2"><text:span text:style-name="T4">9</text:span></text:p>
      <text:p text:style-name="P2"><text:span text:style-name="T4">Le Comte du Lude, Astolphe.</text:span></text:p>
      <text:p text:style-name="P2"><text:span text:style-name="T4">De tous les Paladins qui sont dans l'Vnivers</text:span></text:p>
      <text:p text:style-name="P2"><text:span text:style-name="T4">Aucun n'a pour l’Amour l'ame plus échauffée,</text:span></text:p>
      <text:p text:style-name="P2"><text:span text:style-name="T4">Entreprenant toujours mille projets diuers,</text:span></text:p>
      <text:p text:style-name="P2"><text:span text:style-name="T4">Et toujours enchanté par quelque Jeune Fée.</text:span></text:p>
      <text:p text:style-name="P6"><text:soft-page-break/></text:p>
      <text:p text:style-name="P2"><text:span text:style-name="T4">Le Prince de Marsillac, Brandimart</text:span></text:p>
      <text:p text:style-name="P2"><text:span text:style-name="T4">Mes voeux seront contents, mes souhaits accomplis,</text:span></text:p>
      <text:p text:style-name="P2"><text:span text:style-name="T4">Et ma bonne fortune à son comble arriuée,</text:span></text:p>
      <text:p text:style-name="P2"><text:span text:style-name="T4">Quand vous sçaurez mon Zele, aimable Fleur de Lys,</text:span></text:p>
      <text:p text:style-name="P2"><text:span text:style-name="T4">Au milieu de mon coeur profondement grauée.</text:span></text:p>
      <text:p text:style-name="P6"/>
      <text:p text:style-name="P2"><text:span text:style-name="T4">Les Marquis de Villequier, et de Soyecourt, marchoient en suitte, l'vn portoit le bleu, et argent, et l'autre le bleu, blanc, et noir auec or, et argent, leurs plumes, et les harnois de leur chevaux estoient de la mesme couleur, et d'vne pareille richesse.</text:span></text:p>
      <text:p text:style-name="P6"/>
      <text:p text:style-name="P2"><text:span text:style-name="T4">Le Marquis de Villequier. Richardet</text:span></text:p>
      <text:p text:style-name="P2"><text:span text:style-name="T4">Personne comme moy n'est sorti galament</text:span></text:p>
      <text:p text:style-name="P2"><text:span text:style-name="T4">D'vne Intrigue où sans doute il falloit de l’adresse,</text:span></text:p>
      <text:p text:style-name="P2"><text:span text:style-name="T4">Personne à mon auis plus agréablement</text:span></text:p>
      <text:p text:style-name="P2"><text:span text:style-name="T4">N'est demeuré fidelle en trompant sa Maitresse.</text:span></text:p>
      <text:p text:style-name="P6"/>
      <text:p text:style-name="P2"><text:span text:style-name="T4">Le Marquis de Soyecourt Oliuier.</text:span></text:p>
      <text:p text:style-name="P2"><text:span text:style-name="T4">Voicy l'honneur du Siecle aupres de qui nous sommes</text:span></text:p>
      <text:p text:style-name="P2"><text:span text:style-name="T4">Et mesme les Geants, de mediocres Hommes,</text:span></text:p>
      <text:p text:style-name="P2"><text:span text:style-name="T4">Et ce franc Cheualier à tous venans tout prest</text:span></text:p>
      <text:p text:style-name="P2"><text:span text:style-name="T4">Toûjours pour quelque Iouste a la lance en arrest.</text:span></text:p>
      <text:p text:style-name="P6"/>
      <text:p text:style-name="P2"><text:span text:style-name="T4">Les Marquis d'Humieres et de la Valliere les suivoient. Ce premier portant la couleur de chair, et argent, et l'autre gris de lin, blanc, et argent, toute leur liurée estant plus riche, et la mieux assortie du monde.</text:span></text:p>
      <text:p text:style-name="P6"/>
      <text:p text:style-name="P2"><text:span text:style-name="T4">Le Marquis d’Humieres Ariodant.</text:span></text:p>
      <text:p text:style-name="P2"><text:span text:style-name="T4">Je tremble dans l’accez de l’amoureuse fiéure</text:span></text:p>
      <text:p text:style-name="P2"><text:span text:style-name="T4">Ailleurs sans vanité je ne tremblay Iamais.</text:span></text:p>
      <text:p text:style-name="P2"><text:span text:style-name="T4">Et ce charmanat objet l’adorable Genéure,</text:span></text:p>
      <text:p text:style-name="P2"><text:span text:style-name="T4">Est l’vnique Vainqueur à qui je me soumets.</text:span></text:p>
      <text:p text:style-name="P6"/>
      <text:p text:style-name="P2"><text:span text:style-name="T4">10</text:span></text:p>
      <text:p text:style-name="P2"><text:soft-page-break/><text:span text:style-name="T4">Le Marquis de la Valliere Zerbin.</text:span></text:p>
      <text:p text:style-name="P2"><text:span text:style-name="T4">Quelques beaux sentiments que la gloire nous donne,</text:span></text:p>
      <text:p text:style-name="P2"><text:span text:style-name="T4">Quand on est amoureux au souuerain degré,</text:span></text:p>
      <text:p text:style-name="P2"><text:span text:style-name="T4">Mourir entre les bras d'vne belle personne,</text:span></text:p>
      <text:p text:style-name="P2"><text:span text:style-name="T4">Est de toutes les morts la plus douce à mon gré.</text:span></text:p>
      <text:p text:style-name="P6"/>
      <text:p text:style-name="P2"><text:span text:style-name="T4">Monsieur le Duc marchoit seul portant pour sa liurée la couleur de feu blanc, et argent. Vn grand nombre de diamans estoient attachez sur la magnifique broderie dont sa cuirasse, et son bas de soye estoient couuerts. Son casque, et le Harnois de son cheual en estoient enrichis.</text:span></text:p>
      <text:p text:style-name="P6"/>
      <text:p text:style-name="P2"><text:span text:style-name="T4">Monsieur le Duc. Roland.</text:span></text:p>
      <text:p text:style-name="P2"><text:span text:style-name="T4">Roland fera bien loin retentir son courage,</text:span></text:p>
      <text:p text:style-name="P2"><text:span text:style-name="T4">La gloire deuiendra sa fidelle compagne,</text:span></text:p>
      <text:p text:style-name="P2"><text:span text:style-name="T4">Il est sorty d’vn sang qui brule de sortir ;</text:span></text:p>
      <text:p text:style-name="P2"><text:span text:style-name="T4">Quand il est question de se mettre en campagne,</text:span></text:p>
      <text:p text:style-name="P2"><text:span text:style-name="T4">Et pour ne vous en point mentir,</text:span></text:p>
      <text:p text:style-name="P2"><text:span text:style-name="T4">C'est le pur sang de Charlemagne.</text:span></text:p>
      <text:p text:style-name="P6"/>
      <text:p text:style-name="P2"><text:span text:style-name="T4">Vn char de dix-huict pieds de haut, de vingt quatre de long, et de quinze de large paroissoit en suitte, eclattant d'or, et de diuerses couleurs. II representoit celuy d'Apollon en l'honneur du quel se celebroient autrefois les Jeux Pythiens, que ces Cheualiers s'estoient proposez d'imiter en leurs courses et en leur Equipage. </text:span></text:p>
      <text:p text:style-name="P2"><text:span text:style-name="T4">Cette Diuinité brillante de lumieres estoit assise au plus haut du char, ayant à ses pieds les quatre ages, ou Siecles distinguez par de riches habits, ou par ce qu'ils portoient à la main. </text:span></text:p>
      <text:p text:style-name="P2"><text:span text:style-name="T4">Le Siecle d’or orné de ce precieux metail estoit encore paré de diuerses fleurs, qui faisoient vn des principaux ornement de cet heureux Age.</text:span></text:p>
      <text:p text:style-name="P2"><text:span text:style-name="T4">Ceux d'Argent, et d'Airain, auoient aussi leurs remarques particulieres.</text:span></text:p>
      <text:p text:style-name="P2"><text:span text:style-name="T4">Et celuy de Fer estoit representé par vn Guerrier d’vn regard terrible, portant d’vne main l’Epée, et de l’autre le bouclier. </text:span></text:p>
      <text:p text:style-name="P2"><text:span text:style-name="T4">Plusieurs autres grandes figures de relief paroient les côtez de ce Char magnifique. Les Monstres celestes, Le Serpent Python, </text:span></text:p>
      <text:p text:style-name="P6"/>
      <text:p text:style-name="P2"><text:span text:style-name="T4">11</text:span></text:p>
      <text:p text:style-name="P2"><text:soft-page-break/><text:span text:style-name="T4">Daphné, Hyacinte, et les autres figures qui conuiennent à Apollon, auec vn Atlas portant le Globe du Monde y estoient aussi relevez d'vne agreable sculpture. Le Temps representé par le S</text:span><text:span text:style-name="T6">r</text:span><text:span text:style-name="T4"> Millet, auec sa faux, ses aisles, et cette Vieillesse décrepite dont on le peint toujours accablé en estoit le Conducteur. Quatre cheuaux d'vne taille, et d'vne beauté peu communes, couuerts de grandes housses semées de Soleils d'or, et attelez de front tiroient cette Machine.</text:span></text:p>
      <text:p text:style-name="P2"><text:span text:style-name="T4">Les douze heures du Jour, et les douze signes du Zodiaque, habillez fort superbement comme les Poëtes les dépeignent, marchoient en deux files aux deux côtez de ce char.</text:span></text:p>
      <text:p text:style-name="P2"><text:span text:style-name="T4">Tous les Pages des cheualiers le suiuoient deux à deux, apres celuy de M</text:span><text:span text:style-name="T6">r</text:span><text:span text:style-name="T4"> le Duc, fort proprement vetus de leurs liurées, auec quantité de plumes, portant les lances de leurs Maitres, et les Escus de leurs Deuises. <text:s/></text:span></text:p>
      <text:p text:style-name="P2"><text:span text:style-name="T4">Le Duc de Guise, representant Aquilant le Noir ayant pour Deuise, vn Lion d’or, auec ces mots.</text:span></text:p>
      <text:p text:style-name="P2"><text:span text:style-name="T4">Et quiescente pauescunt.</text:span></text:p>
      <text:p text:style-name="P2"><text:span text:style-name="T4">Le Comte d’Armagnac representant Griffon le blanc, ayant pour Deuise vne Hermine auec ces mots.</text:span></text:p>
      <text:p text:style-name="P2"><text:span text:style-name="T4">Ex candore Decus.</text:span></text:p>
      <text:p text:style-name="P2"><text:span text:style-name="T4">Le Duc de Foix, representant Renaut, pour Deuise vn Vaisseau dans la Mer, auec ces mots.</text:span></text:p>
      <text:p text:style-name="P2"><text:span text:style-name="T4">Longe leuis aura feret.</text:span></text:p>
      <text:p text:style-name="P2"><text:span text:style-name="T4">Le duc de Coaslin, representant Dudon, ayant pour Deuise vn Soleil, Et l’Heliotrope, ou Tourne-sol auec ces mots.</text:span></text:p>
      <text:p text:style-name="P2"><text:span text:style-name="T4">Splendor ab obsequio.</text:span></text:p>
      <text:p text:style-name="P2"><text:span text:style-name="T4">Le Comte du Lude, representant Astolphe, ayant pour Deuise vn chiffre en forme de nœud auec ces mots,</text:span></text:p>
      <text:p text:style-name="P2"><text:span text:style-name="T4">Non fia mai Sciolto.</text:span></text:p>
      <text:p text:style-name="P2"><text:span text:style-name="T4">Le Prince de Marsillac, representant Brandimart, ayant pour </text:span></text:p>
      <text:p text:style-name="P6"/>
      <text:p text:style-name="P2"><text:span text:style-name="T4">12</text:span></text:p>
      <text:p text:style-name="P2"><text:span text:style-name="T4">Deuise vne Montre en relief, dont on voit tous les ressorts, auec ces mots.</text:span></text:p>
      <text:p text:style-name="P2"><text:span text:style-name="T4">Chieto fuor commoto dentro.</text:span></text:p>
      <text:p text:style-name="P2"><text:span text:style-name="T4">Le Marquis de Villequier, representant Richardet, ayant pour Deuise vn Aigle qui plane deuant le Soleil auec ces mots :</text:span></text:p>
      <text:p text:style-name="P2"><text:span text:style-name="T4">Vni militat Astro.</text:span></text:p>
      <text:p text:style-name="P2"><text:span text:style-name="T4">Le Marquis de Soye-cour representant Oliuier ayant pour Deuise la Massuë d’Hercule, auec ces mots.</text:span></text:p>
      <text:p text:style-name="P2"><text:soft-page-break/><text:span text:style-name="T4">Vix aequat fama labores.</text:span></text:p>
      <text:p text:style-name="P2"><text:span text:style-name="T4">La Marquis d’Humieres, representant Ariodant ayant pour Deuise toutes sortes de Couronnes auec ces mots :</text:span></text:p>
      <text:p text:style-name="P2"><text:span text:style-name="T4">No quiero Menos.</text:span></text:p>
      <text:p text:style-name="P2"><text:span text:style-name="T4">Le Marquis de la Valliere representant Zerbin, ayant pour Deuise vn Phenix sur vn bucher allumé par le Soleil, auec ces mots.</text:span></text:p>
      <text:p text:style-name="P2"><text:span text:style-name="T4">Hoc Iuuat uri.</text:span></text:p>
      <text:p text:style-name="P2"><text:span text:style-name="T4">Monsieur le Duc, representant Roland, ayant pour Deuise vn Dard entortillé, auec ces mots,</text:span></text:p>
      <text:p text:style-name="P2"><text:span text:style-name="T4">Certò ferit.</text:span></text:p>
      <text:p text:style-name="P2"><text:span text:style-name="T4">Vint Pasteurs chargez de diuerses pieces de la Barriere, qui deuoit estre dressée pour la Course de Bague formoient la derniere troupe qui entra dans la lice. Ils portoient des Vestes couleur de feu, enrichies d'argent, et des coeffures de mesme.</text:span></text:p>
      <text:p text:style-name="P2"><text:span text:style-name="T4">Aussitost que ces Troupes furent entrées dans le camp, elles en firent le tour, et apres auoir salué les Reines, elles se separerent, et prirent chacune leur poste : Le Page a la teste, le Trompettes, et Les Tymballiers se croisants, s'aller poster sur les aisles. Le Roy s'auançant au milieu, prit sa place vis-à-vis du haut Dais. M</text:span><text:span text:style-name="T6">r</text:span><text:span text:style-name="T4"> Le Duc proche de sa Majesté : Les Ducs de Noailles, et de Saint-Aignant à Droit, et à gauche, les dix Cheualiers en haye aux deux costez du char, leurs Pages au mesme ordre derriere eux, </text:span></text:p>
      <text:p text:style-name="P6"/>
      <text:p text:style-name="P2"><text:span text:style-name="T4">13</text:span></text:p>
      <text:p text:style-name="P2"><text:span text:style-name="T4">Les Signes, et les heures comme Ils estoient entrez.</text:span></text:p>
      <text:p text:style-name="P2"><text:span text:style-name="T4">Lorsque l’on eut fait alte en cet estat, vn profond silence causé tout ensemble par l'attention, et par le respect, donna le moyen à Mademoiselle de Brie, qui representoit le Siecle d'Airain de commencer ces Vers à la louange de la Reine adressez à Apollon, representé par le sieur de la Grange. </text:span></text:p>
      <text:p text:style-name="P6"/>
      <text:p text:style-name="P2"><text:span text:style-name="T4">Le Siecle d’Airain A Apollon.</text:span></text:p>
      <text:p text:style-name="P2"><text:span text:style-name="T4">Brillant Pere du Iour, Toy de qui la puissance</text:span></text:p>
      <text:p text:style-name="P2"><text:span text:style-name="T4">Par ses diuers aspect <text:s/>nous donna la naissance ;</text:span></text:p>
      <text:p text:style-name="P2"><text:span text:style-name="T4">Toy l'Espoir de la Terre, et l'ornement des Cieux;</text:span></text:p>
      <text:p text:style-name="P2"><text:span text:style-name="T4">Toy le plus necessaire, et le plus beau des Dieux</text:span></text:p>
      <text:p text:style-name="P2"><text:span text:style-name="T4">Toy dont l’actiuité, dont la bonté supréme </text:span></text:p>
      <text:p text:style-name="P2"><text:span text:style-name="T4">Se fait voir et sentir en tous lieux par soy-mesme</text:span></text:p>
      <text:p text:style-name="P2"><text:span text:style-name="T4">Dis-nous par quel destin, ou par quel nouueau choix</text:span></text:p>
      <text:p text:style-name="P2"><text:soft-page-break/><text:span text:style-name="T4">Tu celebre tes Ieux aux riuages François ?</text:span></text:p>
      <text:p text:style-name="P6"/>
      <text:p text:style-name="P2"><text:span text:style-name="T4">Apollon</text:span></text:p>
      <text:p text:style-name="P2"><text:span text:style-name="T4">Si ces lieux fortunez ont tout ce qu'eut la Grece</text:span></text:p>
      <text:p text:style-name="P2"><text:span text:style-name="T4">De gloire, de valeur, de merite et d'adresse;</text:span></text:p>
      <text:p text:style-name="P2"><text:span text:style-name="T4">Ce n'est pas sans raison qu'on y voit transferez</text:span></text:p>
      <text:p text:style-name="P2"><text:span text:style-name="T4">Ces jeux, qu'à mon honneur la terre a consacrez.</text:span></text:p>
      <text:p text:style-name="P2"><text:span text:style-name="T4">I'ay toujours pris plaisir à verser sur la France</text:span></text:p>
      <text:p text:style-name="P2"><text:span text:style-name="T4">De mes plus doux rayons la benigne Influence </text:span></text:p>
      <text:p text:style-name="P2"><text:span text:style-name="T4">Mais le charmant objet qu’Hymen y fait regner,</text:span></text:p>
      <text:p text:style-name="P2"><text:span text:style-name="T4">Pour elle maintenant me fait tout dédaigner.</text:span></text:p>
      <text:p text:style-name="P6"/>
      <text:p text:style-name="P2"><text:span text:style-name="T4">14</text:span></text:p>
      <text:p text:style-name="P2"><text:span text:style-name="T4">Depuis vn si long-temps que pour le bien du monde</text:span></text:p>
      <text:p text:style-name="P2"><text:span text:style-name="T4">Ie fais l’Immense tour de ta terre, et de l’onde</text:span></text:p>
      <text:p text:style-name="P2"><text:span text:style-name="T4">Iamais je n'ay rien veu si digne de mes feux,</text:span></text:p>
      <text:p text:style-name="P2"><text:span text:style-name="T4">Iamais vn sang si noble, vn coeur si génereux,</text:span></text:p>
      <text:p text:style-name="P2"><text:span text:style-name="T4">Iamais tant de lumiere auec tant d'Innocence ;</text:span></text:p>
      <text:p text:style-name="P2"><text:span text:style-name="T4">Iamais tant de Ieunesse auec tant de prudence;</text:span></text:p>
      <text:p text:style-name="P2"><text:span text:style-name="T4">Iamais tant de grandeur auec tant de bonté;</text:span></text:p>
      <text:p text:style-name="P2"><text:span text:style-name="T4">Iamais tant de sagesse auec tant de beaute.</text:span></text:p>
      <text:p text:style-name="P2"><text:span text:style-name="T4">Mille Climats diuers qu'on vit sous la puissance,</text:span></text:p>
      <text:p text:style-name="P2"><text:span text:style-name="T4">De tous les Demy-Dieux dont elle prit naissance,</text:span></text:p>
      <text:p text:style-name="P2"><text:span text:style-name="T4">Cedant à son mérite autant qu'à leur devoir ;</text:span></text:p>
      <text:p text:style-name="P2"><text:span text:style-name="T4">Se trouueront un jour vnis sous son pouuoir.</text:span></text:p>
      <text:p text:style-name="P2"><text:span text:style-name="T4">Ce qu'eurent de grandeurs, et la France, et l'Espagne ;</text:span></text:p>
      <text:p text:style-name="P2"><text:span text:style-name="T4">Les droits de Charle-Quint, les droits Charle-Magne,</text:span></text:p>
      <text:p text:style-name="P2"><text:span text:style-name="T4">En elle auec leur sang heureusement transmis,</text:span></text:p>
      <text:p text:style-name="P2"><text:span text:style-name="T4">Rendront tout l’Vnivers à son Throsne soûmis ;</text:span></text:p>
      <text:p text:style-name="P2"><text:span text:style-name="T4">Mais vn Titre plus grand, vn plus noble partage</text:span></text:p>
      <text:p text:style-name="P2"><text:span text:style-name="T4">Qui l’Eleue plus haut, qui luy plaist dauantage,</text:span></text:p>
      <text:p text:style-name="P2"><text:span text:style-name="T4">Vn nom qui tient en soy les plus grands noms Vnis,</text:span></text:p>
      <text:p text:style-name="P2"><text:span text:style-name="T4">C'est le Nom glorieux d’Epouse de Loüis.</text:span></text:p>
      <text:p text:style-name="P6"/>
      <text:p text:style-name="P2"><text:soft-page-break/><text:span text:style-name="T4">Le Siecle d’Argent.</text:span></text:p>
      <text:p text:style-name="P2"><text:span text:style-name="T4">Quel destin fait briller auec tant d'injustice</text:span></text:p>
      <text:p text:style-name="P2"><text:span text:style-name="T4">Dans vn Siecle de Fer vn astre si propice ?</text:span></text:p>
      <text:p text:style-name="P6"/>
      <text:p text:style-name="P2"><text:span text:style-name="T4">Le Siecle d’Or.</text:span></text:p>
      <text:p text:style-name="P2"><text:span text:style-name="T4">Ah ! ne murmure point contre l'ordre des Dieux,</text:span></text:p>
      <text:p text:style-name="P2"><text:span text:style-name="T4">Loin de s'en orgueillir d'vn don si precieux,</text:span></text:p>
      <text:p text:style-name="P2"><text:span text:style-name="T4">Ce Siecle qui du Ciel à merité la hayne,</text:span></text:p>
      <text:p text:style-name="P2"><text:span text:style-name="T4">En deuroit augurer sa ruine prochaine ;</text:span></text:p>
      <text:p text:style-name="P2"><text:span text:style-name="T4">Et Voir qu'vne Vertu qu'il ne peut suborner,</text:span></text:p>
      <text:p text:style-name="P2"><text:span text:style-name="T4">Vient moins pour l'ennoblir que pour l’exterminer.</text:span></text:p>
      <text:p text:style-name="P2"><text:span text:style-name="T4">Sitost qu'elle paroist dans cette heureuse terre,</text:span></text:p>
      <text:p text:style-name="P2"><text:span text:style-name="T4">Voit comme elle en banit les fureurs de la guerre ?</text:span></text:p>
      <text:p text:style-name="P6"/>
      <text:p text:style-name="P2"><text:span text:style-name="T4">15</text:span></text:p>
      <text:p text:style-name="P2"><text:span text:style-name="T4">Comment depuis ce jour d'infatigables mains</text:span></text:p>
      <text:p text:style-name="P2"><text:span text:style-name="T4">Trauaillent sans relache au bon-heur des humains,</text:span></text:p>
      <text:p text:style-name="P2"><text:span text:style-name="T4">Par quels secrets ressorts vn Heros se prepare</text:span></text:p>
      <text:p text:style-name="P2"><text:span text:style-name="T4">A chasser les horreurs d'vn Siecle si barbare,</text:span></text:p>
      <text:p text:style-name="P2"><text:span text:style-name="T4">Et me faire reuiure auec tous les plaisirs</text:span></text:p>
      <text:p text:style-name="P2"><text:span text:style-name="T4">Qui peuuent contenter les innocens desirs.</text:span></text:p>
      <text:p text:style-name="P6"/>
      <text:p text:style-name="P2"><text:span text:style-name="T4">Le Siecle de Fer.</text:span></text:p>
      <text:p text:style-name="P2"><text:span text:style-name="T4">Je Sçay quels ennemis ont entrepris ma perte</text:span></text:p>
      <text:p text:style-name="P2"><text:span text:style-name="T4">Leurs desseins sont connus, leur trame est découverte </text:span></text:p>
      <text:p text:style-name="P2"><text:span text:style-name="T4">Mais mon cœur n’en est pas à tel point abatu…</text:span></text:p>
      <text:p text:style-name="P6"/>
      <text:p text:style-name="P2"><text:span text:style-name="T4">Apollon.</text:span></text:p>
      <text:p text:style-name="P2"><text:span text:style-name="T4">Contre tant de grandeur, contre tant de Vertu,</text:span></text:p>
      <text:p text:style-name="P2"><text:span text:style-name="T4">Tous les Monstres d'Enfer vnis pour ta défence</text:span></text:p>
      <text:p text:style-name="P2"><text:span text:style-name="T4">Ne feroient qu’vne Vaine, et foible résistance.</text:span></text:p>
      <text:p text:style-name="P2"><text:span text:style-name="T4">L’Vnivers opprimé de ton joug rigoureux.</text:span></text:p>
      <text:p text:style-name="P2"><text:span text:style-name="T4">Va gouter par ta suitte vn destin plus heureux ?</text:span></text:p>
      <text:p text:style-name="P2"><text:span text:style-name="T4">Il est temps de ceder à la loy souueraine</text:span></text:p>
      <text:p text:style-name="P2"><text:soft-page-break/><text:span text:style-name="T4">Que t'Impose les Voeux de cette auguste Reyne</text:span></text:p>
      <text:p text:style-name="P2"><text:span text:style-name="T4">Il est temps de ceder aux trauaux glorieux</text:span></text:p>
      <text:p text:style-name="P2"><text:span text:style-name="T4">D'vn Roy fauorisé de la terre, et des Cieux.</text:span></text:p>
      <text:p text:style-name="P2"><text:span text:style-name="T4">Mais icy trop long-temps se different m'arreste :</text:span></text:p>
      <text:p text:style-name="P2"><text:span text:style-name="T4">A de plus doux combats cette Lice s’apreste,</text:span></text:p>
      <text:p text:style-name="P2"><text:span text:style-name="T4">Allons la faire ouurir, et ployons des Lauriers</text:span></text:p>
      <text:p text:style-name="P2"><text:span text:style-name="T4">Pour couronner le front de nos fameux Guerriers.</text:span></text:p>
      <text:p text:style-name="P6"/>
      <text:p text:style-name="P2"><text:span text:style-name="T4">Tous ces recits acheuez, la Course de Bague commença, en la quelle, apres que le Roy eut fait admirer l'adresse, et la grace qu'il a en cet exercice, comme en tous les autres, et plusieurs belles Courses de tous ces Cheualiers. Le Duc de Guise, </text:span></text:p>
      <text:p text:style-name="P6"/>
      <text:p text:style-name="P2"><text:span text:style-name="T4">16</text:span></text:p>
      <text:p text:style-name="P2"><text:span text:style-name="T4">et les Marquis de Soye-court, et de la Valliere demeurerent à la dispute, dont ce dernier emporta le prix, qui fut vne Epée d'or, enrichie de Diamans, auec des boucles de baudrier de valeur, que donna la Reine Mere, et dont elle l'honnora de sa main.</text:span></text:p>
      <text:p text:style-name="P2"><text:span text:style-name="T4">La nuict vint cependant à la fin des Courses par la Iustesse qu'on auoit eu à les commencer, et vn nombre Infiny de lumieres ayant éclairé tout ce beau lieu, L'on Vid entrer dans la mesme place </text:span></text:p>
      <text:p text:style-name="P2"><text:span text:style-name="T4">Trente-quatre Concertants fort bien Vestus, qui deuoient preceder les Saisons, et faisoient le plus agréable concert du monde.</text:span></text:p>
      <text:p text:style-name="P2"><text:span text:style-name="T4">Pendant que les Saisons se chargeoient des mets delicieux qu'elles deuoient porter pour seruir deuant leurs Majestez, la magnifique collation qui estoit préparée, <text:s/>les douze signes du Zodiaque, et les quatre Saisons danserent dans le rond vne des plus belles Entrées de Ballet qu'on eut encore Veuë.</text:span></text:p>
      <text:p text:style-name="P2"><text:span text:style-name="T4">Le Printemps parut en suitte sur un cheual d'Espagne, représenté par Mademoiselle du Parc, qui auec le sexe, Et les auantages d'vne femme, faisoit voir l'adresse d'vn homme : Son habit estoit vert en broderie d'argent, et de fleurs au naturel.</text:span></text:p>
      <text:p text:style-name="P2"><text:span text:style-name="T4">L'Esté le suiuoit representé par le sieur du Parc, sur un Elephant, couuert d'une riche housse.</text:span></text:p>
      <text:p text:style-name="P2"><text:span text:style-name="T4">L'Automne, aussi auantageusement Vêtu, representé par le Sieur de la Thorilliere, Venoit apres monté sur vn Chameau.</text:span></text:p>
      <text:p text:style-name="P6"/>
      <text:p text:style-name="P2"><text:span text:style-name="T4">17</text:span></text:p>
      <text:p text:style-name="P2"><text:span text:style-name="T4">L'Hyver suiuoit sur vn Ours, representé par le Sieur Bejar.</text:span></text:p>
      <text:p text:style-name="P2"><text:soft-page-break/><text:span text:style-name="T4">Leur suitte estoit composée de quarante huict personnes, qui portoient toutes sur leurs testes des grands bassins pour la collation.</text:span></text:p>
      <text:p text:style-name="P2"><text:span text:style-name="T4">Les douze premiers couuerts de fleurs, portoient, comme des Iardiniers, des Corbeilles peintes de vert, et d'argent garnies d'vn grand nombre de porcelaines, si remplies de confitures, et d'autres choses delicieuses de la Saison, qu'ils estoient courbez sous cet agréable faix. </text:span></text:p>
      <text:p text:style-name="P2"><text:span text:style-name="T4">Douze autres, comme Moissonneurs ; Vêtus d'habits conformes à cette profession, mais fort riches, portoient des bassins de cette couleur Incarnate qu'on remarque au Soleil levant, et suiuoient l'Esté. </text:span></text:p>
      <text:p text:style-name="P2"><text:span text:style-name="T4">Douze vestus en Vandangeurs, estoient couuerts de feüilles de Vignes, et de grappes de raisins, et portoient dans des paniers feüille-morte, divers autres fruits, et confitures à la suite de l'Automne.</text:span></text:p>
      <text:p text:style-name="P2"><text:span text:style-name="T4">Les douzes derniers estoient des Viellards gelez dont la fourure et la démarche marquoient la froideur, et la foiblesse, portant dans des bassins couuerts d'vne glace, et d'vne neige si bien contre-faites, qu'on les eut pris pour la chose mesme, ce qu'ils deuoient contribuer à la collation.</text:span></text:p>
      <text:p text:style-name="P2"><text:span text:style-name="T4">Quatorze Concertans de Pan, et de Diane précedoient ces deux Diuinitez, auec vne agréable Harmonie de flustes, et de Musettes.</text:span></text:p>
      <text:p text:style-name="P2"><text:span text:style-name="T4">Elles Venoient en suitte sur vne machine fort Ingenieuse, </text:span></text:p>
      <text:p text:style-name="P6"/>
      <text:p text:style-name="P2"><text:span text:style-name="T4">18</text:span></text:p>
      <text:p text:style-name="P2"><text:span text:style-name="T4">en forme d'vne Montagne, ou Roche ombragée de plusieurs arbres : Mais ce qui estoit plus surprenant, C'est qu'on la Voioit portée en l’air, sans que l'artifice qui la faisoit mouuoir se pust découurir à la Veuë.</text:span></text:p>
      <text:p text:style-name="P2"><text:span text:style-name="T4">Vingt autres personnes les suiuoient portants des viandes de la menagerie de Pan, et de la chasse de Diane.</text:span></text:p>
      <text:p text:style-name="P2"><text:span text:style-name="T4">Dix-huict Pages du Roy, fort richement Vêtus, qui deuoient seruir les Dames à Table, faisoient</text:span></text:p>
      <text:p text:style-name="P2"><text:span text:style-name="T4">les derniers de cette Troupe, la quelle estant rangée, Pan, Diane, et les Saisons, se presentans deuant la Reyne, le Printemps luy adressa le premier Ces Vers.</text:span></text:p>
      <text:p text:style-name="P6"/>
      <text:p text:style-name="P2"><text:span text:style-name="T4">Le Printemps à la Reyne.</text:span></text:p>
      <text:p text:style-name="P2"><text:span text:style-name="T4">Entre toutes les fleurs nouuellement écloses</text:span></text:p>
      <text:p text:style-name="P2"><text:span text:style-name="T4">Dont mes jardins sont embellis</text:span></text:p>
      <text:p text:style-name="P2"><text:span text:style-name="T4">Meprisant les Iasmins les Œillets, et les roses</text:span></text:p>
      <text:p text:style-name="P2"><text:soft-page-break/><text:span text:style-name="T4">Pour payer mon tribut I'ay fait choix de ces lys,</text:span></text:p>
      <text:p text:style-name="P2"><text:span text:style-name="T4">Que de vos premiers ans vous auez tant cheris</text:span></text:p>
      <text:p text:style-name="P2"><text:span text:style-name="T4">Louis les fait briller du couchant à l’'Aurore </text:span></text:p>
      <text:p text:style-name="P2"><text:span text:style-name="T4">Tout l'Vnivers charmé les respecte, et les craint</text:span></text:p>
      <text:p text:style-name="P2"><text:span text:style-name="T4">Mais leur regne est plus doux, et plus puissant encore</text:span></text:p>
      <text:p text:style-name="P2"><text:span text:style-name="T4">Quand ils brillent sur votre tein.</text:span></text:p>
      <text:p text:style-name="P6"/>
      <text:p text:style-name="P2"><text:span text:style-name="T4">L’Esté.</text:span></text:p>
      <text:p text:style-name="P2"><text:span text:style-name="T4">Surpris vn peu trop promptement</text:span></text:p>
      <text:p text:style-name="P2"><text:span text:style-name="T4">I'apporte a cette Feste vn leger ornement :</text:span></text:p>
      <text:p text:style-name="P2"><text:span text:style-name="T4">Mats auant que ma saison passe,</text:span></text:p>
      <text:p text:style-name="P2"><text:span text:style-name="T4">Je feray faire à vos Guerriers,</text:span></text:p>
      <text:p text:style-name="P2"><text:span text:style-name="T4">Dans les campagnes de la Trace,</text:span></text:p>
      <text:p text:style-name="P2"><text:span text:style-name="T4">vne ample moisson de lauriers.</text:span></text:p>
      <text:p text:style-name="P6"/>
      <text:p text:style-name="P2"><text:span text:style-name="T4">19</text:span></text:p>
      <text:p text:style-name="P2"><text:span text:style-name="T4">L’Automne.</text:span></text:p>
      <text:p text:style-name="P2"><text:span text:style-name="T4">Le Printemps orgueilleux de la beauté des fleurs</text:span></text:p>
      <text:p text:style-name="P2"><text:span text:style-name="T4">Qui luy tomberent en partage</text:span></text:p>
      <text:p text:style-name="P2"><text:span text:style-name="T4">Pretend de cette Feste auoir tout l'auantage,</text:span></text:p>
      <text:p text:style-name="P2"><text:span text:style-name="T4">Et nous croit obscurcir pas ses Vives couleurs :</text:span></text:p>
      <text:p text:style-name="P2"><text:span text:style-name="T4">Mais vous vous souuiendrez Princesse sans seconde</text:span></text:p>
      <text:p text:style-name="P2"><text:span text:style-name="T4">De ce fruit precieux qu'à produit ma Saison</text:span></text:p>
      <text:p text:style-name="P2"><text:span text:style-name="T4">Et qui croit dans votre maison,</text:span></text:p>
      <text:p text:style-name="P2"><text:span text:style-name="T4">Pour faire quelque jour les délices du Monde.</text:span></text:p>
      <text:p text:style-name="P6"/>
      <text:p text:style-name="P2"><text:span text:style-name="T4">L'Hyver.</text:span></text:p>
      <text:p text:style-name="P2"><text:span text:style-name="T4">La neige, les glaçons que I'apporte en ces lieux</text:span></text:p>
      <text:p text:style-name="P2"><text:span text:style-name="T4">Sont les mets les moins précieux,</text:span></text:p>
      <text:p text:style-name="P2"><text:span text:style-name="T4">Mais ils sont des plus necessaires,</text:span></text:p>
      <text:p text:style-name="P2"><text:span text:style-name="T4">Dans vne Feste où mille objets charmans</text:span></text:p>
      <text:p text:style-name="P2"><text:span text:style-name="T4">De leurs oeillades meurtrieres,</text:span></text:p>
      <text:p text:style-name="P2"><text:span text:style-name="T4">Font nàitre tant d’embrazement.</text:span></text:p>
      <text:p text:style-name="P6"/>
      <text:p text:style-name="P2"><text:soft-page-break/><text:span text:style-name="T4">Diane, à la Reine.</text:span></text:p>
      <text:p text:style-name="P2"><text:span text:style-name="T4">Nos bois, nos rochers, nos montagnes</text:span></text:p>
      <text:p text:style-name="P2"><text:span text:style-name="T4">Tous nos chasseurs, et mes Compagnes.</text:span></text:p>
      <text:p text:style-name="P2"><text:span text:style-name="T4">Qui m'ont toujours rendu des honneurs souuerains</text:span></text:p>
      <text:p text:style-name="P2"><text:span text:style-name="T4">Depuis que parmy-nous ils vous ont veu paroistre</text:span></text:p>
      <text:p text:style-name="P2"><text:span text:style-name="T4">Ne veulent plus me reconnoistre </text:span></text:p>
      <text:p text:style-name="P2"><text:span text:style-name="T4">Et chargez de presents viennent auecque moy</text:span></text:p>
      <text:p text:style-name="P2"><text:span text:style-name="T4">Vous porter ce tribut pour marque de leur foy.</text:span></text:p>
      <text:p text:style-name="P2"><text:span text:style-name="T4">Les habitans legers de cet heureux boccage</text:span></text:p>
      <text:p text:style-name="P2"><text:span text:style-name="T4">De tomber dans vos rets font leur sort le plus doux</text:span></text:p>
      <text:p text:style-name="P2"><text:span text:style-name="T4">Et n'estime rien dauantage,</text:span></text:p>
      <text:p text:style-name="P2"><text:span text:style-name="T4">Que l'heur de perir de vos coups </text:span></text:p>
      <text:p text:style-name="P2"><text:span text:style-name="T4">Amour dont vous auez la grace, et le Visage</text:span></text:p>
      <text:p text:style-name="P2"><text:span text:style-name="T4">A le mesme secret que vous.</text:span></text:p>
      <text:p text:style-name="P6"/>
      <text:p text:style-name="P2"><text:span text:style-name="T4">20</text:span></text:p>
      <text:p text:style-name="P2"><text:span text:style-name="T4">Pan.</text:span></text:p>
      <text:p text:style-name="P2"><text:span text:style-name="T4">Jeune Diuinité, ne vous estonnez pas</text:span></text:p>
      <text:p text:style-name="P2"><text:span text:style-name="T4">Lorsque nous vous offrons en ce fameux repas</text:span></text:p>
      <text:p text:style-name="P2"><text:span text:style-name="T4">L'Elite de nos bergeries</text:span></text:p>
      <text:p text:style-name="P2"><text:span text:style-name="T4">Si nos troupeaux gouttent en paix</text:span></text:p>
      <text:p text:style-name="P2"><text:span text:style-name="T4">Les herbages de nos prairies</text:span></text:p>
      <text:p text:style-name="P2"><text:span text:style-name="T4">Nous deuons ce bon-heur à vos diuins attraits.</text:span></text:p>
      <text:p text:style-name="P6"/>
      <text:p text:style-name="P2"><text:span text:style-name="T4">Ces Recits acheuez, vne grande Table en forme de croissant, ronde d’vn côté où l'on deuoit couurir, et garnir de fleurs le coté, où elle estoit creuse, Vint à se découurir.</text:span></text:p>
      <text:p text:style-name="P6"/>
      <text:p text:style-name="P2"><text:span text:style-name="T4">Trente-six violons tres bien Vêtus parurent derriere sur vn petit Theatre, pendant que Messieurs de la Marche, et Parfait Pere, Frere, et Fils, Controleurs Generaux, sous les noms de l'Abondance, de la Ioye, de la Propreté, et de la Bonne chere, la firent ouurir par les plaisirs, par les Ieux, par les Ris, et par les delices.</text:span></text:p>
      <text:p text:style-name="P6"/>
      <text:p text:style-name="P2"><text:span text:style-name="T4">Leurs Majestez s'y mirent en cet ordre qui préuint tous les embarras, qui eussent pu naitre pour les rangs. La Reine mere estoit assise au milieu de la Table, et auoit à sa main droite.</text:span></text:p>
      <text:p text:style-name="P6"><text:soft-page-break/></text:p>
      <text:p text:style-name="P2"><text:span text:style-name="T4">Le Roy</text:span></text:p>
      <text:p text:style-name="P2"><text:span text:style-name="T4">Mademoiselle d'Alençon.</text:span></text:p>
      <text:p text:style-name="P2"><text:span text:style-name="T4">Madame la Princesse.</text:span></text:p>
      <text:p text:style-name="P2"><text:span text:style-name="T4">Mademoiselle d'Elboeuf.</text:span></text:p>
      <text:p text:style-name="P2"><text:span text:style-name="T4">Madame de Bethune.</text:span></text:p>
      <text:p text:style-name="P2"><text:span text:style-name="T4">Madame la Duchesse de Crequy.</text:span></text:p>
      <text:p text:style-name="P6"/>
      <text:p text:style-name="P2"><text:span text:style-name="T4">De l’autre costé estoient assises,</text:span></text:p>
      <text:p text:style-name="P2"><text:span text:style-name="T4">LA REINE.</text:span></text:p>
      <text:p text:style-name="P2"><text:span text:style-name="T4">Madame de Carignan.</text:span></text:p>
      <text:p text:style-name="P2"><text:span text:style-name="T4">Madame de Flaix.</text:span></text:p>
      <text:p text:style-name="P2"><text:span text:style-name="T4">Madame la Duchesse de Foix. </text:span></text:p>
      <text:p text:style-name="P2"><text:span text:style-name="T4">Madame de Brancas.</text:span></text:p>
      <text:p text:style-name="P2"><text:span text:style-name="T4">Madame de Froulay. </text:span></text:p>
      <text:p text:style-name="P2"><text:span text:style-name="T4">Madame la Duchesse de Nauailles.</text:span></text:p>
      <text:p text:style-name="P2"><text:span text:style-name="T4">Mademoiselle d'Ardennes.</text:span></text:p>
      <text:p text:style-name="P2"><text:span text:style-name="T4">Mademoiselle de Cologon.</text:span></text:p>
      <text:p text:style-name="P2"><text:span text:style-name="T4">Madame de Crussol.</text:span></text:p>
      <text:p text:style-name="P2"><text:span text:style-name="T4">Madame de Montauzier.</text:span></text:p>
      <text:p text:style-name="P2"><text:span text:style-name="T4">MADAME.</text:span></text:p>
      <text:p text:style-name="P2"><text:span text:style-name="T4">Madame la Princesse Benedicte.</text:span></text:p>
      <text:p text:style-name="P2"><text:span text:style-name="T4">Madame la Duchesse.</text:span></text:p>
      <text:p text:style-name="P2"><text:span text:style-name="T4">Madame de Rouuroy.</text:span></text:p>
      <text:p text:style-name="P2"><text:span text:style-name="T4">Mademoiselle de la Mothe.</text:span></text:p>
      <text:p text:style-name="P2"><text:span text:style-name="T4">Madame de Marsé.</text:span></text:p>
      <text:p text:style-name="P2"><text:span text:style-name="T4">Mademoiselle de la Valliere.</text:span></text:p>
      <text:p text:style-name="P2"><text:span text:style-name="T4">Mademoiselle d'Artigny.</text:span></text:p>
      <text:p text:style-name="P2"><text:span text:style-name="T4">Mademoiselle du Belloy.</text:span></text:p>
      <text:p text:style-name="P2"><text:span text:style-name="T4">Mademoiselle de Dampierre.</text:span></text:p>
      <text:p text:style-name="P2"><text:span text:style-name="T4">Mademoiselle de Fiennes.</text:span></text:p>
      <text:p text:style-name="P6"/>
      <text:p text:style-name="P2"><text:span text:style-name="T4">La somptuosité de cette collation passoit tout ce qu'on en pourroit écrire, tant par l'abondance, que pour la delicatesse de toutes choses qui y furent servies. Elle faisoit aussi le plus bel objet </text:span><text:soft-page-break/><text:span text:style-name="T4">qui puisse tomber sous les sens, puisque dans la nuict, aupres de la Verdeur de ces hautes palissades, </text:span></text:p>
      <text:p text:style-name="P2"><text:span text:style-name="T4">22</text:span></text:p>
      <text:p text:style-name="P2"><text:span text:style-name="T4">Vn nombre infiny de chandeliers peints de vert, et d'argent, portant chacun vingt quatre bougies, et deux cens flambeaux de cire blanche tenus par autant de personnes vestuës en masques, rendoient vn clarté, presqu’aussi grande, et plus agréable que celle du Iour. </text:span></text:p>
      <text:p text:style-name="P6"/>
      <text:p text:style-name="P2"><text:span text:style-name="T4">Tous les cheualiers auec leurs casques couuerts de plumes de differentes couleurs, et leurs habits de la Course estoient appuyez sur la Barriere, et ce grand nombre d'Officiers richement vestus, qui seruoient, en augmentoient encore la beauté, et rendoient ce rond vne chose enchantée, du quel, aprés la Collation, leurs Ma</text:span><text:span text:style-name="T6">tez</text:span><text:span text:style-name="T4"> et toute la Cour sortirent par le Portique opposé à la Barriere, et dans vn grand nombre de Calesches fort ajustées, reprirent le chemin du Chateau.</text:span></text:p>
      <text:p text:style-name="P6"/>
      <text:p text:style-name="P2"><text:span text:style-name="T4"><office:annotation office:name="__Annotation__1711_708887811"><dc:creator>Windows User</dc:creator><dc:date>2020-03-14T17:04:00.18</dc:date><textooo:sender-initials>WU</textooo:sender-initials><text:p>Partitions</text:p><text:p/></office:annotation></text:span><text:span text:style-name="T4">23-64</text:span><office:annotation-end office:name="__Annotation__1711_708887811"/></text:p>
      <text:p text:style-name="P6"/>
      <text:p text:style-name="P2"><text:span text:style-name="T4">65</text:span></text:p>
      <text:p text:style-name="P2"><text:span text:style-name="T4">Acteurs de la Comedie. </text:span></text:p>
      <text:p text:style-name="P6"/>
      <text:p text:style-name="P2"><text:span text:style-name="T4">La Princesse d’Elide Mademoiselle de Moliere. </text:span></text:p>
      <text:p text:style-name="P2"><text:span text:style-name="T4">Aglante, Cousine de la Princesse Mademoiselle du Parc.</text:span></text:p>
      <text:p text:style-name="P2"><text:span text:style-name="T4">Cinthie, Cousine de la Princesse Mademoiselle de Brie.</text:span></text:p>
      <text:p text:style-name="P2"><text:span text:style-name="T4">Philis, Suiuante de la Princesse Mademoiselle Bejar.</text:span></text:p>
      <text:p text:style-name="P2"><text:span text:style-name="T4">Iphitas, Père de la Princesse Le Sieur Hubert.</text:span></text:p>
      <text:p text:style-name="P2"><text:span text:style-name="T4">Euriale, ou le Prince d’Ithaque Le Sieur de la Grange. </text:span></text:p>
      <text:p text:style-name="P2"><text:span text:style-name="T4">Aristomene, ou le Prince de Messene Le Sieur de Croissy</text:span></text:p>
      <text:p text:style-name="P2"><text:span text:style-name="T4">Arbate, Gouuerneur du Prince d’Ithaque Le Sieur Bejar</text:span></text:p>
      <text:p text:style-name="P2"><text:span text:style-name="T4">Moron Plaisant de la Princesse Le Sieur de Moliere.</text:span></text:p>
      <text:p text:style-name="P2"><text:span text:style-name="T4">Vn Suiuant, Le Sieur Preuertz. </text:span></text:p>
      <text:p text:style-name="P6"/>
      <text:p text:style-name="P2"><text:span text:style-name="T4">66</text:span></text:p>
      <text:p text:style-name="P2"><text:span text:style-name="T4">Acte Premier.</text:span></text:p>
      <text:p text:style-name="P6"/>
      <text:p text:style-name="P2"><text:span text:style-name="T4">Argument.</text:span></text:p>
      <text:p text:style-name="P2"><text:soft-page-break/><text:span text:style-name="T4">Cette chasse qui se preparoit ainsi estoit celle d'vn Prince d'Elide, le quel estant d'humeur galante, et magnifique, et souhaittant que la Princesse sa fille, se resolust à aimer et a penser au Mariage qui estoit fort contre son Inclination, <text:s/>auoit fait venir en sa Cour les Princes d'Itaque, de Messene, et de Pyle, afin que dans l’exercice de la chasse qu'elle aymoit fort, et dans d'autres Ieux, comme des courses de Chars, et semblables magnificences, quelqu'vn de ces Princes pust luy plaire, et deuenir son Espoux.</text:span></text:p>
      <text:p text:style-name="P6"/>
      <text:p text:style-name="P2"><text:span text:style-name="T4">Scene Premiere.</text:span></text:p>
      <text:p text:style-name="P2"><text:span text:style-name="T4">Euriale Prince d'Itaque, amoureux de la Princesse d'Elide, et Arbate son Gouuerneur, le quel</text:span></text:p>
      <text:p text:style-name="P2"><text:span text:style-name="T4">Indulgent à la passion de ce Prince, le louë de son amour au lieu de l'en blâmer, en des termes fört galants.</text:span></text:p>
      <text:p text:style-name="P6"/>
      <text:p text:style-name="P2"><text:span text:style-name="T4">Euriale, Arbate.</text:span></text:p>
      <text:p text:style-name="P2"><text:span text:style-name="T4">Arbate.</text:span></text:p>
      <text:p text:style-name="P2"><text:span text:style-name="T4">Ce silence resueur, dont la sombre habitude,</text:span></text:p>
      <text:p text:style-name="P2"><text:span text:style-name="T4">Vous fait à tous momens chercher la solitude.</text:span></text:p>
      <text:p text:style-name="P2"><text:span text:style-name="T4">Ces longs soupirs que laisse échaper votre coeur,</text:span></text:p>
      <text:p text:style-name="P2"><text:span text:style-name="T4">Et ces fixes regards si chargez de langueur,</text:span></text:p>
      <text:p text:style-name="P2"><text:span text:style-name="T4">Disent beaucoup sans doute à des gens de mon age,</text:span></text:p>
      <text:p text:style-name="P2"><text:span text:style-name="T4">Et je pense, Seigneur, entendre ce langage :</text:span></text:p>
      <text:p text:style-name="P2"><text:span text:style-name="T4">Mais sans votre congé de peur de trop risquer</text:span></text:p>
      <text:p text:style-name="P2"><text:span text:style-name="T4">Ie n'ose m'enhardir Jusques à l'expliquer.</text:span></text:p>
      <text:p text:style-name="P6"/>
      <text:p text:style-name="P2"><text:span text:style-name="T4">Euriale.</text:span></text:p>
      <text:p text:style-name="P2"><text:span text:style-name="T4">Explique, explique Arbate, auec toute licence,</text:span></text:p>
      <text:p text:style-name="P2"><text:span text:style-name="T4">Ces soupirs ces regards, et ce morne silence.</text:span></text:p>
      <text:p text:style-name="P2"><text:span text:style-name="T4">Ie te permets Icy de dire que l'Amour</text:span></text:p>
      <text:p text:style-name="P2"><text:span text:style-name="T4">M'a rangé sous ses loix, et me braue à son tour ;</text:span></text:p>
      <text:p text:style-name="P6"/>
      <text:p text:style-name="P2"><text:span text:style-name="T4">67</text:span></text:p>
      <text:p text:style-name="P2"><text:span text:style-name="T4">Et Ie consens encor, que tu me fasses honte</text:span></text:p>
      <text:p text:style-name="P2"><text:span text:style-name="T4">Des foiblesses d'vn coeur qui souffre qu'on le dompte.</text:span></text:p>
      <text:p text:style-name="P6"/>
      <text:p text:style-name="P2"><text:span text:style-name="T4">Ar</text:span><text:bookmark text:name="_GoBack"/><text:span text:style-name="T4">bate.</text:span></text:p>
      <text:p text:style-name="P2"><text:soft-page-break/><text:span text:style-name="T4">Moy vous blamer, Seigneur des tendres mouvemens,</text:span></text:p>
      <text:p text:style-name="P2"><text:span text:style-name="T4">Où je voy qu’aujourd|huy penchent vos sentimens </text:span></text:p>
      <text:p text:style-name="P2"><text:span text:style-name="T4">Le chagrin des vieux Iours ne peut aigrir mon ame</text:span></text:p>
      <text:p text:style-name="P2"><text:span text:style-name="T4">Contre les doux transports de l'amoureuse flâme </text:span></text:p>
      <text:p text:style-name="P2"><text:span text:style-name="T4">Et bien que mon sort touche à ses derniers Soleils,</text:span></text:p>
      <text:p text:style-name="P2"><text:span text:style-name="T4">Ie diray que l'Amour sied bien a vos pareils ;</text:span></text:p>
      <text:p text:style-name="P2"><text:span text:style-name="T4">Que ce tribut qu'on rend aux traits d'vn beau Visage</text:span></text:p>
      <text:p text:style-name="P2"><text:span text:style-name="T4">De la beauté d'vne ame est vn clair témoignage </text:span></text:p>
      <text:p text:style-name="P2"><text:span text:style-name="T4">Et qu'il est mal-aisé que sans estre amoureux</text:span></text:p>
      <text:p text:style-name="P2"><text:span text:style-name="T4">Vn Ieune Prince soit et grand et génereux.</text:span></text:p>
      <text:p text:style-name="P2"><text:span text:style-name="T4">C'est vne qualité que I'aime en vn Monarque </text:span></text:p>
      <text:p text:style-name="P2"><text:span text:style-name="T4">La tendresse du coeur est vne grande marque </text:span></text:p>
      <text:p text:style-name="P2"><text:span text:style-name="T4">Que d’vn prince à votre age en peut tout presumer,</text:span></text:p>
      <text:p text:style-name="P2"><text:span text:style-name="T4">Des qu'on voit que son ame est capable d'aimer.</text:span></text:p>
      <text:p text:style-name="P2"><text:span text:style-name="T4">Ouy cette passion de toutes la plus belle.</text:span></text:p>
      <text:p text:style-name="P2"><text:span text:style-name="T4">Traisne dans vn esprit cent vertus apres elle,</text:span></text:p>
      <text:p text:style-name="P2"><text:span text:style-name="T4">Aux nobles actions elle pousse les coeurs</text:span></text:p>
      <text:p text:style-name="P2"><text:span text:style-name="T4">Et tous les grands Heros ont senty ses ardeurs.</text:span></text:p>
      <text:p text:style-name="P2"><text:span text:style-name="T4">Deuant mes yeux, Seigneur, a passé votre enfance,</text:span></text:p>
      <text:p text:style-name="P2"><text:span text:style-name="T4">Et I'ay de vos vertus veu fleurir l'Esperance ;</text:span></text:p>
      <text:p text:style-name="P2"><text:span text:style-name="T4">Mes regards obseruoient en vous des qualitez</text:span></text:p>
      <text:p text:style-name="P2"><text:span text:style-name="T4">Où je reconnoissois le sang dont vous sortez</text:span></text:p>
      <text:p text:style-name="P2"><text:span text:style-name="T4">I'y découvrois vn fond d'Esprit et de lumiere </text:span></text:p>
      <text:p text:style-name="P2"><text:span text:style-name="T4">Je vous trouuois bien fait, l'air grand, et l’ame fiere ;</text:span></text:p>
      <text:p text:style-name="P2"><text:span text:style-name="T4">Vostre coeur, vostre adresse esclatoient chaque Iour :</text:span></text:p>
      <text:p text:style-name="P2"><text:span text:style-name="T4">Mais je m'Inquietois de ne point voir d'amour :</text:span></text:p>
      <text:p text:style-name="P2"><text:span text:style-name="T4">Et puisque les langueurs d'vne playe Invincible</text:span></text:p>
      <text:p text:style-name="P2"><text:span text:style-name="T4">Nous montrent qu’à ses traits vostre ame est sensible,</text:span></text:p>
      <text:p text:style-name="P2"><text:span text:style-name="T4">Ie triomphe, et mon coeur d'allegresse remply</text:span></text:p>
      <text:p text:style-name="P2"><text:span text:style-name="T4">Vous regarde à present comme vn Prince accomply.</text:span></text:p>
      <text:p text:style-name="P6"/>
      <text:p text:style-name="P2"><text:span text:style-name="T4">68</text:span></text:p>
      <text:p text:style-name="P2"><text:span text:style-name="T4">Euriale.</text:span></text:p>
      <text:p text:style-name="P2"><text:span text:style-name="T4">Si de l'Amour long-temps I'ay braué la puissance</text:span></text:p>
      <text:p text:style-name="P2"><text:soft-page-break/><text:span text:style-name="T4">Helas ! mon cher Arbate, Il en prend bien vengeance </text:span></text:p>
      <text:p text:style-name="P2"><text:span text:style-name="T4">Et sachant dans quel maux mon coeur est abysmé</text:span></text:p>
      <text:p text:style-name="P2"><text:span text:style-name="T4">Toy-mesme tu voudrois qu'il n'eust Iamais aimé</text:span></text:p>
      <text:p text:style-name="P2"><text:span text:style-name="T4">Car enfin voy le sort où mon Astre me guide </text:span></text:p>
      <text:p text:style-name="P2"><text:span text:style-name="T4">I’aime, Iaime ardemment la Princesse d'Elide </text:span></text:p>
      <text:p text:style-name="P2"><text:span text:style-name="T4">Et tu sçais que l’orguëil sous des traits si charmans</text:span></text:p>
      <text:p text:style-name="P2"><text:span text:style-name="T4">Arme contre l'Amour ses Ieunes sentimens</text:span></text:p>
      <text:p text:style-name="P2"><text:span text:style-name="T4">Et comment elle fuit en cette Illustre Feste</text:span></text:p>
      <text:p text:style-name="P2"><text:span text:style-name="T4">Cette foûle d'amans qui brigue sa conqueste.</text:span></text:p>
      <text:p text:style-name="P2"><text:span text:style-name="T4">Ah ! qu'il est bien peu vray que ce qu'on doit aimer</text:span></text:p>
      <text:p text:style-name="P2"><text:span text:style-name="T4">Aussitost qu'on le voit prend droit de nous charmer </text:span></text:p>
      <text:p text:style-name="P2"><text:span text:style-name="T4">Et qu'vn premier coup d'oeil allume en nous les flâmes</text:span></text:p>
      <text:p text:style-name="P2"><text:span text:style-name="T4">Où le Ciel en naissant a destiné nos ames !</text:span></text:p>
      <text:p text:style-name="P2"><text:span text:style-name="T4">A mon retour d'Argos je passay dans ces lieux</text:span></text:p>
      <text:p text:style-name="P2"><text:span text:style-name="T4">Et ce passage offrit la Princesse à mes yeux,</text:span></text:p>
      <text:p text:style-name="P2"><text:span text:style-name="T4">Ie vis tous les appas dont elle est reuestuë </text:span></text:p>
      <text:p text:style-name="P2"><text:span text:style-name="T4">Mais d’vn oeil dont on voit vne belle Statuë.</text:span></text:p>
      <text:p text:style-name="P2"><text:span text:style-name="T4">Leur brillante Ieunesse observée à loisir</text:span></text:p>
      <text:p text:style-name="P2"><text:span text:style-name="T4">Ne porta dans mon ame aucun secret desir,</text:span></text:p>
      <text:p text:style-name="P2"><text:span text:style-name="T4">Et d'Itaque en repos, je reuis le riuage</text:span></text:p>
      <text:p text:style-name="P2"><text:span text:style-name="T4">Sans m'en estre en deux ans rapellé nulle Image</text:span></text:p>
      <text:p text:style-name="P2"><text:span text:style-name="T4">Vn bruit vient cependant à répandre à ma Cour,</text:span></text:p>
      <text:p text:style-name="P2"><text:span text:style-name="T4">Le celebre mépris qu'elle fait de l'Amour</text:span></text:p>
      <text:p text:style-name="P2"><text:span text:style-name="T4">On publie en tous lieux que son ame hautaine</text:span></text:p>
      <text:p text:style-name="P2"><text:span text:style-name="T4">Garde pour l’Hymenée vne Invincible haine,</text:span></text:p>
      <text:p text:style-name="P2"><text:span text:style-name="T4">Et qu'vn arc à la main, sur l’épaule vn carquois</text:span></text:p>
      <text:p text:style-name="P2"><text:span text:style-name="T4">Comme une autre Diane elle hante les bois ;</text:span></text:p>
      <text:p text:style-name="P2"><text:span text:style-name="T4">N'aime rien que la chasse, et de toute la Grece</text:span></text:p>
      <text:p text:style-name="P2"><text:span text:style-name="T4">Fait soupirer en vain l’heroïque Ieunesse.</text:span></text:p>
      <text:p text:style-name="P2"><text:span text:style-name="T4">Admire nos Esprits, et la fatalité </text:span></text:p>
      <text:p text:style-name="P2"><text:span text:style-name="T4">Ce que n'auoit point fait sa veuë, et sa beauté,</text:span></text:p>
      <text:p text:style-name="P6"/>
      <text:p text:style-name="P2"><text:span text:style-name="T4">69</text:span></text:p>
      <text:p text:style-name="P2"><text:span text:style-name="T4">Le bruit de ses fiertez en mon ame fit naitre</text:span></text:p>
      <text:p text:style-name="P2"><text:soft-page-break/><text:span text:style-name="T4">Vn transport Inconnu, dont je ne fus point maistre</text:span></text:p>
      <text:p text:style-name="P2"><text:span text:style-name="T4">Ce dedain si fameux eut des charmes secrets</text:span></text:p>
      <text:p text:style-name="P2"><text:span text:style-name="T4">A me faire auec soin rapeller tous ses traits </text:span></text:p>
      <text:p text:style-name="P2"><text:span text:style-name="T4">Et mon esprit Iettant de nouueaux yeux sur elle</text:span></text:p>
      <text:p text:style-name="P2"><text:span text:style-name="T4">M'en refit vne Image, et si noble, et si belle</text:span></text:p>
      <text:p text:style-name="P2"><text:span text:style-name="T4">Me peignit tant de gloire, et de telles douceurs</text:span></text:p>
      <text:p text:style-name="P2"><text:span text:style-name="T4">A pouuoir triompher de toutes ses froideurs</text:span></text:p>
      <text:p text:style-name="P2"><text:span text:style-name="T4">Que mon coeur aux brillans d'vne telle victoire,</text:span></text:p>
      <text:p text:style-name="P2"><text:span text:style-name="T4">Vit de sa liberté s'éuanoüir la gloire,</text:span></text:p>
      <text:p text:style-name="P2"><text:span text:style-name="T4">Contre une telle amorce Il eut beau s'Indigner </text:span></text:p>
      <text:p text:style-name="P2"><text:span text:style-name="T4">Sa douceur sur mes sens prit tel droit de regner,</text:span></text:p>
      <text:p text:style-name="P2"><text:span text:style-name="T4">Qu'entraisné par l’effort d'une occulte puissance</text:span></text:p>
      <text:p text:style-name="P2"><text:span text:style-name="T4">J'ay d'Ithaque en ces lieux fait voile en diligence </text:span></text:p>
      <text:p text:style-name="P2"><text:span text:style-name="T4">Et je couure vn effet de mes voeux enflammez</text:span></text:p>
      <text:p text:style-name="P2"><text:span text:style-name="T4">Du desir de paroistre à ces Ieux renommez,</text:span></text:p>
      <text:p text:style-name="P2"><text:span text:style-name="T4">Où l'Illustre Iphitas Pere de la Princesse</text:span></text:p>
      <text:p text:style-name="P2"><text:span text:style-name="T4">Assemble la plus part des Princes de la Grece.</text:span></text:p>
      <text:p text:style-name="P6"/>
      <text:p text:style-name="P2"><text:span text:style-name="T4">Arbate.</text:span></text:p>
      <text:p text:style-name="P2"><text:span text:style-name="T4">Mais à quoy bon, Seigneur, les soins que vous prenez?</text:span></text:p>
      <text:p text:style-name="P2"><text:span text:style-name="T4">Et pourquoy ce secret où vous vous obstinez?</text:span></text:p>
      <text:p text:style-name="P2"><text:span text:style-name="T4">Vous aimez dites-vous, cette Illustre Princesse</text:span></text:p>
      <text:p text:style-name="P2"><text:span text:style-name="T4">Et venez à ses yeux signaler votre adresse</text:span></text:p>
      <text:p text:style-name="P2"><text:span text:style-name="T4">Et nuls empressements, paroles, ny soupirs </text:span></text:p>
      <text:p text:style-name="P2"><text:span text:style-name="T4">Ne l'ont Instruite encor de vos brulants desirs.</text:span></text:p>
      <text:p text:style-name="P2"><text:span text:style-name="T4">Pour moy, je n'entens rien à cette politique</text:span></text:p>
      <text:p text:style-name="P2"><text:span text:style-name="T4">Qui ne veut point souffrir que votre cœur s'explique </text:span></text:p>
      <text:p text:style-name="P2"><text:span text:style-name="T4">Et je ne sçay quel fruit peut pretendre vn amour,</text:span></text:p>
      <text:p text:style-name="P2"><text:span text:style-name="T4">Qui fuit tous les moyens de se produire au jour.</text:span></text:p>
      <text:p text:style-name="P6"/>
      <text:p text:style-name="P2"><text:span text:style-name="T4">Euriale.</text:span></text:p>
      <text:p text:style-name="P2"><text:span text:style-name="T4">Et que feray-je, Arbate, en déclarant ma peine,</text:span></text:p>
      <text:p text:style-name="P2"><text:span text:style-name="T4">Qu'attirer les dédains de cette ame hautaine.</text:span></text:p>
      <text:p text:style-name="P2"><text:span text:style-name="T4">Et me Ietter au rang de ces Princes soumis</text:span></text:p>
      <text:p text:style-name="P2"><text:soft-page-break/><text:span text:style-name="T4">Que le titre d'amans luy peint en ennemis?</text:span></text:p>
      <text:p text:style-name="P6"/>
      <text:p text:style-name="P2"><text:span text:style-name="T4">70</text:span></text:p>
      <text:p text:style-name="P2"><text:span text:style-name="T4">Tu vois les souuerains de Messene et de Pyle</text:span></text:p>
      <text:p text:style-name="P2"><text:span text:style-name="T4">Luy faire de leurs coeurs vn hommage Inutile</text:span></text:p>
      <text:p text:style-name="P2"><text:span text:style-name="T4">Et de l'éctat pompeux des plus hautes vertus</text:span></text:p>
      <text:p text:style-name="P2"><text:span text:style-name="T4">En appuyer en vain les respects assidus :</text:span></text:p>
      <text:p text:style-name="P2"><text:span text:style-name="T4">Ce rebut de leurs soins, sous vn triste silence,</text:span></text:p>
      <text:p text:style-name="P2"><text:span text:style-name="T4">Retient de mon amour toute la Violence </text:span></text:p>
      <text:p text:style-name="P2"><text:span text:style-name="T4">Je me tiens condamné dans ces Rivaux fameux</text:span></text:p>
      <text:p text:style-name="P2"><text:span text:style-name="T4">Et je lis mon arrest au mépris qu'on fait d'eux.</text:span></text:p>
      <text:p text:style-name="P6"/>
      <text:p text:style-name="P2"><text:span text:style-name="T4">Arbate.</text:span></text:p>
      <text:p text:style-name="P2"><text:span text:style-name="T4">Et c'est dans ce mépris, et dans cette humeur fiere</text:span></text:p>
      <text:p text:style-name="P2"><text:span text:style-name="T4">Que votre ame à ses voeux doit voir plus de lumiere,</text:span></text:p>
      <text:p text:style-name="P2"><text:span text:style-name="T4">Puisque le sort vous donne à conquerir vn cœur</text:span></text:p>
      <text:p text:style-name="P2"><text:span text:style-name="T4">Que deffend seulement vne jeune froideur,</text:span></text:p>
      <text:p text:style-name="P2"><text:span text:style-name="T4">Et qui n'impose point à l'ardeur qui vous presse</text:span></text:p>
      <text:p text:style-name="P2"><text:span text:style-name="T4">De quelqu’attachement l'Invincible tendresse.</text:span></text:p>
      <text:p text:style-name="P2"><text:span text:style-name="T4">Vn coeur preocupé resiste puissamment </text:span></text:p>
      <text:p text:style-name="P2"><text:span text:style-name="T4">Mais quand vne ame est libre, on la force aisément,</text:span></text:p>
      <text:p text:style-name="P2"><text:span text:style-name="T4">Et toute la fierté de son Indifference</text:span></text:p>
      <text:p text:style-name="P2"><text:span text:style-name="T4">N'a rien dont ne triomphe vn peu de patience.</text:span></text:p>
      <text:p text:style-name="P2"><text:span text:style-name="T4">Ne luy caché donc plus le pouvoir de ses yeux,</text:span></text:p>
      <text:p text:style-name="P2"><text:span text:style-name="T4">Faites de votre flâme vn éclat glorieux,</text:span></text:p>
      <text:p text:style-name="P2"><text:span text:style-name="T4">Et bien loin de trembler de l’Exemple des autres</text:span></text:p>
      <text:p text:style-name="P2"><text:span text:style-name="T4">Du rebut de leurs feux enflez l'espoir des vostres :</text:span></text:p>
      <text:p text:style-name="P2"><text:span text:style-name="T4">Peut-estre pour toucher ses seueres appas,</text:span></text:p>
      <text:p text:style-name="P2"><text:span text:style-name="T4">Vous aurez des secrets que ces Princes n'ont pas ;</text:span></text:p>
      <text:p text:style-name="P2"><text:span text:style-name="T4">Et si de ses fiertez l'Imperieux caprice,</text:span></text:p>
      <text:p text:style-name="P2"><text:span text:style-name="T4">Ne vous fait éprouuer vn destin plus propice</text:span></text:p>
      <text:p text:style-name="P2"><text:span text:style-name="T4">Au moins est-ce vn bon-heur en ces extremitez</text:span></text:p>
      <text:p text:style-name="P2"><text:span text:style-name="T4">Que de voir auec soy ses Riuaux rebutez.</text:span></text:p>
      <text:p text:style-name="P6"/>
      <text:p text:style-name="P2"><text:soft-page-break/><text:span text:style-name="T4">Euriale.</text:span></text:p>
      <text:p text:style-name="P2"><text:span text:style-name="T4">J'ayme à te voir presser cet aueu de ma flâme,</text:span></text:p>
      <text:p text:style-name="P2"><text:span text:style-name="T4">Combattant mes raisons tu chatoüille mon ame </text:span></text:p>
      <text:p text:style-name="P2"><text:span text:style-name="T4">Et par ce que I'ay dit, je voulois pressentir,</text:span></text:p>
      <text:p text:style-name="P2"><text:span text:style-name="T4">Si de ce que I'ay fait, tu pourrois m'aplaudir.</text:span></text:p>
      <text:p text:style-name="P6"/>
      <text:p text:style-name="P2"><text:span text:style-name="T4">71</text:span></text:p>
      <text:p text:style-name="P2"><text:span text:style-name="T4">Car enfin, puisqu'il faut t'en faire confidence,</text:span></text:p>
      <text:p text:style-name="P2"><text:span text:style-name="T4">On doit à la Princesse expliquer mon silence,</text:span></text:p>
      <text:p text:style-name="P2"><text:span text:style-name="T4">Et peut-estre au moment que je t'en parle Icy,</text:span></text:p>
      <text:p text:style-name="P2"><text:span text:style-name="T4">Le secret de mon coeur, Arbate, est éclaircy.</text:span></text:p>
      <text:p text:style-name="P2"><text:span text:style-name="T4">Cette Chasse, où pour fuir la foule qui l'adore</text:span></text:p>
      <text:p text:style-name="P2"><text:span text:style-name="T4">Tu sçais qu'elle est allée au leuer de l'Aurore</text:span></text:p>
      <text:p text:style-name="P2"><text:span text:style-name="T4">Est le temps que Moron pour déclarer mon feu</text:span></text:p>
      <text:p text:style-name="P2"><text:span text:style-name="T4">A pris….</text:span></text:p>
      <text:p text:style-name="P6"/>
      <text:p text:style-name="P2"><text:span text:style-name="T4">Arbate.</text:span></text:p>
      <text:p text:style-name="P2"><text:span text:style-name="T4">Moron, Seigneur?</text:span></text:p>
      <text:p text:style-name="P6"/>
      <text:p text:style-name="P2"><text:span text:style-name="T4">Euriale.</text:span></text:p>
      <text:p text:style-name="P2"><text:span text:style-name="T4">Ce choix l'étonne vn peu.</text:span></text:p>
      <text:p text:style-name="P2"><text:span text:style-name="T4">Par son titre de fou tu crois le bien connoitre ;</text:span></text:p>
      <text:p text:style-name="P2"><text:span text:style-name="T4">Mais sçache qu’il l’est moins qu’il le veut paroistre,</text:span></text:p>
      <text:p text:style-name="P2"><text:span text:style-name="T4">Et que malgré l'employ qu'il exerce aujourd'huy</text:span></text:p>
      <text:p text:style-name="P2"><text:span text:style-name="T4">II a plus de bon sens que tel qui rit de luy :</text:span></text:p>
      <text:p text:style-name="P2"><text:span text:style-name="T4">La Princesse se plaist à ses boufonneries,</text:span></text:p>
      <text:p text:style-name="P2"><text:span text:style-name="T4">Il s'en est fait aimer par cent plaisanteries,</text:span></text:p>
      <text:p text:style-name="P2"><text:span text:style-name="T4">Et peut dans cet accez dire, et persuader</text:span></text:p>
      <text:p text:style-name="P2"><text:span text:style-name="T4">Ce que d'autres que luy n'oseroient hazarder ;</text:span></text:p>
      <text:p text:style-name="P2"><text:span text:style-name="T4">Ie le voy propre, enfin à ce que j'en souhaitte,</text:span></text:p>
      <text:p text:style-name="P2"><text:span text:style-name="T4">II a pour moy, dit il, vne amitié secrette,</text:span></text:p>
      <text:p text:style-name="P2"><text:span text:style-name="T4">Et veut, dans mes estats ayant receu le jour,</text:span></text:p>
      <text:p text:style-name="P2"><text:span text:style-name="T4">Contre tous mes Rivaux appuyer mon amour,</text:span></text:p>
      <text:p text:style-name="P2"><text:span text:style-name="T4">Quelqu’argent mis en main pour soutenir ce Zele….</text:span></text:p>
      <text:p text:style-name="P6"><text:soft-page-break/></text:p>
      <text:p text:style-name="P2"><text:span text:style-name="T4">Scène Seconde. </text:span></text:p>
      <text:p text:style-name="P6"/>
      <text:p text:style-name="P2"><text:span text:style-name="T4">Moron representé par le Sieur de Moliere, arriue, et ayant le souuenir d'vn furieux Sanglier, deuant le quel il auoit fuy à la Chasse, demande secours ; et rencontrant Euriale, et Arbate, se met au milieu deux pour plus de sûreté, apres leur auoir témoigné sa peur, et leur disant cent choses plaisantes sur son peu de bravoure.</text:span></text:p>
      <text:p text:style-name="P6"/>
      <text:p text:style-name="P2"><text:span text:style-name="T4">72</text:span></text:p>
      <text:p text:style-name="P2"><text:span text:style-name="T4">Moron, Arbate, Euriale.</text:span></text:p>
      <text:p text:style-name="P6"/>
      <text:p text:style-name="P2"><text:span text:style-name="T4">Moron sans estre veu.</text:span></text:p>
      <text:p text:style-name="P2"><text:span text:style-name="T4">Au secours ! sauuez-moy de la beste cruelle !</text:span></text:p>
      <text:p text:style-name="P6"/>
      <text:p text:style-name="P2"><text:span text:style-name="T4">Euriale.</text:span></text:p>
      <text:p text:style-name="P2"><text:span text:style-name="T4">Ie pense oüir sa voix ?</text:span></text:p>
      <text:p text:style-name="P6"/>
      <text:p text:style-name="P2"><text:span text:style-name="T4">Moron sans estre veu.</text:span></text:p>
      <text:p text:style-name="P2"><text:span text:style-name="T4">à moy de grace, à moy.</text:span></text:p>
      <text:p text:style-name="P6"/>
      <text:p text:style-name="P2"><text:span text:style-name="T4">Euriale.</text:span></text:p>
      <text:p text:style-name="P2"><text:span text:style-name="T4">C'est luy-mesme où court-il auec vn tel effroy?</text:span></text:p>
      <text:p text:style-name="P6"/>
      <text:p text:style-name="P2"><text:span text:style-name="T4">Moron.</text:span></text:p>
      <text:p text:style-name="P2"><text:span text:style-name="T4">Où pourray-je éuiter ce Sanglier redoutable</text:span></text:p>
      <text:p text:style-name="P2"><text:span text:style-name="T4">Grands Dieux preseruez moy de sa dent effroyable </text:span></text:p>
      <text:p text:style-name="P2"><text:span text:style-name="T4">Je vous promets, pourueu qu'il ne m'attrape pas,</text:span></text:p>
      <text:p text:style-name="P2"><text:span text:style-name="T4">Quatre liures d'encens, et deux veaux des plus gras</text:span></text:p>
      <text:p text:style-name="P2"><text:span text:style-name="T4">Ha! je suis mort.</text:span></text:p>
      <text:p text:style-name="P6"/>
      <text:p text:style-name="P2"><text:span text:style-name="T4">Euriale.</text:span></text:p>
      <text:p text:style-name="P2"><text:span text:style-name="T4">Qu'as-tu?</text:span></text:p>
      <text:p text:style-name="P6"/>
      <text:p text:style-name="P2"><text:span text:style-name="T4">Moron.</text:span></text:p>
      <text:p text:style-name="P2"><text:soft-page-break/><text:span text:style-name="T4">Je vous croiois la beste</text:span></text:p>
      <text:p text:style-name="P2"><text:span text:style-name="T4">Dont à me deuorer J'ay veu la gueule preste</text:span></text:p>
      <text:p text:style-name="P2"><text:span text:style-name="T4">Seigneur, et je ne puis reucnir de ma peur.</text:span></text:p>
      <text:p text:style-name="P6"/>
      <text:p text:style-name="P2"><text:span text:style-name="T4">Euriale.</text:span></text:p>
      <text:p text:style-name="P2"><text:span text:style-name="T4">Qu'est-ce.</text:span></text:p>
      <text:p text:style-name="P6"/>
      <text:p text:style-name="P2"><text:span text:style-name="T4">Moron.</text:span></text:p>
      <text:p text:style-name="P2"><text:span text:style-name="T4">OH ! que la Princesse, est d'vne étrange humeur !</text:span></text:p>
      <text:p text:style-name="P2"><text:span text:style-name="T4">Et qu'à suiure la Chasse, et ses extrauagances,</text:span></text:p>
      <text:p text:style-name="P2"><text:span text:style-name="T4">Il nous faut essuyer de sottes complaisances !</text:span></text:p>
      <text:p text:style-name="P6"/>
      <text:p text:style-name="P2"><text:span text:style-name="T4">73</text:span></text:p>
      <text:p text:style-name="P2"><text:span text:style-name="T4">Quel diable de plaisir prennent tous les Chasseurs,</text:span></text:p>
      <text:p text:style-name="P2"><text:span text:style-name="T4">De se voir exposez à mille, et mille peurs ?</text:span></text:p>
      <text:p text:style-name="P2"><text:span text:style-name="T4">Encore si c'estoit qu'on ne fut qu'à la Chasse</text:span></text:p>
      <text:p text:style-name="P2"><text:span text:style-name="T4">Des Liéures, des Lapins, et des jeunes Dains, passe :</text:span></text:p>
      <text:p text:style-name="P2"><text:span text:style-name="T4">Ce sont des animaux d'vn naturel fort doux,</text:span></text:p>
      <text:p text:style-name="P2"><text:span text:style-name="T4">Et qui prennent toûjours la fuite deuant nous ;</text:span></text:p>
      <text:p text:style-name="P2"><text:span text:style-name="T4">Mais allerent attaquer de ces bestes vilaines</text:span></text:p>
      <text:p text:style-name="P2"><text:span text:style-name="T4">Qui n'ont aucun respect pour les faces Humaines</text:span></text:p>
      <text:p text:style-name="P2"><text:span text:style-name="T4">Et qui courent les gens qui les veulent courir</text:span></text:p>
      <text:p text:style-name="P2"><text:span text:style-name="T4">C’est vn sot passe-temps, que je ne puis souffrir.</text:span></text:p>
      <text:p text:style-name="P6"/>
      <text:p text:style-name="P2"><text:span text:style-name="T4">Euriale.</text:span></text:p>
      <text:p text:style-name="P2"><text:span text:style-name="T4">Dis nous donc ce que c'est. </text:span></text:p>
      <text:p text:style-name="P6"/>
      <text:p text:style-name="P2"><text:span text:style-name="T4">Moron. </text:span></text:p>
      <text:p text:style-name="P2"><text:span text:style-name="T4">Le penible exercice</text:span></text:p>
      <text:p text:style-name="P2"><text:span text:style-name="T4">Où de notre Princesse à volé le caprice!....</text:span></text:p>
      <text:p text:style-name="P2"><text:span text:style-name="T4">I'en aurois bien juré qu'elle auroit fait le tour,</text:span></text:p>
      <text:p text:style-name="P2"><text:span text:style-name="T4">Et la Course des Chars se faisant en ce Iour</text:span></text:p>
      <text:p text:style-name="P2"><text:span text:style-name="T4">II falloit affecter ce contre temps de chasse</text:span></text:p>
      <text:p text:style-name="P2"><text:span text:style-name="T4">Pour mépriser ces Ieux auec meilleure grace</text:span></text:p>
      <text:p text:style-name="P2"><text:soft-page-break/><text:span text:style-name="T4">Et faire voir... Mais chut, acheuons mon recit,</text:span></text:p>
      <text:p text:style-name="P2"><text:span text:style-name="T4">Et reprenons le fil de ce que j'auois dit.</text:span></text:p>
      <text:p text:style-name="P2"><text:span text:style-name="T4">Qu'ay-je dit?</text:span></text:p>
      <text:p text:style-name="P6"/>
      <text:p text:style-name="P2"><text:span text:style-name="T4">Euriale.</text:span></text:p>
      <text:p text:style-name="P2"><text:span text:style-name="T4">Tu parlois d'Exercice penible.</text:span></text:p>
      <text:p text:style-name="P6"/>
      <text:p text:style-name="P2"><text:span text:style-name="T4">Moron.</text:span></text:p>
      <text:p text:style-name="P2"><text:span text:style-name="T4">AH ! Ouy ! succombant donc à ce travail horrible,</text:span></text:p>
      <text:p text:style-name="P2"><text:span text:style-name="T4">Car en Chasseur fameux I'estois enharnaché,</text:span></text:p>
      <text:p text:style-name="P2"><text:span text:style-name="T4">Et des le point du Iour je m'estois découché,</text:span></text:p>
      <text:p text:style-name="P2"><text:span text:style-name="T4">Ie me suis écarté de tous en galant homme,</text:span></text:p>
      <text:p text:style-name="P2"><text:span text:style-name="T4">Et trouuant vn lieu propre à dormir d'vn bon somme</text:span></text:p>
      <text:p text:style-name="P2"><text:span text:style-name="T4">I’essayois ma posture, et m'ajustant bientost,</text:span></text:p>
      <text:p text:style-name="P2"><text:span text:style-name="T4">Prenois deja mon ton pour ronfler comme il faut,</text:span></text:p>
      <text:p text:style-name="P6"/>
      <text:p text:style-name="P2"><text:span text:style-name="T4">74</text:span></text:p>
      <text:p text:style-name="P2"><text:span text:style-name="T4">Lorsqu'vn murmure affreux m'a fait leuer la veuë,</text:span></text:p>
      <text:p text:style-name="P2"><text:span text:style-name="T4">Et I'ay d'vn vieux buisson de la forest touffuë</text:span></text:p>
      <text:p text:style-name="P2"><text:span text:style-name="T4">Veu sortir vn Sanglier d'vne énorme grandeur</text:span></text:p>
      <text:p text:style-name="P2"><text:span text:style-name="T4">Pour...</text:span></text:p>
      <text:p text:style-name="P6"/>
      <text:p text:style-name="P2"><text:span text:style-name="T4">Euriale.</text:span></text:p>
      <text:p text:style-name="P2"><text:span text:style-name="T4">Qu'est-ce?</text:span></text:p>
      <text:p text:style-name="P6"/>
      <text:p text:style-name="P2"><text:span text:style-name="T4">Moron.</text:span></text:p>
      <text:p text:style-name="P2"><text:span text:style-name="T4">Ce n'est rien n'ayez point de frayeur </text:span></text:p>
      <text:p text:style-name="P2"><text:span text:style-name="T4">Mais laissez-moy passer entre vous deux pour cause</text:span></text:p>
      <text:p text:style-name="P2"><text:span text:style-name="T4">Ie seray mieux en main pour vous conter la chose.</text:span></text:p>
      <text:p text:style-name="P2"><text:span text:style-name="T4">J'ay donc veu ce Sanglier, qui par nos gens chassé</text:span></text:p>
      <text:p text:style-name="P2"><text:span text:style-name="T4">Auoit d'vn air affreux tout le poil hérissé</text:span></text:p>
      <text:p text:style-name="P2"><text:span text:style-name="T4">Ses deux yeux flamboyans ne lançoient que menace</text:span></text:p>
      <text:p text:style-name="P2"><text:span text:style-name="T4">Et sa gueule faisoit vne laide grimace</text:span></text:p>
      <text:p text:style-name="P2"><text:span text:style-name="T4">Qui parmy de l'écume, à qui l'osoit presser</text:span></text:p>
      <text:p text:style-name="P2"><text:soft-page-break/><text:span text:style-name="T4">Montroit de certains cros... Ie vous laisse à penser</text:span></text:p>
      <text:p text:style-name="P2"><text:span text:style-name="T4">A ce terrible aspect, I'ay ramassé mes armes</text:span></text:p>
      <text:p text:style-name="P2"><text:span text:style-name="T4">Mais le faux animal sans en prendre d'allarmes,</text:span></text:p>
      <text:p text:style-name="P2"><text:span text:style-name="T4">Est venu droit à moy qui ne luy disois mot.</text:span></text:p>
      <text:p text:style-name="P6"/>
      <text:p text:style-name="P2"><text:span text:style-name="T4">Arbate.</text:span></text:p>
      <text:p text:style-name="P2"><text:span text:style-name="T4">Et tu l'as de pied ferme attendu ?</text:span></text:p>
      <text:p text:style-name="P6"/>
      <text:p text:style-name="P2"><text:span text:style-name="T4">Moron.</text:span></text:p>
      <text:p text:style-name="P2"><text:span text:style-name="T4">Quelque sot</text:span></text:p>
      <text:p text:style-name="P2"><text:span text:style-name="T4">J’ay Ietté tout par terre, et couru comme quatre.</text:span></text:p>
      <text:p text:style-name="P6"/>
      <text:p text:style-name="P2"><text:span text:style-name="T4">Arbate.</text:span></text:p>
      <text:p text:style-name="P2"><text:span text:style-name="T4">Fuir deuant vn Sanglier ayant dequoy l'abatre</text:span></text:p>
      <text:p text:style-name="P2"><text:span text:style-name="T4">Ce trait, Moron, n'est pas genereux....</text:span></text:p>
      <text:p text:style-name="P6"/>
      <text:p text:style-name="P2"><text:span text:style-name="T4">Moron.</text:span></text:p>
      <text:p text:style-name="P2"><text:span text:style-name="T4">I’y consens,</text:span></text:p>
      <text:p text:style-name="P2"><text:span text:style-name="T4">II n'est pas genereux, mais, il est de bon sens.</text:span></text:p>
      <text:p text:style-name="P6"/>
      <text:p text:style-name="P2"><text:span text:style-name="T4">Arbate.</text:span></text:p>
      <text:p text:style-name="P2"><text:span text:style-name="T4">Mais par quelques exploits si l'on ne s'éternise ?</text:span></text:p>
      <text:p text:style-name="P6"/>
      <text:p text:style-name="P2"><text:span text:style-name="T4">Moron.</text:span></text:p>
      <text:p text:style-name="P2"><text:span text:style-name="T4">Ie suis votre valet, et I'aime mieux que l’on dise,</text:span></text:p>
      <text:p text:style-name="P2"><text:span text:style-name="T4">C'est Icy qu'en fuyant, sans se faire prier,</text:span></text:p>
      <text:p text:style-name="P2"><text:span text:style-name="T4">Moron sauua ses Iours des fureurs d'vn Sanglier,</text:span></text:p>
      <text:p text:style-name="P2"><text:span text:style-name="T4">Que si l'on y doit voila l'Illustre place</text:span></text:p>
      <text:p text:style-name="P2"><text:span text:style-name="T4">Où le braue Moron d'vne Heroïque audace</text:span></text:p>
      <text:p text:style-name="P2"><text:span text:style-name="T4">Affrontant d'vn Sanglier l'Impetueux effort</text:span></text:p>
      <text:p text:style-name="P2"><text:span text:style-name="T4">Par vn coup de ses dents, vit terminer son sort.</text:span></text:p>
      <text:p text:style-name="P6"/>
      <text:p text:style-name="P2"><text:span text:style-name="T4">Euriale.</text:span></text:p>
      <text:p text:style-name="P2"><text:span text:style-name="T4">Fort bien….</text:span></text:p>
      <text:p text:style-name="P6"><text:soft-page-break/></text:p>
      <text:p text:style-name="P2"><text:span text:style-name="T4">Moron.</text:span></text:p>
      <text:p text:style-name="P2"><text:span text:style-name="T4">Ouy, I'ayme mieux n'en déplaise à la gloire,</text:span></text:p>
      <text:p text:style-name="P2"><text:span text:style-name="T4">Viure au monde deux Iours, que mille ans dans l’Histoire.</text:span></text:p>
      <text:p text:style-name="P6"/>
      <text:p text:style-name="P2"><text:span text:style-name="T4">Euriale.</text:span></text:p>
      <text:p text:style-name="P2"><text:span text:style-name="T4">En effect ton trépas facheroit tes amis ;</text:span></text:p>
      <text:p text:style-name="P2"><text:span text:style-name="T4">Mais, si de ta frayeur ton esprit est remis,</text:span></text:p>
      <text:p text:style-name="P2"><text:span text:style-name="T4">Puis-je te demander si du feu qui me brûle….</text:span></text:p>
      <text:p text:style-name="P6"/>
      <text:p text:style-name="P2"><text:span text:style-name="T4">Moron.</text:span></text:p>
      <text:p text:style-name="P2"><text:span text:style-name="T4">II ne faut pas, Seigneur, que je vous dissimule</text:span></text:p>
      <text:p text:style-name="P2"><text:span text:style-name="T4">Ie n'ay rien fait encor, et n'ay point rencontré</text:span></text:p>
      <text:p text:style-name="P2"><text:span text:style-name="T4">De temps pour luy parler qui fût selon mon gré</text:span></text:p>
      <text:p text:style-name="P2"><text:span text:style-name="T4">L'office de Bouffon a des prerogatives;</text:span></text:p>
      <text:p text:style-name="P2"><text:span text:style-name="T4">Mais souuent on rabat nos libres tentatiues.</text:span></text:p>
      <text:p text:style-name="P2"><text:span text:style-name="T4">Le discours de vos feux est vn peu délicat</text:span></text:p>
      <text:p text:style-name="P2"><text:span text:style-name="T4">Et c'est chez la Princesse vne affaire d'Estat :</text:span></text:p>
      <text:p text:style-name="P2"><text:span text:style-name="T4">Vous sçauez de quel titre elle se glorifie,</text:span></text:p>
      <text:p text:style-name="P2"><text:span text:style-name="T4">Et qu'elle a dans la teste vne Philosophie</text:span></text:p>
      <text:p text:style-name="P2"><text:span text:style-name="T4">Qui déclare la guerre au conjugal lien,</text:span></text:p>
      <text:p text:style-name="P2"><text:span text:style-name="T4">Et vous traite l'Amour de Déité de Rien.</text:span></text:p>
      <text:p text:style-name="P6"/>
      <text:p text:style-name="P2"><text:span text:style-name="T4">76</text:span></text:p>
      <text:p text:style-name="P2"><text:span text:style-name="T4">Pour n'éffaroucher point son humeur de Tygresse</text:span></text:p>
      <text:p text:style-name="P2"><text:span text:style-name="T4">II me faut manier la chose auec adresse;</text:span></text:p>
      <text:p text:style-name="P2"><text:span text:style-name="T4">Car on doit regarder comme l'on parle aux grands,</text:span></text:p>
      <text:p text:style-name="P2"><text:span text:style-name="T4">Et vous estes par fois d'assez facheuses gens,</text:span></text:p>
      <text:p text:style-name="P2"><text:span text:style-name="T4">Laissez-moy doucement conduire cette trame,</text:span></text:p>
      <text:p text:style-name="P2"><text:span text:style-name="T4">Ie me sens là pour vous vne secrette flâme,</text:span></text:p>
      <text:p text:style-name="P2"><text:span text:style-name="T4">Vous estes né mon Prince, et quelques autres noeuds</text:span></text:p>
      <text:p text:style-name="P2"><text:span text:style-name="T4">Pourroient contribuer au bien que je vous veux.</text:span></text:p>
      <text:p text:style-name="P2"><text:span text:style-name="T4">Ma mere dans son temps passoit pour assez belle</text:span></text:p>
      <text:p text:style-name="P2"><text:span text:style-name="T4">Et naturellement n'estoit pas fort cruelle.</text:span></text:p>
      <text:p text:style-name="P2"><text:soft-page-break/><text:span text:style-name="T4">Feu votre Pere à lors, ce Prince genereux,</text:span></text:p>
      <text:p text:style-name="P2"><text:span text:style-name="T4">Sur la galanterie estoit fort dangereux,</text:span></text:p>
      <text:p text:style-name="P2"><text:span text:style-name="T4">Et je sçay qu'Elpenor, qu'on appelloit mon Pere,</text:span></text:p>
      <text:p text:style-name="P2"><text:span text:style-name="T4">A cause qu'il estoit le mary de ma Mere</text:span></text:p>
      <text:p text:style-name="P2"><text:span text:style-name="T4">Contoit pour grand honneur aux Pasteurs d'aujourd'huy</text:span></text:p>
      <text:p text:style-name="P2"><text:span text:style-name="T4">Que le Prince autrefois estoit venu chez luy,</text:span></text:p>
      <text:p text:style-name="P2"><text:span text:style-name="T4">Et que durant ce temps il auoit l'avantage</text:span></text:p>
      <text:p text:style-name="P2"><text:span text:style-name="T4">De se voir salué de tous ceux du Village :</text:span></text:p>
      <text:p text:style-name="P2"><text:span text:style-name="T4">Baste, quoy qu'il en soit, je veux par mes travaux…</text:span></text:p>
      <text:p text:style-name="P2"><text:span text:style-name="T4">Mais voicy la Princesse, et deux de vos Rivaux.</text:span></text:p>
      <text:p text:style-name="P6"/>
      <text:p text:style-name="P2"><text:span text:style-name="T4">Scene Troisiéme.</text:span></text:p>
      <text:p text:style-name="P6"/>
      <text:p text:style-name="P2"><text:span text:style-name="T4">La Princesse d'Elide parut en suitte, auec les Princes de Messene et de Pyle, lesquels firent</text:span></text:p>
      <text:p text:style-name="P2"><text:span text:style-name="T4">remarquer en eux des caracteres bien differents de celuy du Prince d'Ithaque ; et luy cederent dans le coeur de la Princesse tous les auantages qu'il y pouuoit desirer. Cette aimable Princesse, ne témoigna pas pourtant que le merite de ce Prince eut fait aucune Impression sur son esprit, et qu'elle l'eut quasi remarqué, elle temoigna toujours comme vne autre Diane n'aimer que la Chasse et les Forests ; et lorsque le Prince de Messene voulut luy faire valoir le seruice qu'il luy auoit rendu, en la défaisant d'vn fort grand Sanglier qui l'auoit attaquée, elle luy dit que sans rien diminüer de sa reconnoissance, elle trouuoit son secours d'autant moins considerable, qu'elle en auoit tué toute seule d'aussi furieux, et fust peut-estre bien encore venuë à bout de celuy cy.</text:span></text:p>
      <text:p text:style-name="P6"/>
      <text:p text:style-name="P2"><text:span text:style-name="T4">77</text:span></text:p>
      <text:p text:style-name="P2"><text:span text:style-name="T4">La Princesse, et sa suitte. </text:span></text:p>
      <text:p text:style-name="P2"><text:span text:style-name="T4">Aristomene, Theocle, Euriale, Arbate, Moron.</text:span></text:p>
      <text:p text:style-name="P6"/>
      <text:p text:style-name="P2"><text:span text:style-name="T4">Aristomene.</text:span></text:p>
      <text:p text:style-name="P2"><text:span text:style-name="T4">Reprochez vous, Madame, à nos Iustes allarmes</text:span></text:p>
      <text:p text:style-name="P2"><text:span text:style-name="T4">Le peril dont tous deux auons sauué vos charmes ?</text:span></text:p>
      <text:p text:style-name="P2"><text:span text:style-name="T4">I'aurois pensé pour moy qu'abattre sous nos coups</text:span></text:p>
      <text:p text:style-name="P2"><text:span text:style-name="T4">Ce Sanglier qui portoit sa fureur Iusqu'à vous</text:span></text:p>
      <text:p text:style-name="P2"><text:span text:style-name="T4">Estoit vne auanture, ignorant votre chasse,</text:span></text:p>
      <text:p text:style-name="P2"><text:soft-page-break/><text:span text:style-name="T4">Dont à nos bons destins nous deuions rendre grace ;</text:span></text:p>
      <text:p text:style-name="P2"><text:span text:style-name="T4">Mais à cette froideur, je connois clairement</text:span></text:p>
      <text:p text:style-name="P2"><text:span text:style-name="T4">Que je dois conceuoir vn autre sentiment</text:span></text:p>
      <text:p text:style-name="P2"><text:span text:style-name="T4">Et quereller du sort la fatale puissance</text:span></text:p>
      <text:p text:style-name="P2"><text:span text:style-name="T4">Qui me fait auoir part à ce qui vous offence.</text:span></text:p>
      <text:p text:style-name="P6"/>
      <text:p text:style-name="P2"><text:span text:style-name="T4">Theocle.</text:span></text:p>
      <text:p text:style-name="P2"><text:span text:style-name="T4">Pour moy, je tiens, Madame, à sensible bon-heur</text:span></text:p>
      <text:p text:style-name="P2"><text:span text:style-name="T4">L'action où pour vous a volé tout mon coeur</text:span></text:p>
      <text:p text:style-name="P2"><text:span text:style-name="T4">Et ne puis consentir, malgré votre murmure</text:span></text:p>
      <text:p text:style-name="P2"><text:span text:style-name="T4">A quereller le sort d'vne telle auanture.</text:span></text:p>
      <text:p text:style-name="P2"><text:span text:style-name="T4">D'vn objet odieux, je sçay que tout déplaist</text:span></text:p>
      <text:p text:style-name="P2"><text:span text:style-name="T4">Mais deut votre couroux estre plus grand qu'il n'est,</text:span></text:p>
      <text:p text:style-name="P2"><text:span text:style-name="T4">C'est extréme plaisir quand l'amour est extréme</text:span></text:p>
      <text:p text:style-name="P2"><text:span text:style-name="T4">De pouuoir d'vn peril affranchir ce qu'on aime.</text:span></text:p>
      <text:p text:style-name="P6"/>
      <text:p text:style-name="P2"><text:span text:style-name="T4">78</text:span></text:p>
      <text:p text:style-name="P2"><text:span text:style-name="T4">La Princesse.</text:span></text:p>
      <text:p text:style-name="P2"><text:span text:style-name="T4">Et pensez vous, Seigneur, puisqu'il me faut parler</text:span></text:p>
      <text:p text:style-name="P2"><text:span text:style-name="T4">Qu'il eut eu ce peril de quoy tant m'ebranler ?</text:span></text:p>
      <text:p text:style-name="P2"><text:span text:style-name="T4">Que l’arc, et que le Dard pour moy si pleins de charmes,</text:span></text:p>
      <text:p text:style-name="P2"><text:span text:style-name="T4">Ne soient entre mes mains que d'Inutiles armes?</text:span></text:p>
      <text:p text:style-name="P2"><text:span text:style-name="T4">Et que je fasse enfin mes plus frequents emplois</text:span></text:p>
      <text:p text:style-name="P2"><text:span text:style-name="T4">de parcourir nos monts, nos plaines, et nos bois</text:span></text:p>
      <text:p text:style-name="P2"><text:span text:style-name="T4">Pour n'oser en chassant conceuoir l'esperance</text:span></text:p>
      <text:p text:style-name="P2"><text:span text:style-name="T4">De suffire moy seule à ma propre défense?</text:span></text:p>
      <text:p text:style-name="P2"><text:span text:style-name="T4">Certes auec le temps, I'aurois bien profité</text:span></text:p>
      <text:p text:style-name="P2"><text:span text:style-name="T4">De ces soins assidus dont je fais vanité</text:span></text:p>
      <text:p text:style-name="P2"><text:span text:style-name="T4">S'il falloit que mon bras dans vne telle queste</text:span></text:p>
      <text:p text:style-name="P2"><text:span text:style-name="T4">Ne pust pas triompher d'vne chetiue beste.</text:span></text:p>
      <text:p text:style-name="P2"><text:span text:style-name="T4">Du moins si pour pretendre à de sensibles coups</text:span></text:p>
      <text:p text:style-name="P2"><text:span text:style-name="T4">Le commun de mon sexe est trop mal auec vous,</text:span></text:p>
      <text:p text:style-name="P2"><text:span text:style-name="T4">D'vn étage plus haut accordez moy la gloire</text:span></text:p>
      <text:p text:style-name="P2"><text:span text:style-name="T4">Et me faites tous deux cette grace de croire</text:span></text:p>
      <text:p text:style-name="P2"><text:soft-page-break/><text:span text:style-name="T4">Seigneurs, que quelque fut le Sanglier d'aujourd'huy,</text:span></text:p>
      <text:p text:style-name="P2"><text:span text:style-name="T4">I'en ay mis bas, sans vous de plus méchans que luy.</text:span></text:p>
      <text:p text:style-name="P6"/>
      <text:p text:style-name="P2"><text:span text:style-name="T4">Theocle.</text:span></text:p>
      <text:p text:style-name="P2"><text:span text:style-name="T4">Mais, Madame...</text:span></text:p>
      <text:p text:style-name="P6"/>
      <text:p text:style-name="P2"><text:span text:style-name="T4">La Princesse.</text:span></text:p>
      <text:p text:style-name="P2"><text:span text:style-name="T4">Hebin soit, Ie voy que votre enuie</text:span></text:p>
      <text:p text:style-name="P2"><text:span text:style-name="T4">Est de persuader que je vous dois la Vie ;</text:span></text:p>
      <text:p text:style-name="P2"><text:span text:style-name="T4">I'y consens, Ouy, sans vous c'estoit fait de mes jours </text:span></text:p>
      <text:p text:style-name="P2"><text:span text:style-name="T4">Ie rends de tout mon coeur grace à ce grand secours </text:span></text:p>
      <text:p text:style-name="P2"><text:span text:style-name="T4">Et je vais de ce pas au Prince, pour luy dire,</text:span></text:p>
      <text:p text:style-name="P2"><text:span text:style-name="T4">Les bontez que pour moy votre amour vous Inspire.</text:span></text:p>
      <text:p text:style-name="P6"/>
      <text:p text:style-name="P2"><text:span text:style-name="T4">79</text:span></text:p>
      <text:p text:style-name="P2"><text:span text:style-name="T4">Scene quatrieme.</text:span></text:p>
      <text:p text:style-name="P6"/>
      <text:p text:style-name="P2"><text:span text:style-name="T4">Euriale, Moron, Arbate.</text:span></text:p>
      <text:p text:style-name="P6"/>
      <text:p text:style-name="P2"><text:span text:style-name="T4">Moron.</text:span></text:p>
      <text:p text:style-name="P2"><text:span text:style-name="T4">Hé ! a-ton Iamais veu de plus farouche esprit</text:span></text:p>
      <text:p text:style-name="P2"><text:span text:style-name="T4">De ce vilain Sanglier l'heureux trepas l'égrit</text:span></text:p>
      <text:p text:style-name="P2"><text:span text:style-name="T4">O comme volontiers I'aurois d'vn beau salaire</text:span></text:p>
      <text:p text:style-name="P2"><text:span text:style-name="T4">Recompensé tantost qui m'en eut sceu deffaire </text:span></text:p>
      <text:p text:style-name="P6"/>
      <text:p text:style-name="P2"><text:span text:style-name="T4">Arbate.</text:span></text:p>
      <text:p text:style-name="P2"><text:span text:style-name="T4">Ie vous vois tout pensif, Seigneur, de ses dedains,</text:span></text:p>
      <text:p text:style-name="P2"><text:span text:style-name="T4">Mais ils n'ont rien qui doiue empécher vos desseins,</text:span></text:p>
      <text:p text:style-name="P2"><text:span text:style-name="T4">C’en heure doit venir, et c'est à vous possible,</text:span></text:p>
      <text:p text:style-name="P2"><text:span text:style-name="T4">Qu'est reserué l'honneur de la rendre sensible.</text:span></text:p>
      <text:p text:style-name="P6"/>
      <text:p text:style-name="P2"><text:span text:style-name="T4">Moron.</text:span></text:p>
      <text:p text:style-name="P2"><text:span text:style-name="T4">II faut qu'auant la course, elle aprenne vos feux,</text:span></text:p>
      <text:p text:style-name="P2"><text:span text:style-name="T4">Et je....</text:span></text:p>
      <text:p text:style-name="P6"><text:soft-page-break/></text:p>
      <text:p text:style-name="P2"><text:span text:style-name="T4">Euriale.</text:span></text:p>
      <text:p text:style-name="P2"><text:span text:style-name="T4">Non ce n'est plus, Moron, ce que je veux</text:span></text:p>
      <text:p text:style-name="P2"><text:span text:style-name="T4">Garde toy de rien dire, et me laisse vn peu faire </text:span></text:p>
      <text:p text:style-name="P2"><text:span text:style-name="T4">I'ay resolu de prendre vn chemin tout contraire,</text:span></text:p>
      <text:p text:style-name="P6"/>
      <text:p text:style-name="P2"><text:span text:style-name="T4">80</text:span></text:p>
      <text:p text:style-name="P2"><text:span text:style-name="T4">Ie voy trop que son coeur s'obstine à dédaigner</text:span></text:p>
      <text:p text:style-name="P2"><text:span text:style-name="T4">Tous ces profonds respects qui pensent la gagner ;</text:span></text:p>
      <text:p text:style-name="P2"><text:span text:style-name="T4">Et le Dieu qui m'engage à soupirer pour elle,</text:span></text:p>
      <text:p text:style-name="P2"><text:span text:style-name="T4">M'Inspire pour la Vaincre une adresse nouuelle :</text:span></text:p>
      <text:p text:style-name="P2"><text:span text:style-name="T4">Ouy, c'est luy d'où me vient ce soudain mouuement,</text:span></text:p>
      <text:p text:style-name="P2"><text:span text:style-name="T4">Et I'en attens de luy l'Heureux éuenement.</text:span></text:p>
      <text:p text:style-name="P6"/>
      <text:p text:style-name="P2"><text:span text:style-name="T4">Arbate.</text:span></text:p>
      <text:p text:style-name="P2"><text:span text:style-name="T4">Peut-on sçauoir de vous par où votre esperance?</text:span></text:p>
      <text:p text:style-name="P6"/>
      <text:p text:style-name="P2"><text:span text:style-name="T4">Euriale.</text:span></text:p>
      <text:p text:style-name="P2"><text:span text:style-name="T4">Tu le vas voir, allons, et garde le silence. </text:span></text:p>
      <text:p text:style-name="P6"/>
      <text:p text:style-name="P2"><text:span text:style-name="T4">Fin du premier Acte.</text:span></text:p>
      <text:p text:style-name="P6"/>
      <text:p text:style-name="P2"><text:span text:style-name="T4">81</text:span></text:p>
      <text:p text:style-name="P2"><text:span text:style-name="T4">Deuxieme Intermède.</text:span></text:p>
      <text:p text:style-name="P6"/>
      <text:p text:style-name="P2"><text:span text:style-name="T4">Argument.</text:span></text:p>
      <text:p text:style-name="P6"/>
      <text:p text:style-name="P2"><text:span text:style-name="T4">L’Agreable Moron laissa aller le Prince pour parler de sa passion naissante aux bois, et aux rochers, et faisant retentir par tout le beau nom de sa Bergere Philis, vn Echo ridicule luy repondant bizarement, Il y prit si grand plaisir, que riant en cent manieres, Il fit repondre autant de fois cet Echo, sans témoigner d'en estre ennuyé ; Mais vn Ours vint Interrompre ce beau diuertissement, et le surprit si fort par cette veuë peu attendue, qu'il donna de sensibles marques de sa peur. Elle luy fit faire deuant l'Ours toutes les soumissions dont Il se pût auiser, pour l'adoucir : Enfin se Iettant à vn arbre pour y monter, comme il vit que l'Ours y vouloit </text:span><text:soft-page-break/><text:span text:style-name="T4">grimper aussibien que luy, Il cria au secours d'vne voix si Haute, qu'il attira 8 Paysans armez de bâtons à deux bouts, et d'espieux pendant qu’vn autre Ours parut en suite du premier. II se fit vn Combat, qui finit par la mort d’vn des Ours, et par la fuite de l'autre.</text:span></text:p>
      <text:p text:style-name="P2"><text:span text:style-name="T4"><text:s/></text:span></text:p>
      <text:p text:style-name="P2"><text:span text:style-name="T4">82</text:span></text:p>
      <text:p text:style-name="P2"><text:span text:style-name="T4">Scene Premiere.</text:span></text:p>
      <text:p text:style-name="P6"/>
      <text:p text:style-name="P2"><text:span text:style-name="T4">Moron.</text:span></text:p>
      <text:p text:style-name="P2"><text:span text:style-name="T4">Jusqu’au reuoir ; pour moy je reste Icy, et I'ay vne petite conuersation à faire auec ces arbres, et ces rochers.</text:span></text:p>
      <text:p text:style-name="P6"/>
      <text:p text:style-name="P2"><text:span text:style-name="T4">Bois, prez, fontaines, fleurs qui voyez mon teint blesme,</text:span></text:p>
      <text:p text:style-name="P2"><text:span text:style-name="T4">Si vous ne le sçauez, je vous apprends que I'aime</text:span></text:p>
      <text:p text:style-name="P2"><text:span text:style-name="T4">Philis est l'objet charmant</text:span></text:p>
      <text:p text:style-name="P2"><text:span text:style-name="T4">Qui tient mon coeur à l’attache</text:span></text:p>
      <text:p text:style-name="P2"><text:span text:style-name="T4">Et je deuins son amant</text:span></text:p>
      <text:p text:style-name="P2"><text:span text:style-name="T4">La voyant traire une vache.</text:span></text:p>
      <text:p text:style-name="P6"/>
      <text:p text:style-name="P2"><text:span text:style-name="T4">Ses doigts tout pleins de laict, et plus blancs mille fois</text:span></text:p>
      <text:p text:style-name="P2"><text:span text:style-name="T4">Pressoient les bouts du pis d'vne grace admirable</text:span></text:p>
      <text:p text:style-name="P2"><text:span text:style-name="T4">Ouf ! cette Idée est capable</text:span></text:p>
      <text:p text:style-name="P2"><text:span text:style-name="T4">De me réduire aux abois.</text:span></text:p>
      <text:p text:style-name="P6"/>
      <text:p text:style-name="P2"><text:span text:style-name="T5">Ah ! Philis, Philis, Philis.</text:span></text:p>
      <text:p text:style-name="P2"><text:span text:style-name="T5">Ah ! hem. ah ah ah ! hi hi hi hi. oh oh oh oh.</text:span></text:p>
      <text:p text:style-name="P2"><text:span text:style-name="T4">Voila vn Echo qui est bouffon ! hom, hom, hom. </text:span></text:p>
      <text:p text:style-name="P2"><text:span text:style-name="T4">ha ha ha.</text:span></text:p>
      <text:p text:style-name="P2"><text:span text:style-name="T4">uh uh uh. Voyla vn Echo qui est bouffon.</text:span></text:p>
      <text:p text:style-name="P6"/>
      <text:p text:style-name="P2"><text:span text:style-name="T4">83</text:span></text:p>
      <text:p text:style-name="P2"><text:span text:style-name="T4">Scene Seconde.</text:span></text:p>
      <text:p text:style-name="P6"/>
      <text:p text:style-name="P2"><text:span text:style-name="T4">Vn Ours, Moron.</text:span></text:p>
      <text:p text:style-name="P2"><text:span text:style-name="T4">Moron.</text:span></text:p>
      <text:p text:style-name="P2"><text:soft-page-break/><text:span text:style-name="T4">Ah Monsieur l'Ours, je suis votre seruiteur de tout mon cœur : de grace épargnez-moy, je vaux rien du tout à manger, je n'ay que la peau et les os, et je voy de certaines gens là-bas qui seroient bien mieux votre affaire. Eh ! Eh ! Eh ! Monseigneur que votre Altesse est Iolie, et bien faite.</text:span></text:p>
      <text:p text:style-name="P2"><text:span text:style-name="T4">Elle a tout a fait l’air galant, et la taille la plus mignonne du monde. Ah ! beau poil ! belle teste ! beaux yeux brillans, et bien fendus ! Ah ! beau petit nez ! belle petite bouche, petites quenottes jolies ! Ah ! belle gorge ! belles petites menottes, petits ongles bien faits…. A l'aide au secours, je suis mort, misericorde, pauure Moron ! ah ! mon Dieu ! et vite à moy ; Ie suis perdu ! </text:span></text:p>
      <text:p text:style-name="P2"><text:span text:style-name="T4">Les chasseurs paroissent, et Moron montre sur vn arbre.</text:span></text:p>
      <text:p text:style-name="P2"><text:span text:style-name="T4">Eh ! Messieurs ayez pitié de moy ! bon, Messieurs tuez-moy ce vilain animal là. O Ciel ! daigne les assister. Bon le voila vn qui vient de luy donner vn </text:span></text:p>
      <text:p text:style-name="P6"/>
      <text:p text:style-name="P2"><text:span text:style-name="T4">84</text:span></text:p>
      <text:p text:style-name="P2"><text:span text:style-name="T4">coup dans la gueule ! Les voila tous deux à l'entour de luy. Courage, ferme, allons mes amis. Bon, poussez fort, encore, ah ! le voila qui est à terre, c'en est fait, il est mort, descendons maintenant pour luy donner cent coups. Seruiter, Messieurs, je vous rends grace de m'auoir deliuré de cette beste, maintenant que vous l'auez tué, je m'en vais l'acheuer, et en triompher auec vous.</text:span></text:p>
      <text:p text:style-name="P6"/>
      <text:p text:style-name="P2"><text:span text:style-name="T4">Ces heureux chasseurs, n'eurent pas plustost remportée cette victoire, que Moron, deuenu braue par l’Eloignement du peril, voulut aller donner mille coups à la beste qui n’estoit plus en estat de se déffendre, et fit tout ce qu'vn fanfaron qui n'auroit pas esté trop hardy, eut pû faire en cette occasion, et les Danseurs pour témoigner leur Ioye danserent vne fort belle Entrée. C’estoient M</text:span><text:span text:style-name="T6">r</text:span><text:span text:style-name="T4">. Manceau, Les S</text:span><text:span text:style-name="T6">rs</text:span><text:span text:style-name="T4">. Chicanneau, Baltazard, Noblet, Bonard, Magny, et la Pierre. </text:span></text:p>
      <text:p text:style-name="P6"/>
      <text:p text:style-name="P2"><text:span text:style-name="T4"><office:annotation office:name="__Annotation__3098_708887811"><dc:creator>Windows User</dc:creator><dc:date>2020-03-18T17:13:00.63</dc:date><textooo:sender-initials>WU</textooo:sender-initials><text:p>Partitions</text:p></office:annotation></text:span><text:span text:style-name="T4">85-88</text:span><office:annotation-end office:name="__Annotation__3098_708887811"/></text:p>
      <text:p text:style-name="P6"/>
      <text:p text:style-name="P2"><text:span text:style-name="T4">89</text:span></text:p>
      <text:p text:style-name="P2"><text:span text:style-name="T4">Acte deuxiéme.</text:span></text:p>
      <text:p text:style-name="P2"><text:span text:style-name="T4">Argument.</text:span></text:p>
      <text:p text:style-name="P2"><text:span text:style-name="T4">Le Prince d'Ithaque, et la Princesse eurent vne conuersation fort galante sur la Course des Chars qui se préparoit. Elle auoit dit auparauant à vne des Princesses ses Parentes, que </text:span><text:soft-page-break/><text:span text:style-name="T4">l’Insensibilité du Prince d'Ithaque luy donnoit de la peine, et luy estoit honteuse, qu'encore qu'elle ne voulut rien aimer, Il estoit bien facheux de voir qu'il n'aimoit rien, et que quoyqu'elle eut resolu de n'aller point voir les Courses, elle vouloit s’y rendre, dans le dessein de tacher à triompher de la liberté d'vn homme qui la cherissoit si fort. II estoit facile de juger que le merite de ce Prince, produisoit son effet ordinaire, que ses belles qualitez auoient touché ce coeur superbe, et commencé à fondre vne partie de cette glace qui auoit résisté Iusqu’à lors à toutes les ardeurs de l'Amour, Et plus Il affectoit, par le conseil de Moron qu'il auoit gagné, et qui connoissoit fort le cœur de la Princesse, de paroistre Insensible, quoyqu'il ne fut que trop amoureux, plus la Princesse se mettoit dans la teste de l’engager, quoyqu'elle n'eut pas fait le dessein de s'engager elle-mesme. Les Princes de Messene, et de Pyle prirent lors congé d'elle pour se preparer </text:span></text:p>
      <text:p text:style-name="P6"/>
      <text:p text:style-name="P2"><text:span text:style-name="T4">90</text:span></text:p>
      <text:p text:style-name="P2"><text:span text:style-name="T4">aux Courses, et luy parlant de l'Esperance qu'ils auoient de vaincre par le desir qu’ils sentoient de luy plaire, celuy d'Ithaque luy témoigna au contraire que n'ayant Iamais rien aimé, Il alloit essayer à vaincre pour sa propre satisfaction, ce qui la piqua encore dauantage, à vouloir soumettre vn coeur déja assez soumis, mais qui sçauoit déguiser ses sentimens le mieux du monde.</text:span></text:p>
      <text:p text:style-name="P6"/>
      <text:p text:style-name="P2"><text:span text:style-name="T4">Scene Premiere.</text:span></text:p>
      <text:p text:style-name="P2"><text:span text:style-name="T4">La Princesse, Aglante, Cinthie.</text:span></text:p>
      <text:p text:style-name="P6"/>
      <text:p text:style-name="P2"><text:span text:style-name="T4">La Princesse.</text:span></text:p>
      <text:p text:style-name="P2"><text:span text:style-name="T4">Ouy, I'aime à demeurer dans ces paisibles lieux </text:span></text:p>
      <text:p text:style-name="P2"><text:span text:style-name="T4">On n'y decouure rien qui n'enchante les yeux </text:span></text:p>
      <text:p text:style-name="P2"><text:span text:style-name="T4">Et de tous nos Palais la sçauante structure</text:span></text:p>
      <text:p text:style-name="P2"><text:span text:style-name="T4">Cede aux simples beautez qui forme la nature</text:span></text:p>
      <text:p text:style-name="P2"><text:span text:style-name="T4">Ces arbres, ces rochers, cette eau, ces gazons frais</text:span></text:p>
      <text:p text:style-name="P2"><text:span text:style-name="T4">Ont pour moy des appas à ne lasser Iamais.</text:span></text:p>
      <text:p text:style-name="P6"/>
      <text:p text:style-name="P2"><text:span text:style-name="T4">Aglante.</text:span></text:p>
      <text:p text:style-name="P2"><text:span text:style-name="T4">Je cheris comme vous ces retraittes tranquiles</text:span></text:p>
      <text:p text:style-name="P2"><text:span text:style-name="T4">Ou l'on se vient sauuer de l’Embarras des villes</text:span></text:p>
      <text:p text:style-name="P6"/>
      <text:p text:style-name="P2"><text:soft-page-break/><text:span text:style-name="T4">91</text:span></text:p>
      <text:p text:style-name="P2"><text:span text:style-name="T4">De mille objets charmans ces lieux sont embellis;</text:span></text:p>
      <text:p text:style-name="P2"><text:span text:style-name="T4">Et ce qui doit surprendre est qu'aux portes d'Elis,</text:span></text:p>
      <text:p text:style-name="P2"><text:span text:style-name="T4">La douce passion de fuïr la multitude</text:span></text:p>
      <text:p text:style-name="P2"><text:span text:style-name="T4">Rencontre vne si belle, et vaste Solitude :</text:span></text:p>
      <text:p text:style-name="P2"><text:span text:style-name="T4">Mais a vous dire vray dans ces Iours éclattans</text:span></text:p>
      <text:p text:style-name="P2"><text:span text:style-name="T4">Vos retraites Icy me semblent hors de temps </text:span></text:p>
      <text:p text:style-name="P2"><text:span text:style-name="T4">Et c'est fort mal-traiter l’apareil magnifique</text:span></text:p>
      <text:p text:style-name="P2"><text:span text:style-name="T4">Que chaque Prince a fait pour la Feste publique.</text:span></text:p>
      <text:p text:style-name="P2"><text:span text:style-name="T4">Ce Spectacle pompeux de la Course des Chars</text:span></text:p>
      <text:p text:style-name="P2"><text:span text:style-name="T4">Deuroit bien meriter l'honneur de vos regards.</text:span></text:p>
      <text:p text:style-name="P6"/>
      <text:p text:style-name="P2"><text:span text:style-name="T4">La Princesse.</text:span></text:p>
      <text:p text:style-name="P2"><text:span text:style-name="T4">Quel droit ont-ils chacun d'y vouloir ma présence ?</text:span></text:p>
      <text:p text:style-name="P2"><text:span text:style-name="T4">Et que dois-je apres tout à leur magnificence?</text:span></text:p>
      <text:p text:style-name="P2"><text:span text:style-name="T4">Ce sont soins que produit l'ardeur de m'acquerir</text:span></text:p>
      <text:p text:style-name="P2"><text:span text:style-name="T4">Et mon coeur est le prix qu'ils veulent tous courir</text:span></text:p>
      <text:p text:style-name="P2"><text:span text:style-name="T4">Mais quelqu’espoir qui flate vn projet de la sorte</text:span></text:p>
      <text:p text:style-name="P2"><text:span text:style-name="T4">Ie me tromperay bien, si pas vn d'eux l’emporte.</text:span></text:p>
      <text:p text:style-name="P6"/>
      <text:p text:style-name="P2"><text:span text:style-name="T4">Cinthie.</text:span></text:p>
      <text:p text:style-name="P2"><text:span text:style-name="T4">Iusques à quand ce coeur veut-il s'effaroucher</text:span></text:p>
      <text:p text:style-name="P2"><text:span text:style-name="T4">Des Innocens desirs qu'on a de le toucher ?</text:span></text:p>
      <text:p text:style-name="P2"><text:span text:style-name="T4">Et regarder les soins que pour vous on se donne </text:span></text:p>
      <text:p text:style-name="P2"><text:span text:style-name="T4">Comme autant d'attentats contre votre personne,</text:span></text:p>
      <text:p text:style-name="P2"><text:span text:style-name="T4">Ie sçay qu'en défendant le party de l'Amour</text:span></text:p>
      <text:p text:style-name="P2"><text:span text:style-name="T4">On s'expose chez vous à mal faire sa cour ;</text:span></text:p>
      <text:p text:style-name="P2"><text:span text:style-name="T4">Mais ce que par le sang j'ay l’honneur de vous estre</text:span></text:p>
      <text:p text:style-name="P2"><text:span text:style-name="T4">S'oppose aux duretez que vous faites paroistre</text:span></text:p>
      <text:p text:style-name="P2"><text:span text:style-name="T4">Et je ne puis nourrir d'vn flateur entretien</text:span></text:p>
      <text:p text:style-name="P2"><text:span text:style-name="T4">Vos resolutions de n'aimer jamais rien.</text:span></text:p>
      <text:p text:style-name="P2"><text:span text:style-name="T4">Est-il rien de plus beau qu’vne Innocente flâme</text:span></text:p>
      <text:p text:style-name="P2"><text:span text:style-name="T4">Qu'vn merit éclattant allume dans vne ame ?</text:span></text:p>
      <text:p text:style-name="P2"><text:span text:style-name="T4">Et seroit-ce vn bon-heur de respirer le jour</text:span></text:p>
      <text:p text:style-name="P2"><text:soft-page-break/><text:span text:style-name="T4">Si d'entre les Mortels on bannissoit l'Amour.</text:span></text:p>
      <text:p text:style-name="P6"/>
      <text:p text:style-name="P2"><text:span text:style-name="T4">92</text:span></text:p>
      <text:p text:style-name="P2"><text:span text:style-name="T4">Non, non tous les plaisirs se goutent à le suiure </text:span></text:p>
      <text:p text:style-name="P2"><text:span text:style-name="T4">Et viure sans aimer n'est pas proprement viure.</text:span></text:p>
      <text:p text:style-name="P6"/>
      <text:p text:style-name="P2"><text:span text:style-name="T4">Auis.</text:span></text:p>
      <text:p text:style-name="P2"><text:span text:style-name="T4">Le dessein de l'Autheur estoit de traiter ainsi toute la Comédie ; mais vn commandement du Roy qui pressa cette affaire l’obligea d'acheuer tout le reste en Prose, et de passer legerement sur plusieurs Scenes, qu'il auroit estenduës dauantage, s'il auoit eu plus de loisir.</text:span></text:p>
      <text:p text:style-name="P6"/>
      <text:p text:style-name="P2"><text:span text:style-name="T4">Aglante.</text:span></text:p>
      <text:p text:style-name="P2"><text:span text:style-name="T4">Pour moy je tiens que cette passion est la plus agréable affaire de la vie, qu'il est necessaire d'aimer pour vivre heureusement, et que tous les plaisirs sont fades s'il ne s'y mesle un peu d'amour.</text:span></text:p>
      <text:p text:style-name="P6"/>
      <text:p text:style-name="P2"><text:span text:style-name="T4">La Princesse.</text:span></text:p>
      <text:p text:style-name="P2"><text:span text:style-name="T4">Pouuez-vous bien toutes deux, estant ce que vous estes, prononcer ces paroles, et ne deuez vous pas rougir d'appuyer vne passion qui n'est qu'erreur, que foiblesse, et qu'emportement, et dont tous les desordres ont tant de repugnance auec la gloire de notre sexe ? I'en pretens soutenir l’honneur Iusqu'au dernier moment de ma Vie ; et ne veux point du tout me commettre à ces gens qui sont les esclaues aupres de Nous, pour deuenir vn jour nos Tyrans. Toutes ces larmes, tous ces soupirs, tous ces hommages, tous ces respects, sont des embuches que l’on tend à notre coeur, Et qui souuent l’engage à commettre des laschetez. Pour moy quand je regarde certains exemples, et les bassesses épouuantables où cette passion rauale les personnes sur qui elle Etend sa puissance, je sens tout mon coeur qui s'émeut, et je ne puis souffrir qu'vne ame qui fait profession d'vn peu de fierté, ne trouue pas vne honte horrible à de telles foiblesses.</text:span></text:p>
      <text:p text:style-name="P6"/>
      <text:p text:style-name="P2"><text:span text:style-name="T4">Cinthie.</text:span></text:p>
      <text:p text:style-name="P2"><text:span text:style-name="T4">Eh ! Madame, Il est de certaines foiblesses qui ne sont point honteuses, et qu'il est beau mesme d'auoir dans les plus hauts degrez de gloire. J'espere que vous changerez un jour de </text:span></text:p>
      <text:p text:style-name="P6"/>
      <text:p text:style-name="P2"><text:span text:style-name="T4">93</text:span></text:p>
      <text:p text:style-name="P2"><text:soft-page-break/><text:span text:style-name="T4">pensée, et s'il plaist au Ciel <text:s/>nous verrons votre coeur auant qu'il soit peu….</text:span></text:p>
      <text:p text:style-name="P6"/>
      <text:p text:style-name="P2"><text:span text:style-name="T4">La Princesse.</text:span></text:p>
      <text:p text:style-name="P2"><text:span text:style-name="T4">Arrestez, n'acheuez pas ce souhait étrange, I'ay vne horreur Invincible pour ces sortes d'abaisements, et si I'estois capable d'y descendre, Ie serois personne sans doute à ne me le point pardonner.</text:span></text:p>
      <text:p text:style-name="P6"/>
      <text:p text:style-name="P2"><text:span text:style-name="T4">Aglante.</text:span></text:p>
      <text:p text:style-name="P2"><text:span text:style-name="T4">Prenez garde, Madame, l'Amour sçait se vanger des mépris que l'on fait de luy, et peut-estre...</text:span></text:p>
      <text:p text:style-name="P6"/>
      <text:p text:style-name="P2"><text:span text:style-name="T4">La Princesse.</text:span></text:p>
      <text:p text:style-name="P2"><text:span text:style-name="T4">Non, non, je brave tous ses traits, et le grand pouuoir qu'on luy donne, n'est rien qu'vne chimere, et qu'vne excuse des foibles cœurs, qui le font inuincible, pour authoriser leur foiblesse.</text:span></text:p>
      <text:p text:style-name="P6"/>
      <text:p text:style-name="P2"><text:span text:style-name="T4">Cinthie.</text:span></text:p>
      <text:p text:style-name="P2"><text:span text:style-name="T4">Mais enfin toute la terre reconnoist sa puissance, et vous voyez que les Dieux mesme sont assujetis à son Empire. On nous fait voir que Jupiter n'a pas aimé pour vne fois; et que Diane mesme dont vous affectez tant l'exemple, n'a pas rougi de pousser des soupirs d'amour.</text:span></text:p>
      <text:p text:style-name="P6"/>
      <text:p text:style-name="P2"><text:span text:style-name="T4">La Princesse.</text:span></text:p>
      <text:p text:style-name="P2"><text:span text:style-name="T4">Le croyances publiques sont toujours meslées d'erreur. Les Dieux ne sont point faits comme les fait le vulgaire, et c'est leur manquer de respect que de leur attribuer les foiblesses des hommes.</text:span></text:p>
      <text:p text:style-name="P6"/>
      <text:p text:style-name="P2"><text:span text:style-name="T4">94</text:span></text:p>
      <text:p text:style-name="P2"><text:span text:style-name="T4">Scene Seconde.</text:span></text:p>
      <text:p text:style-name="P2"><text:span text:style-name="T4">Moron, La Princesse, Aglante, Cinthie, Philis.</text:span></text:p>
      <text:p text:style-name="P6"/>
      <text:p text:style-name="P2"><text:span text:style-name="T4">Aglante.</text:span></text:p>
      <text:p text:style-name="P2"><text:span text:style-name="T4">Vien, approche Moron, vien nous aider à défendre l'Amour contre les sentimens de la Princesse.</text:span></text:p>
      <text:p text:style-name="P6"/>
      <text:p text:style-name="P2"><text:span text:style-name="T4">La Princesse.</text:span></text:p>
      <text:p text:style-name="P2"><text:soft-page-break/><text:span text:style-name="T4">Voila votre party fortifié d'vn grand défenseur.</text:span></text:p>
      <text:p text:style-name="P6"/>
      <text:p text:style-name="P2"><text:span text:style-name="T4">Moron.</text:span></text:p>
      <text:p text:style-name="P2"><text:span text:style-name="T4">Ma foy, Madame, Ie croy qu'àprés mon Exemple il n'y a plus rien à dire, et qu'il ne faut plus mettre en doute le Pouuoir de l'Amour. I'ay braué ses armes assez long-temps, et fait de mon drole comme vn autre; Mais enfin ma fierté a baissé l'oreille, et vous auez vne traitresse qui m'a rendu plus doux qu'vn agneau : Apres cela on ne doit plus faire aucun scrupule d'aimer, Et puisque I'ay bien passé par là, Il peut bien y en passer d'autres.</text:span></text:p>
      <text:p text:style-name="P6"/>
      <text:p text:style-name="P2"><text:span text:style-name="T4">95</text:span></text:p>
      <text:p text:style-name="P2"><text:span text:style-name="T4">Cinthie.</text:span></text:p>
      <text:p text:style-name="P2"><text:span text:style-name="T4">Quoy Moron se mesle d'aimer?</text:span></text:p>
      <text:p text:style-name="P6"/>
      <text:p text:style-name="P2"><text:span text:style-name="T4">Moron.</text:span></text:p>
      <text:p text:style-name="P2"><text:span text:style-name="T4">Fort bien.</text:span></text:p>
      <text:p text:style-name="P6"/>
      <text:p text:style-name="P2"><text:span text:style-name="T4">Cinthie.</text:span></text:p>
      <text:p text:style-name="P2"><text:span text:style-name="T4">Et de vouloir estre aimé?</text:span></text:p>
      <text:p text:style-name="P6"/>
      <text:p text:style-name="P2"><text:span text:style-name="T4">MORON.</text:span></text:p>
      <text:p text:style-name="P2"><text:span text:style-name="T4">Et pourquoy non? n’est-on pas assez bien fait pour cela? Ie pense que ce visage est</text:span></text:p>
      <text:p text:style-name="P2"><text:span text:style-name="T4">assez passable, et que pour le bel air, Dieu mercy, nous ne le cedons à Personne.</text:span></text:p>
      <text:p text:style-name="P6"/>
      <text:p text:style-name="P2"><text:span text:style-name="T4">Cinthie.</text:span></text:p>
      <text:p text:style-name="P2"><text:span text:style-name="T4">Sans doute on auroit tort…</text:span></text:p>
      <text:p text:style-name="P6"/>
      <text:p text:style-name="P2"><text:span text:style-name="T4">Scene Troiseme.</text:span></text:p>
      <text:p text:style-name="P2"><text:span text:style-name="T4">Lycas, La Princesse, Aglante, Cinthie, Philis, Moron.</text:span></text:p>
      <text:p text:style-name="P6"/>
      <text:p text:style-name="P2"><text:span text:style-name="T4">Lycas.</text:span></text:p>
      <text:p text:style-name="P2"><text:span text:style-name="T4">Madame, le Prince, votre Pere vient vous trouuer Icy, et conduit auec luy les Princes</text:span></text:p>
      <text:p text:style-name="P2"><text:span text:style-name="T4">de Pyle, et d'Ithaque, et celuy de Messene.</text:span></text:p>
      <text:p text:style-name="P6"/>
      <text:p text:style-name="P2"><text:span text:style-name="T4">96</text:span></text:p>
      <text:p text:style-name="P2"><text:soft-page-break/><text:span text:style-name="T4">La Princesse.</text:span></text:p>
      <text:p text:style-name="P2"><text:span text:style-name="T4">O Ciel ! que pretend-il faire en me les amenant? auroit-il resolu ma perte, et voudroit-il</text:span></text:p>
      <text:p text:style-name="P2"><text:span text:style-name="T4">bien me forcer au choix de quelqu'vn d'eux?</text:span></text:p>
      <text:p text:style-name="P6"/>
      <text:p text:style-name="P2"><text:span text:style-name="T4">Scene Quatriéme.</text:span></text:p>
      <text:p text:style-name="P2"><text:span text:style-name="T4">Le Prince, Euriale, Aristomene, Théocle, La Princesse, Cinthie, Aglante, Philis, Moron.</text:span></text:p>
      <text:p text:style-name="P6"/>
      <text:p text:style-name="P2"><text:span text:style-name="T4">La Princesse.</text:span></text:p>
      <text:p text:style-name="P2"><text:span text:style-name="T4">Seigneur, Ie vous demande la liberté de preuenir par deux paroles la déclaration des pensées que vous pouuez auoir. II y a deux veritez, Seigneur aussi constantes l’vne, que l'autre, et dont je puis assez vous assurer également. L'vne que vous auez vn absolu pouuoir sur moy, et que vous ne sçauriez m'ordonner rien, où je ne réponde aussi-tost par vne obeissance aueugle : l'autre que je regarde l'Hymenée ainsi que le trépas, et qu'il m'est impossible de forcer cette auersion naturelle. Me donner vn mary, et me donner la mort c'est une mesme chose ; Mais votre volonté va la premiere, et mon obiïssance m'est bien plus chere que ma Vie. Aprés cela, Seigneur, prononcez librement ce que vous voulez.</text:span></text:p>
      <text:p text:style-name="P6"/>
      <text:p text:style-name="P2"><text:span text:style-name="T4">Le Prince.</text:span></text:p>
      <text:p text:style-name="P2"><text:span text:style-name="T4">Ma fille tu as tort de prendre de pareilles allarmes, et je me plains de toy, qui peux mettre dans ta pensée que je sois assez mauuais Pere pour me seruir tyraniquement de la puissance </text:span></text:p>
      <text:p text:style-name="P6"/>
      <text:p text:style-name="P2"><text:span text:style-name="T4">97</text:span></text:p>
      <text:p text:style-name="P2"><text:span text:style-name="T4">que le Ciel me donne sur toy. Ie souhaitte à la verité que ton coeur puisse aimer quelqu'vn. Tous mes voeux seroient satisfaits, si cela pouuoit arriuer, et je n'ay proposé les Festes et les Ieux que Ie fais celebrer Icy, qu'àfin d'y pouuoir attirer tout ce que la Grece a d'Illustre, Et que parmy cette jeunesse tu puisses enfin rencontrer où arrester tes yeux, et déterminer tes pensées. Ie ne demande, dis-je, au Ciel autre bon-heur que celuy de voir vn Epoux. I'ay pour obtenir cette grace fait encore ce matin vn sacrifice à Venus, et si je sçay bien expliquer le langage des Dieux, elle m'a promis vn miracle ; Mais quoy qu'il en soitz, Ie veux en user auec toy en Pere qui aime sa fille : si tu trouues où attacher tes vœux, ton choix sera le mien, et je ne considereray ny Interests d'Estat, ny auantage d'Alliance. Si ton coeur demeure Insensible, je n'entreprendray point de le forcer ; <text:s/>mais au moins sois complaisante aux ciuilitez qu'on te rend, et ne m'oblige point à faire les excuses de ta froideur : Traites ces Princes auec l’estime </text:span><text:soft-page-break/><text:span text:style-name="T4">que tu leur dois, reçois auec reconnoissance les temoignages de leur zele, et viens voir cette course où leur adresse va paroistre.</text:span></text:p>
      <text:p text:style-name="P6"/>
      <text:p text:style-name="P2"><text:span text:style-name="T4">Theocle.</text:span></text:p>
      <text:p text:style-name="P2"><text:span text:style-name="T4">Tout le monde va faire des efforts pour emporter le prix de cette Course : Mais à vous dire vray, I'ay peu d'ardeur pour la victoire, puisque ce n'est pas votre coeur qu'on y doit disputer.</text:span></text:p>
      <text:p text:style-name="P6"/>
      <text:p text:style-name="P2"><text:span text:style-name="T4">Aristomene.</text:span></text:p>
      <text:p text:style-name="P2"><text:span text:style-name="T4">Pour moy, Madame, vous estes le seul prix que je me propose par tout : C'est vous que je croy disputer dans ces combats d'adresse, et je n'aspire maintenant qu’à remporter l’honneur de la Course, que pour obtenir vn degré de gloire qui m'approche de vous.</text:span></text:p>
      <text:p text:style-name="P6"/>
      <text:p text:style-name="P2"><text:span text:style-name="T4">Euriale.</text:span></text:p>
      <text:p text:style-name="P2"><text:span text:style-name="T4">Pour moy, Madame, je n'y vais point du tout avec cette pensée. Comme I'ay fait toute ma vie profession de ne rien aimer, tous les soins que je prends ne vont point où tendent les autres, je n'ay aucune pretention sur votre cœur, et le seul honneur de la Course, est tout l'auantage où I'aspire.</text:span></text:p>
      <text:p text:style-name="P2"><text:span text:style-name="T4">Ils la quittent.</text:span></text:p>
      <text:p text:style-name="P6"/>
      <text:p text:style-name="P2"><text:span text:style-name="T4">98</text:span></text:p>
      <text:p text:style-name="P2"><text:span text:style-name="T4">La Princesse.</text:span></text:p>
      <text:p text:style-name="P2"><text:span text:style-name="T4">D'où sort cette fierté où l'on ne s'attendoit point? Princesses, que dites-vous de ce Ieune Prince? auez vous remarqué de quel ton il l'a pris ?</text:span></text:p>
      <text:p text:style-name="P6"/>
      <text:p text:style-name="P2"><text:span text:style-name="T4">Aglante.</text:span></text:p>
      <text:p text:style-name="P2"><text:span text:style-name="T4">II est vray que cela est vn peu fier.</text:span></text:p>
      <text:p text:style-name="P6"/>
      <text:p text:style-name="P2"><text:span text:style-name="T4">Moron.</text:span></text:p>
      <text:p text:style-name="P2"><text:span text:style-name="T4">Ah ! quelle braue botte Il vient là de luy porter </text:span></text:p>
      <text:p text:style-name="P6"/>
      <text:p text:style-name="P2"><text:span text:style-name="T4">La Princesse.</text:span></text:p>
      <text:p text:style-name="P2"><text:span text:style-name="T4">Ne trouuez vous pas qu'il y auroit plaisir d'abaiser son orgueil, et de soumettre vn peu ce coeur qui tranche tant du braue ?</text:span></text:p>
      <text:p text:style-name="P6"/>
      <text:p text:style-name="P2"><text:soft-page-break/><text:span text:style-name="T4">Cinthie.</text:span></text:p>
      <text:p text:style-name="P2"><text:span text:style-name="T4">Comme vous estes accoutumée à ne Iamais receuoir que des hommages, et des adorations de tout le monde, vn compliment pareil au sien doit vous surprendre à la vérité.</text:span></text:p>
      <text:p text:style-name="P6"/>
      <text:p text:style-name="P2"><text:span text:style-name="T4">La Princesse.</text:span></text:p>
      <text:p text:style-name="P2"><text:span text:style-name="T4">Je vous auouë que cela m'a donné de l’émotion, et que je souhaiterois fort de trouuer les moyens de châtier cette hauteur. Ie n'auois pas beaucoup d'enuie de me trouuer à cette Course, Mais I'y veux aller expres, et employer toute chose pour luy donner de l'Amour.</text:span></text:p>
      <text:p text:style-name="P6"/>
      <text:p text:style-name="P2"><text:span text:style-name="T4">Cinthie.</text:span></text:p>
      <text:p text:style-name="P2"><text:span text:style-name="T4">Prenez garde, Madame, l’Entreprise est perilleuse, et lorsqu'on veut donner de l’amour, on court risque d'en receuoir.</text:span></text:p>
      <text:p text:style-name="P6"/>
      <text:p text:style-name="P2"><text:span text:style-name="T4">La Princesse.</text:span></text:p>
      <text:p text:style-name="P2"><text:span text:style-name="T4">Ah ! n'aprehendez rien, je vous prie ; allons, je vous reponds de moy.</text:span></text:p>
      <text:p text:style-name="P6"/>
      <text:p text:style-name="P2"><text:span text:style-name="T4">Fin du second Acte.</text:span></text:p>
      <text:p text:style-name="P6"/>
      <text:p text:style-name="P2"><text:span text:style-name="T4">99</text:span></text:p>
      <text:p text:style-name="P2"><text:span text:style-name="T4">Troisiéme Intermede.</text:span></text:p>
      <text:p text:style-name="P6"/>
      <text:p text:style-name="P2"><text:span text:style-name="T4">Scene Premiere.</text:span></text:p>
      <text:p text:style-name="P6"/>
      <text:p text:style-name="P2"><text:span text:style-name="T4">Moron, Philis.</text:span></text:p>
      <text:p text:style-name="P6"/>
      <text:p text:style-name="P2"><text:span text:style-name="T4">Moron.</text:span></text:p>
      <text:p text:style-name="P2"><text:span text:style-name="T4">Philis, demeure Icy.</text:span></text:p>
      <text:p text:style-name="P6"/>
      <text:p text:style-name="P2"><text:span text:style-name="T4">Philis.</text:span></text:p>
      <text:p text:style-name="P2"><text:span text:style-name="T4">Laisse-moy suiure les autres.</text:span></text:p>
      <text:p text:style-name="P6"/>
      <text:p text:style-name="P2"><text:span text:style-name="T4">Moron.</text:span></text:p>
      <text:p text:style-name="P2"><text:span text:style-name="T4">Ah ! cruelle si c'estoit Tircis qui t'en priast, tu demeurerois bien vite.</text:span></text:p>
      <text:p text:style-name="P6"/>
      <text:p text:style-name="P2"><text:soft-page-break/><text:span text:style-name="T4">Philis.</text:span></text:p>
      <text:p text:style-name="P2"><text:span text:style-name="T4">Cela se pourroit faire, et je demeure d'accord que je trouue bien mieux mon conte auec l'vn qu'auec l'autre, car il me diuertit auec sa voix, et tu m'étourdis de ton caquet, lorsque tu chanteras aussi bien que luy, je te promets de t'écouter.</text:span></text:p>
      <text:p text:style-name="P6"/>
      <text:p text:style-name="P2"><text:span text:style-name="T4">Moron.</text:span></text:p>
      <text:p text:style-name="P2"><text:span text:style-name="T4">Eh ! demeure un peu.</text:span></text:p>
      <text:p text:style-name="P6"/>
      <text:p text:style-name="P2"><text:span text:style-name="T4">Philis.</text:span></text:p>
      <text:p text:style-name="P2"><text:span text:style-name="T4">Ie ne sçaurois.</text:span></text:p>
      <text:p text:style-name="P6"/>
      <text:p text:style-name="P2"><text:span text:style-name="T4">Moron.</text:span></text:p>
      <text:p text:style-name="P2"><text:span text:style-name="T4">de grace.</text:span></text:p>
      <text:p text:style-name="P6"/>
      <text:p text:style-name="P2"><text:span text:style-name="T4">Philis.</text:span></text:p>
      <text:p text:style-name="P2"><text:span text:style-name="T4">Point te dis-je.</text:span></text:p>
      <text:p text:style-name="P6"/>
      <text:p text:style-name="P2"><text:span text:style-name="T4">Moron.</text:span></text:p>
      <text:p text:style-name="P2"><text:span text:style-name="T4">Je ne te laisseray point aller.</text:span></text:p>
      <text:p text:style-name="P6"/>
      <text:p text:style-name="P2"><text:span text:style-name="T4">100</text:span></text:p>
      <text:p text:style-name="P2"><text:span text:style-name="T4">Philis.</text:span></text:p>
      <text:p text:style-name="P2"><text:span text:style-name="T4">Ah ! que de façons.</text:span></text:p>
      <text:p text:style-name="P6"/>
      <text:p text:style-name="P2"><text:span text:style-name="T4">Moron.</text:span></text:p>
      <text:p text:style-name="P2"><text:span text:style-name="T4">Je ne te demande qu'vn moment à estre auec toy.</text:span></text:p>
      <text:p text:style-name="P6"/>
      <text:p text:style-name="P2"><text:span text:style-name="T4">Philis.</text:span></text:p>
      <text:p text:style-name="P2"><text:span text:style-name="T4">Et bien ouy, <text:s/>I'y demeureray pourueu que tu me promette vne chose.</text:span></text:p>
      <text:p text:style-name="P6"/>
      <text:p text:style-name="P2"><text:span text:style-name="T4">Moron.</text:span></text:p>
      <text:p text:style-name="P2"><text:span text:style-name="T4">Et quelle?</text:span></text:p>
      <text:p text:style-name="P6"/>
      <text:p text:style-name="P2"><text:span text:style-name="T4">Philis.</text:span></text:p>
      <text:p text:style-name="P2"><text:soft-page-break/><text:span text:style-name="T4">De ne me point parler du tout.</text:span></text:p>
      <text:p text:style-name="P6"/>
      <text:p text:style-name="P2"><text:span text:style-name="T4">Moron.</text:span></text:p>
      <text:p text:style-name="P2"><text:span text:style-name="T4">Eh ! Philis ?</text:span></text:p>
      <text:p text:style-name="P6"/>
      <text:p text:style-name="P2"><text:span text:style-name="T4">Philis.</text:span></text:p>
      <text:p text:style-name="P2"><text:span text:style-name="T4">A moins que de cela je ne demeureray point avec toy.</text:span></text:p>
      <text:p text:style-name="P6"/>
      <text:p text:style-name="P2"><text:span text:style-name="T4">Moron.</text:span></text:p>
      <text:p text:style-name="P2"><text:span text:style-name="T4">Veux-tu me…</text:span></text:p>
      <text:p text:style-name="P6"/>
      <text:p text:style-name="P2"><text:span text:style-name="T4">Philis.</text:span></text:p>
      <text:p text:style-name="P2"><text:span text:style-name="T4">Laisse-moy aller.</text:span></text:p>
      <text:p text:style-name="P6"/>
      <text:p text:style-name="P2"><text:span text:style-name="T4">Moron.</text:span></text:p>
      <text:p text:style-name="P2"><text:span text:style-name="T4">Et bien, ouy demeure, je ne te diray mot.</text:span></text:p>
      <text:p text:style-name="P6"/>
      <text:p text:style-name="P2"><text:span text:style-name="T4">Philis.</text:span></text:p>
      <text:p text:style-name="P2"><text:span text:style-name="T4">Prends bien garde au moins, car à la moindre parole je prends la fuite.</text:span></text:p>
      <text:p text:style-name="P6"/>
      <text:p text:style-name="P2"><text:span text:style-name="T4">Moron. Il fait vne Scene de Gestes.</text:span></text:p>
      <text:p text:style-name="P2"><text:span text:style-name="T4">Soit. Ah ! Philis… Eh… elle s'enfuit, et je ne sçaurois l’attraper. Voila ce que c'est, si je sçauois chanter, I'en ferois bien mieux mes affaires. La pluspart des femmes aujourd'huy se laissent prendre par les oreilles. Elles sont cause que tout le monde se mesle de musique, et l'on ne reüssit aupres d'elles que par les petites chansonnettes, et les petits vers que l’on leur fait entendre. II faut que I'apprenne à chanter comme les autres. Bon voicy Iustement mon homme. </text:span></text:p>
      <text:p text:style-name="P6"/>
      <text:p text:style-name="P2"><text:span text:style-name="T4"><office:annotation office:name="__Annotation__3833_708887811"><dc:creator>Windows User</dc:creator><dc:date>2020-03-20T17:15:00.87</dc:date><textooo:sender-initials>WU</textooo:sender-initials><text:p>Partitions</text:p></office:annotation></text:span><text:span text:style-name="T4">101-106</text:span><office:annotation-end office:name="__Annotation__3833_708887811"/></text:p>
      <text:p text:style-name="P6"/>
      <text:p text:style-name="P2"><text:span text:style-name="T4">107</text:span></text:p>
      <text:p text:style-name="P2"><text:span text:style-name="T4">Acte Troisiéme.</text:span></text:p>
      <text:p text:style-name="P6"/>
      <text:p text:style-name="P2"><text:span text:style-name="T4">Argument.</text:span></text:p>
      <text:p text:style-name="P2"><text:soft-page-break/><text:span text:style-name="T4">La Princesse d'Elide estoit cependant dans d'Etranges Inquétudes. Le Prince d'Ithaque auoit gagné le prix des Courses, elle auoit dans la suitte de ce diuertissemens fait des merueilles à chanter, et à la danse, sans qu'il parût que les dons de la nature ; et de l'art eussent esté quasi remarquez par le Prince d'Itaque. Elle en fit de grandes plaintes à la Princesse sa Parente, elle en parla à Moron, qui fit passer cet Insensible pour un brutal ; Enfin, le voyant arriuer luy mesme, elle ne pût s'empescher de luy en toucher fort serieusement quelque chose, II luy repondit fort Ingenieusement, qu'il n'aimoit rien, et qu’hors l’Amour de sa liberté, et les plaisirs qu'il trouuoit si agréables de la solitude, et de la Chasse, rien ne le touchoit.</text:span></text:p>
      <text:p text:style-name="P6"/>
      <text:p text:style-name="P2"><text:span text:style-name="T4">108</text:span></text:p>
      <text:p text:style-name="P2"><text:span text:style-name="T4">Scene Premiere.</text:span></text:p>
      <text:p text:style-name="P6"/>
      <text:p text:style-name="P2"><text:span text:style-name="T4">La Princesse, Aglante, Cinthie, Philïs.</text:span></text:p>
      <text:p text:style-name="P2"><text:span text:style-name="T4">Cinthie.</text:span></text:p>
      <text:p text:style-name="P2"><text:span text:style-name="T4">IL est vray, Madame, que ce Ieune Prince a fait voir vne adresse peu commune, et que l’air dont il a paru a esté quelque chose de surprenant. Il sort vainqueur de cette Course, mais Ie doute fort qu'il en sorte auec le mesme coeur qu'il a porté : car enfin vous luy auez tiré des traits dont il est difficile de se défendre, et sans parler de tout le reste, la grace de votre danse, et la douceur de votre voix ont eu des charmes aujourd'huy à toucher les plus Insensibles.</text:span></text:p>
      <text:p text:style-name="P6"/>
      <text:p text:style-name="P2"><text:span text:style-name="T4">La Princesse.</text:span></text:p>
      <text:p text:style-name="P2"><text:span text:style-name="T4">Le voicy qui s'entretient auec Moron; nous sçaurons vn peu de quoy il luy parle : Ne rompons point encore leur entretien, et prenons cette route, pour reuenir à leur rencontre.</text:span></text:p>
      <text:p text:style-name="P6"/>
      <text:p text:style-name="P2"><text:span text:style-name="T4"><office:annotation office:name="__Annotation__3918_708887811"><dc:creator>Windows User</dc:creator><dc:date>2020-03-23T15:32:00.90</dc:date><textooo:sender-initials>WU</textooo:sender-initials><text:p>Manque ces pages dans gallica</text:p></office:annotation></text:span><text:span text:style-name="T4">109-116</text:span><office:annotation-end office:name="__Annotation__3918_708887811"/></text:p>
      <text:p text:style-name="P6"/>
      <text:p text:style-name="P2"><text:span text:style-name="T4">117</text:span></text:p>
      <text:p text:style-name="P2"><text:span text:style-name="T4">Scene Cinquiéme</text:span></text:p>
      <text:p text:style-name="P6"/>
      <text:p text:style-name="P2"><text:span text:style-name="T4">La Princesse, Moron, Philis, Tircis. </text:span></text:p>
      <text:p text:style-name="P2"><text:span text:style-name="T4">Moron.</text:span></text:p>
      <text:p text:style-name="P2"><text:span text:style-name="T4">Il ne vous en doit rien, Madame, en dureté de coeur.</text:span></text:p>
      <text:p text:style-name="P6"/>
      <text:p text:style-name="P2"><text:span text:style-name="T4">La Princesse.</text:span></text:p>
      <text:p text:style-name="P2"><text:soft-page-break/><text:span text:style-name="T4">Je donnerois volontiers tout ce que I'ay au monde, pour auoir l'auantag d'en triompher.</text:span></text:p>
      <text:p text:style-name="P6"/>
      <text:p text:style-name="P2"><text:span text:style-name="T4">Moron.</text:span></text:p>
      <text:p text:style-name="P2"><text:span text:style-name="T4">Je le croy.</text:span></text:p>
      <text:p text:style-name="P2"><text:span text:style-name="T4"><text:s/></text:span></text:p>
      <text:p text:style-name="P2"><text:span text:style-name="T4">La Princesse.</text:span></text:p>
      <text:p text:style-name="P2"><text:span text:style-name="T4">Ne pourrois-tu pas, Moron me servir dans vn tel dessein.</text:span></text:p>
      <text:p text:style-name="P6"/>
      <text:p text:style-name="P2"><text:span text:style-name="T4">Moron.</text:span></text:p>
      <text:p text:style-name="P2"><text:span text:style-name="T4">Vous sçauez bien Madame, que je suis tout à votre seruice.</text:span></text:p>
      <text:p text:style-name="P6"/>
      <text:p text:style-name="P2"><text:span text:style-name="T4">La Princesse.</text:span></text:p>
      <text:p text:style-name="P2"><text:span text:style-name="T4">Parle luy de moy dans tes entretiens, vante-luy adroitement ma personne, et les auantages de ma naissance, et tache d'ébranler ses sentimens par la douceur de quelqu’espoir. Ie te permets de dire tout ce que tu voudras pour tacher à me l’engager.</text:span></text:p>
      <text:p text:style-name="P6"/>
      <text:p text:style-name="P2"><text:span text:style-name="T4">Moron.</text:span></text:p>
      <text:p text:style-name="P2"><text:span text:style-name="T4">Laissez moy faire.</text:span></text:p>
      <text:p text:style-name="P6"/>
      <text:p text:style-name="P2"><text:span text:style-name="T4">118</text:span></text:p>
      <text:p text:style-name="P2"><text:span text:style-name="T4">La Princesse.</text:span></text:p>
      <text:p text:style-name="P2"><text:span text:style-name="T4">C'est vne chose qui me tient au cœur, je souhaite ardemment qu'il m'aime.</text:span></text:p>
      <text:p text:style-name="P6"/>
      <text:p text:style-name="P2"><text:span text:style-name="T4">Moron.</text:span></text:p>
      <text:p text:style-name="P2"><text:span text:style-name="T4">Il est bien fait, ouy, ce petit pendard là. II a bon air, bonne Physionomie, &amp; je croy qu'il seroit assez le fait d'vne jeune Princesse.</text:span></text:p>
      <text:p text:style-name="P6"/>
      <text:p text:style-name="P2"><text:span text:style-name="T4">La Princesse.</text:span></text:p>
      <text:p text:style-name="P2"><text:span text:style-name="T4">Enfin tu peux tout esperer de moy, si tu trouves moyen d'enflâmer pour moy son coeur.</text:span></text:p>
      <text:p text:style-name="P6"/>
      <text:p text:style-name="P2"><text:span text:style-name="T4">Moron.</text:span></text:p>
      <text:p text:style-name="P2"><text:span text:style-name="T4">Il n'y a rien qui ne se puisse faire ; Mais, Madame, s'il venoit à vous aimer, que feriez vous,</text:span></text:p>
      <text:p text:style-name="P2"><text:span text:style-name="T4">s'il vous plaist?</text:span></text:p>
      <text:p text:style-name="P6"/>
      <text:p text:style-name="P2"><text:soft-page-break/><text:span text:style-name="T4">La Princesse.</text:span></text:p>
      <text:p text:style-name="P2"><text:span text:style-name="T4">AH! ce seroit pour lors que je prendrois plaisir à triompher pleinement de sa vanité, à punir son mépris par mes froideurs, et à exercer sur luy toutes les cruautez que pourrois imaginer.</text:span></text:p>
      <text:p text:style-name="P6"/>
      <text:p text:style-name="P2"><text:span text:style-name="T4">Moron.</text:span></text:p>
      <text:p text:style-name="P2"><text:span text:style-name="T4">II ne se rendra Iamais.</text:span></text:p>
      <text:p text:style-name="P6"/>
      <text:p text:style-name="P2"><text:span text:style-name="T4">La Princesse.</text:span></text:p>
      <text:p text:style-name="P2"><text:span text:style-name="T4">Ah ! Moron, Il faut faire en sorte qu'il se rende.</text:span></text:p>
      <text:p text:style-name="P6"/>
      <text:p text:style-name="P2"><text:span text:style-name="T4">Moron.</text:span></text:p>
      <text:p text:style-name="P2"><text:span text:style-name="T4">Non, Il n'en fera rien, je le connois, ma peine seroit Inutile.</text:span></text:p>
      <text:p text:style-name="P6"/>
      <text:p text:style-name="P2"><text:span text:style-name="T4">La Princesse.</text:span></text:p>
      <text:p text:style-name="P2"><text:span text:style-name="T4">Si faut-il pourtant tenter toute chose, et éprouuer si son ame est entierement Insensible ? Allons, je veux luy parler, et suiure vne pensée qui vient de me venir.</text:span></text:p>
      <text:p text:style-name="P6"/>
      <text:p text:style-name="P2"><text:span text:style-name="T4">Fin du troisieme Acte.</text:span></text:p>
      <text:p text:style-name="P6"/>
      <text:p text:style-name="P2"><text:span text:style-name="T4">119</text:span></text:p>
      <text:p text:style-name="P2"><text:span text:style-name="T4">Quatriéme Intermede.</text:span></text:p>
      <text:p text:style-name="P6"/>
      <text:p text:style-name="P2"><text:span text:style-name="T4">Scene Premiere.</text:span></text:p>
      <text:p text:style-name="P6"/>
      <text:p text:style-name="P2"><text:span text:style-name="T4">Philis, Tircis.</text:span></text:p>
      <text:p text:style-name="P2"><text:span text:style-name="T4">Philis.</text:span></text:p>
      <text:p text:style-name="P2"><text:span text:style-name="T4">Viens, Tircis, laissons les aller, et me dis vn peu ton martire de la façon que tu sçais. II y a long temps que tes yeux me parlent, Mais je suis plus aise d'oüir ta voix.</text:span></text:p>
      <text:p text:style-name="P2"><text:span text:style-name="T4"><office:annotation office:name="__Annotation__4027_708887811"><dc:creator>Windows User</dc:creator><dc:date>2020-03-23T15:56:00.95</dc:date><textooo:sender-initials>WU</textooo:sender-initials><text:p>Partition</text:p></office:annotation></text:span><text:span text:style-name="T4"> <text:s text:c="5"/></text:span><office:annotation-end office:name="__Annotation__4027_708887811"/></text:p>
      <text:p text:style-name="P2"><text:span text:style-name="T4">120</text:span></text:p>
      <text:p text:style-name="P2"><text:span text:style-name="T4"><office:annotation office:name="__Annotation__4032_708887811"><dc:creator>Windows User</dc:creator><dc:date>2020-03-23T15:57:00.96</dc:date><textooo:sender-initials>WU</textooo:sender-initials><text:p>Partition</text:p></office:annotation></text:span><text:span text:style-name="T4"> <text:s text:c="5"/></text:span><office:annotation-end office:name="__Annotation__4032_708887811"/></text:p>
      <text:p text:style-name="P2"><text:span text:style-name="T4">PHILIS.</text:span></text:p>
      <text:p text:style-name="P2"><text:span text:style-name="T4">Va, va, c'est deja quelque chose que de toucher l’oreille, et le temps amene tout. Chante moy cependant quelque plainte nouuelle q’tu ayes composée pour moy.</text:span></text:p>
      <text:p text:style-name="P6"><text:soft-page-break/></text:p>
      <text:p text:style-name="P2"><text:span text:style-name="T4">Scene Deuxiéme.</text:span></text:p>
      <text:p text:style-name="P6"/>
      <text:p text:style-name="P2"><text:span text:style-name="T4">Moron, Philis, Tircis.</text:span></text:p>
      <text:p text:style-name="P2"><text:span text:style-name="T4">Moron.</text:span></text:p>
      <text:p text:style-name="P2"><text:span text:style-name="T4">AH ! ah je vous y prends, cruelle, vous vous écartez des autres pour oüir mon rival?</text:span></text:p>
      <text:p text:style-name="P6"/>
      <text:p text:style-name="P2"><text:span text:style-name="T4">Philis.</text:span></text:p>
      <text:p text:style-name="P2"><text:span text:style-name="T4">Ouy, je m'écarte pour cela, je te le dis encore : Je me plais auec luy, et l'on écoute volontiers</text:span></text:p>
      <text:p text:style-name="P2"><text:span text:style-name="T4">les Amans, lorsqu'ils se plaignent aussi agreablement qu'il fait. Que ne ne chantes-tu comme</text:span></text:p>
      <text:p text:style-name="P2"><text:span text:style-name="T4">luy, je prendrois plaisir à t'écouter.</text:span></text:p>
      <text:p text:style-name="P6"/>
      <text:p text:style-name="P2"><text:span text:style-name="T4">121</text:span></text:p>
      <text:p text:style-name="P2"><text:span text:style-name="T4">Moron.</text:span></text:p>
      <text:p text:style-name="P2"><text:span text:style-name="T4">Si je ne sçay chanter, Ie sçay faire autre chose, et quand...</text:span></text:p>
      <text:p text:style-name="P6"/>
      <text:p text:style-name="P2"><text:span text:style-name="T4">Philis.</text:span></text:p>
      <text:p text:style-name="P2"><text:span text:style-name="T4">Tais-toy ? je veux l'entendre. Dis, Tircis, ce que tu voudras.</text:span></text:p>
      <text:p text:style-name="P6"/>
      <text:p text:style-name="P2"><text:span text:style-name="T4">Moron.</text:span></text:p>
      <text:p text:style-name="P2"><text:span text:style-name="T4">Ah ! cruelle…</text:span></text:p>
      <text:p text:style-name="P2"><text:span text:style-name="T4"><text:s/></text:span></text:p>
      <text:p text:style-name="P2"><text:span text:style-name="T4">Philis.</text:span></text:p>
      <text:p text:style-name="P2"><text:span text:style-name="T4">Silence, dis-je, ou je me mettray en colere.</text:span></text:p>
      <text:p text:style-name="P6"/>
      <text:p text:style-name="P2"><text:span text:style-name="T4">Tircis.</text:span></text:p>
      <text:p text:style-name="P2"><text:span text:style-name="T4"><office:annotation office:name="__Annotation__4078_708887811"><dc:creator>Windows User</dc:creator><dc:date>2020-03-23T16:04:00.98</dc:date><textooo:sender-initials>WU</textooo:sender-initials><text:p>Partition</text:p></office:annotation></text:span><text:span text:style-name="T4"> <text:s text:c="4"/></text:span><office:annotation-end office:name="__Annotation__4078_708887811"/></text:p>
      <text:p text:style-name="P2"><text:span text:style-name="T4">122</text:span></text:p>
      <text:p text:style-name="P2"><text:span text:style-name="T4"><office:annotation office:name="__Annotation__4083_708887811"><dc:creator>Windows User</dc:creator><dc:date>2020-03-23T16:05:00.98</dc:date><textooo:sender-initials>WU</textooo:sender-initials><text:p>Partition</text:p></office:annotation></text:span><text:span text:style-name="T4"> <text:s text:c="6"/></text:span><office:annotation-end office:name="__Annotation__4083_708887811"/></text:p>
      <text:p text:style-name="P2"><text:span text:style-name="T4">Moron.</text:span></text:p>
      <text:p text:style-name="P2"><text:span text:style-name="T4">Morbleu, que n'ay-je de la voix ! ah ! nature maratre, pourquoy ne m'as tu pas donné de quoy chanter comme à vn autre?</text:span></text:p>
      <text:p text:style-name="P6"/>
      <text:p text:style-name="P2"><text:span text:style-name="T4">Philis.</text:span></text:p>
      <text:p text:style-name="P2"><text:soft-page-break/><text:span text:style-name="T4">En vérité, Tircis, il ne se peut rien de plus agréable, et tu l'emportes sur tous les Riuaux que tu as.</text:span></text:p>
      <text:p text:style-name="P6"/>
      <text:p text:style-name="P2"><text:span text:style-name="T4">123</text:span></text:p>
      <text:p text:style-name="P2"><text:span text:style-name="T4">Moron.</text:span></text:p>
      <text:p text:style-name="P2"><text:span text:style-name="T4">Mais, pourquoy est-ce que je ne puis pas chanter? n'ay-je pas vn estomach, vn gosier, et vne langue comme vn autre? Oüy, ouy, allons, je veux chanter aussi, et te montrer que l'Amour fait faire toutes choses. Voicy vne chanson que I'ay faite pour toy.</text:span></text:p>
      <text:p text:style-name="P6"/>
      <text:p text:style-name="P2"><text:span text:style-name="T4">Philis.</text:span></text:p>
      <text:p text:style-name="P2"><text:span text:style-name="T4">Ouy, dis, je veux bien t'écouter pour la rareté du fait.</text:span></text:p>
      <text:p text:style-name="P6"/>
      <text:p text:style-name="P2"><text:span text:style-name="T4">Moron.</text:span></text:p>
      <text:p text:style-name="P2"><text:span text:style-name="T4">Courage, Moron ; il ny a qu'à avoir de la hardiesse.</text:span></text:p>
      <text:p text:style-name="P6"/>
      <text:p text:style-name="P2"><text:span text:style-name="T4">Moron chante.</text:span></text:p>
      <text:p text:style-name="P2"><text:span text:style-name="T4"><office:annotation office:name="__Annotation__4120_708887811"><dc:creator>Windows User</dc:creator><dc:date>2020-03-23T16:09:00</dc:date><textooo:sender-initials>WU</textooo:sender-initials><text:p>Partition</text:p></office:annotation></text:span><text:span text:style-name="T4"> <text:s text:c="5"/></text:span><office:annotation-end office:name="__Annotation__4120_708887811"/></text:p>
      <text:p text:style-name="P2"><text:span text:style-name="T4">124</text:span></text:p>
      <text:p text:style-name="P2"><text:span text:style-name="T4"><office:annotation office:name="__Annotation__4125_708887811"><dc:creator>Windows User</dc:creator><dc:date>2020-03-23T16:13:00.01</dc:date><textooo:sender-initials>WU</textooo:sender-initials><text:p>Partition</text:p></office:annotation></text:span><text:span text:style-name="T4"> <text:s text:c="6"/></text:span><office:annotation-end office:name="__Annotation__4125_708887811"/></text:p>
      <text:p text:style-name="P2"><text:span text:style-name="T4">Viuat Moron.</text:span></text:p>
      <text:p text:style-name="P6"/>
      <text:p text:style-name="P2"><text:span text:style-name="T4">PHILIS.</text:span></text:p>
      <text:p text:style-name="P2"><text:span text:style-name="T4">Voila qui est le mieux du monde, Mais Moron, je souhaitterois bien d'auoir la gloire que quelqu’Amant fut mort pour moy ; c'est vn auantage dont je n'ay pas encore joüy, et je trouue que I'aimerois de tout mon coeur vne personne qui m'aimeroit assez pour se donner la mort.</text:span></text:p>
      <text:p text:style-name="P6"/>
      <text:p text:style-name="P2"><text:span text:style-name="T4">Moron.</text:span></text:p>
      <text:p text:style-name="P2"><text:span text:style-name="T4">Tu aimerois vne personne qui se tuëroit pour toy?</text:span></text:p>
      <text:p text:style-name="P6"/>
      <text:p text:style-name="P2"><text:span text:style-name="T4">Philis.</text:span></text:p>
      <text:p text:style-name="P2"><text:span text:style-name="T4">Ouy.</text:span></text:p>
      <text:p text:style-name="P6"/>
      <text:p text:style-name="P2"><text:span text:style-name="T4">125</text:span></text:p>
      <text:p text:style-name="P2"><text:span text:style-name="T4">Moron.</text:span></text:p>
      <text:p text:style-name="P2"><text:soft-page-break/><text:span text:style-name="T4">II ne faut que cela pour te plaire?</text:span></text:p>
      <text:p text:style-name="P6"/>
      <text:p text:style-name="P2"><text:span text:style-name="T4">Philis.</text:span></text:p>
      <text:p text:style-name="P2"><text:span text:style-name="T4">Non.</text:span></text:p>
      <text:p text:style-name="P6"/>
      <text:p text:style-name="P2"><text:span text:style-name="T4">Moron.</text:span></text:p>
      <text:p text:style-name="P2"><text:span text:style-name="T4">Voila qui est fait, je te veux montrer que je me sçay tuer quand je veux.</text:span></text:p>
      <text:p text:style-name="P6"/>
      <text:p text:style-name="P2"><text:span text:style-name="T4">Tircis.</text:span></text:p>
      <text:p text:style-name="P2"><text:span text:style-name="T4"><office:annotation office:name="__Annotation__4162_708887811"><dc:creator>Windows User</dc:creator><dc:date>2020-03-23T16:16:00.02</dc:date><textooo:sender-initials>WU</textooo:sender-initials><text:p>Partition</text:p></office:annotation></text:span><text:span text:style-name="T4"> <text:s text:c="6"/></text:span><office:annotation-end office:name="__Annotation__4162_708887811"/></text:p>
      <text:p text:style-name="P2"><text:span text:style-name="T4">Moron.</text:span></text:p>
      <text:p text:style-name="P2"><text:span text:style-name="T4">C’est vn plaisir que vous aurez quand vous voudrez.</text:span></text:p>
      <text:p text:style-name="P6"/>
      <text:p text:style-name="P2"><text:span text:style-name="T4">126</text:span></text:p>
      <text:p text:style-name="P2"><text:span text:style-name="T4">Tircis.</text:span></text:p>
      <text:p text:style-name="P2"><text:span text:style-name="T4"><office:annotation office:name="__Annotation__4173_708887811"><dc:creator>Windows User</dc:creator><dc:date>2020-03-23T16:17:00.03</dc:date><textooo:sender-initials>WU</textooo:sender-initials><text:p>Partition</text:p></office:annotation></text:span><text:span text:style-name="T4"> <text:s text:c="7"/></text:span><office:annotation-end office:name="__Annotation__4173_708887811"/></text:p>
      <text:p text:style-name="P2"><text:span text:style-name="T4">Moron.</text:span></text:p>
      <text:p text:style-name="P2"><text:span text:style-name="T4">Je vous prie de vous mesler de vos affaires, et de me laisser tuër à ma fantaisie. Allons, je</text:span></text:p>
      <text:p text:style-name="P2"><text:span text:style-name="T4">vais faire honte à tous les Amans ; tien, je ne suis pas homme à faire tant de façons. Voy ce poignard, prends bien garde comme je vais me percer le cœur. Je suis votre seruiteur, quelque niais. Se riant de Tircis.</text:span></text:p>
      <text:p text:style-name="P6"/>
      <text:p text:style-name="P2"><text:span text:style-name="T4">PHILIS.</text:span></text:p>
      <text:p text:style-name="P2"><text:span text:style-name="T4">Allons, Tircis, viens-t-en me dire à l'Echo ce que tu m’as chanté.</text:span></text:p>
      <text:p text:style-name="P6"/>
      <text:p text:style-name="P2"><text:span text:style-name="T4">127</text:span></text:p>
      <text:p text:style-name="P2"><text:span text:style-name="T4">Acte quatrieme.</text:span></text:p>
      <text:p text:style-name="P6"/>
      <text:p text:style-name="P2"><text:span text:style-name="T4">Argument.</text:span></text:p>
      <text:p text:style-name="P2"><text:span text:style-name="T4">La Princesse esperant par vne feinte de découurir les sentimens du Prince d'Itaque, elle luy fit confidence qu'elle aimoit le Prince de Messene. Au lieu d'en paroitre affligé, Il luy rendit la pareille, et luy fit connoitre que la Princesse sa Parente luy auoit donné dans la veuë, et qu'il la demanderoit en Mariage au Roy son Pere. A cette atteinte Impreueuë, cette Princesse perdit toute sa constance, et quoyqu'elle essaya à se contraindre deuant luy, aussitost qu'il fut sorty, </text:span><text:soft-page-break/><text:span text:style-name="T4">elle demanda auec tant d'empressement à sa Cousine de ne receuoir point les seruices de ce Prince, </text:span></text:p>
      <text:p text:style-name="P6"/>
      <text:p text:style-name="P2"><text:span text:style-name="T4">128</text:span></text:p>
      <text:p text:style-name="P2"><text:span text:style-name="T4">et de ne l’épouser Iamais, qu'elle ne pût le luy refuser. Elle s'en plaignit mesme à Moron qui luy ayant dit assez franchement qu'elle l'aimoit donc, en fut chassé de sa presence.</text:span></text:p>
      <text:p text:style-name="P6"/>
      <text:p text:style-name="P2"><text:span text:style-name="T4">Scene Premiere.</text:span></text:p>
      <text:p text:style-name="P6"/>
      <text:p text:style-name="P2"><text:span text:style-name="T4">Euriale, La Princesse, Moron.</text:span></text:p>
      <text:p text:style-name="P2"><text:span text:style-name="T4">La Princesse.</text:span></text:p>
      <text:p text:style-name="P2"><text:span text:style-name="T4">Prince, comme Iusques Icy nous auons fait paroitre vne conformité de sentimens, et que le Ciel a semblé mettre en nous mesmes attachemens pour notre liberté, et mesme auersion pour l'Amour, je suis bien aise de vous ouurir mon coeur, et de vous faire confidence d'vn changement dont vous serez surpris. I'ay toujours regardé l'hymen comme vne chose affreuse, et I'avois fait serment d'abandonner plustost la Vie, que de me resoudre Iamais à perdre cette liberté pour qui j'auois des tendresses si grandes, Mais enfin vn moment à dissipé toutes ces resolutions, Le merite d'vn Prince m'a frappé aujourd'huy les yeux, et mon ame, tout d'vn coup, comme par vn miracle, est deuenuë sensible aux traits de cette passion que I'avois toujours mesprisée. I'ay trouué d'abord des raisons pour authoriser ce changement, et je puis l'appuyer de ma volonté, et repondre aux ardentes solicitations d'vn Pere, et aux voeux de tout vn Estat ; </text:span></text:p>
      <text:p text:style-name="P6"/>
      <text:p text:style-name="P2"><text:span text:style-name="T4">129</text:span></text:p>
      <text:p text:style-name="P2"><text:span text:style-name="T4">Mais à vous dire vray, je suis en peine du jugement que vous ferez de moy, et je voudrois sçauoir si vous condamnerez ou non le dessein que I'ay de me donner à vn Epoux ?</text:span></text:p>
      <text:p text:style-name="P6"/>
      <text:p text:style-name="P2"><text:span text:style-name="T4">Euriale.</text:span></text:p>
      <text:p text:style-name="P2"><text:span text:style-name="T4">Vous pourriez faire vn tel choix, Madame, que Ie l'approuuerois sans doute.</text:span></text:p>
      <text:p text:style-name="P6"/>
      <text:p text:style-name="P2"><text:span text:style-name="T4">La Princesse.</text:span></text:p>
      <text:p text:style-name="P2"><text:span text:style-name="T4">Qui croyez-vous, à votre auis, que je veüille choisir?</text:span></text:p>
      <text:p text:style-name="P6"/>
      <text:p text:style-name="P2"><text:span text:style-name="T4">Euriale.</text:span></text:p>
      <text:p text:style-name="P2"><text:soft-page-break/><text:span text:style-name="T4">Si I'estois dans votre cœur, je pourrois vous le dire ; Mais comme je n'y suis pas, je n'ay garde de vous repondre.</text:span></text:p>
      <text:p text:style-name="P6"/>
      <text:p text:style-name="P2"><text:span text:style-name="T4">La Princesse.</text:span></text:p>
      <text:p text:style-name="P2"><text:span text:style-name="T4">Deuinez pour voir, et nommez quelqu'vn.</text:span></text:p>
      <text:p text:style-name="P6"/>
      <text:p text:style-name="P2"><text:span text:style-name="T4">Euriale.</text:span></text:p>
      <text:p text:style-name="P2"><text:span text:style-name="T4">I'aurois trop peur de me tromper.</text:span></text:p>
      <text:p text:style-name="P6"/>
      <text:p text:style-name="P2"><text:span text:style-name="T4">La Princesse.</text:span></text:p>
      <text:p text:style-name="P2"><text:span text:style-name="T4">Mais encore pour qui souhaitteriez-vous que je me déclarasse ?</text:span></text:p>
      <text:p text:style-name="P6"/>
      <text:p text:style-name="P2"><text:span text:style-name="T4">Euriale.</text:span></text:p>
      <text:p text:style-name="P2"><text:span text:style-name="T4">Je sçay bien à vous dire vray pour qui je le souhaitterois, mais </text:span></text:p>
      <text:p text:style-name="P6"/>
      <text:p text:style-name="P2"><text:span text:style-name="T4">130</text:span></text:p>
      <text:p text:style-name="P2"><text:span text:style-name="T4">auant que de m'expliquer, Ie dois sçauoir votre pensée.</text:span></text:p>
      <text:p text:style-name="P6"/>
      <text:p text:style-name="P2"><text:span text:style-name="T4">La Princesse.</text:span></text:p>
      <text:p text:style-name="P2"><text:span text:style-name="T4">Et bien, Prince, je veux bien vous la decouurir, et suis seure que vous allez aprouuer mon choix, et pour ne vous point tenir en suspens dauantage, le Prince de Messene est celuy de qui le merite s'est attiré mes voeux.</text:span></text:p>
      <text:p text:style-name="P6"/>
      <text:p text:style-name="P2"><text:span text:style-name="T4">Euriale.</text:span></text:p>
      <text:p text:style-name="P2"><text:span text:style-name="T4">O Ciel!</text:span></text:p>
      <text:p text:style-name="P6"/>
      <text:p text:style-name="P2"><text:span text:style-name="T4">La Princesse.</text:span></text:p>
      <text:p text:style-name="P2"><text:span text:style-name="T4">Mon Invention a reüssi, Moron, le voila qui se trouble.</text:span></text:p>
      <text:p text:style-name="P6"/>
      <text:p text:style-name="P2"><text:span text:style-name="T4">Moron, parlant à la Princesse. Au Prince. à la Princesse. Au Prince.</text:span></text:p>
      <text:p text:style-name="P2"><text:span text:style-name="T4">Bon, courage. Courage, Seigneur, iI en tient. Ne vous défaites pas.</text:span></text:p>
      <text:p text:style-name="P6"/>
      <text:p text:style-name="P2"><text:span text:style-name="T4">La Princesse.</text:span></text:p>
      <text:p text:style-name="P2"><text:span text:style-name="T4">Ne trouuez vous pas que I'ay raison, et que ce Prince a tout le merite qu'on peut auoir?</text:span></text:p>
      <text:p text:style-name="P6"><text:soft-page-break/></text:p>
      <text:p text:style-name="P2"><text:span text:style-name="T4">Moron au Prince.</text:span></text:p>
      <text:p text:style-name="P2"><text:span text:style-name="T4">Remettez-vous, et songez à répondre.</text:span></text:p>
      <text:p text:style-name="P6"/>
      <text:p text:style-name="P2"><text:span text:style-name="T4">La Princesse.</text:span></text:p>
      <text:p text:style-name="P2"><text:span text:style-name="T4">D'où vient donc Prince que vous ne dites mot, et semblez Interdit?</text:span></text:p>
      <text:p text:style-name="P6"/>
      <text:p text:style-name="P2"><text:span text:style-name="T4">131</text:span></text:p>
      <text:p text:style-name="P2"><text:span text:style-name="T4">Euriale.</text:span></text:p>
      <text:p text:style-name="P2"><text:span text:style-name="T4">Je le suis à la verité, et I'admire, Madame, comme le Ciel a pû former deux ames aussi semblables en tout que les nôtres ? Deux ames en qui l'on ait veu vne plus grande conformité de sentimens, qui ayent fait éclater dans le mesme temps vne resolution à brauer les traits de l'Amour, et qui dans le mesme moment ayent fait paroitre vne égale facilité à perdre le nom</text:span></text:p>
      <text:p text:style-name="P2"><text:span text:style-name="T4">d'Insensibles : Car Enfin, Madame, puisque votre exemple m'autorise, je ne feindray point de vous dire, que l'Amour, aujourd'huy s'est rendu Maitre de mon coeur, et qu'vne des Princesses vos cousines, l’aimable et belle Aglante a renuersé d'vn coup d'oeil tous les projets de ma fierté. Ie suis ravi, Madame, que par cette égalité de défaite nous n'ayons rien à nous reprocher l’vn et l'autre, et je ne doute point, que comme je vous louë Infiniment de votre choix, vous n'approuuiez aussi le mien. II faut que ce miracle éclate aux yeux de tout le monde, et nous ne deuons point differer à nous rendre tous deux contents. Pour moy, Madame, Ie vous solicite de vos suffrages, pour obtenir celle que je souhaitte, et vous trouuerez bon que I'aille de ce pas en faire la demande au Prince votre Pere.</text:span></text:p>
      <text:p text:style-name="P6"/>
      <text:p text:style-name="P2"><text:span text:style-name="T4">Moron.</text:span></text:p>
      <text:p text:style-name="P2"><text:span text:style-name="T4">Ah ! digne, ah ! brave cœur.</text:span></text:p>
      <text:p text:style-name="P6"/>
      <text:p text:style-name="P2"><text:span text:style-name="T4">132</text:span></text:p>
      <text:p text:style-name="P2"><text:span text:style-name="T4">Scene Deuxieme.</text:span></text:p>
      <text:p text:style-name="P6"/>
      <text:p text:style-name="P2"><text:span text:style-name="T4">La Princesse, Moron.</text:span></text:p>
      <text:p text:style-name="P2"><text:span text:style-name="T4">La Princesse.</text:span></text:p>
      <text:p text:style-name="P2"><text:span text:style-name="T4">Ah ! Moron, je n'en puis plus, et ce coup, que je n'attendois pas, triomphe absolument de toute ma fermeté.</text:span></text:p>
      <text:p text:style-name="P6"/>
      <text:p text:style-name="P2"><text:soft-page-break/><text:span text:style-name="T4">Moron.</text:span></text:p>
      <text:p text:style-name="P2"><text:span text:style-name="T4">II est vray que le coup est vn peu surprenant, et I'auois creu d'abord que votre stratagéme auoit fait son effect. </text:span></text:p>
      <text:p text:style-name="P6"/>
      <text:p text:style-name="P2"><text:span text:style-name="T4">La Princesse.</text:span></text:p>
      <text:p text:style-name="P2"><text:span text:style-name="T4">Ah ! ce m'est vn dépit à me desesperer, qu'vne autre ait l’auantage de soûmettre ce cœur que je voulois soumettre.</text:span></text:p>
      <text:p text:style-name="P6"/>
      <text:p text:style-name="P2"><text:span text:style-name="T4">133</text:span></text:p>
      <text:p text:style-name="P2"><text:span text:style-name="T4">Scene Troisiéme.</text:span></text:p>
      <text:p text:style-name="P6"/>
      <text:p text:style-name="P2"><text:span text:style-name="T4">La Princesse, Aglante, Moron.</text:span></text:p>
      <text:p text:style-name="P2"><text:span text:style-name="T4">La Princesse.</text:span></text:p>
      <text:p text:style-name="P2"><text:span text:style-name="T4">Princesse, I'ay à vous prier d'vne chose, qu'il faut absolument que vous m'accordiez : Le Prince d'Ithaque vous aime, et veut vous demander au Prince mon Pere.</text:span></text:p>
      <text:p text:style-name="P6"/>
      <text:p text:style-name="P2"><text:span text:style-name="T4">Aglante.</text:span></text:p>
      <text:p text:style-name="P2"><text:span text:style-name="T4">Le Prince d'Ithaque, Madame ?</text:span></text:p>
      <text:p text:style-name="P6"/>
      <text:p text:style-name="P2"><text:span text:style-name="T4">La Princesse.</text:span></text:p>
      <text:p text:style-name="P2"><text:span text:style-name="T4">Ouy il vient de m'en assurer luy mesme, et m'a demandé mon suffrage pour vous obtenir ; Mais je vous conjure de rejetter cette proposition, et de ne point prester l'oreille à tout ce qu'il pourra vous dire.</text:span></text:p>
      <text:p text:style-name="P6"/>
      <text:p text:style-name="P2"><text:span text:style-name="T4">Aglante.</text:span></text:p>
      <text:p text:style-name="P2"><text:span text:style-name="T4">Mais, Madame, s'il estoit vray que ce Prince m'aimast effectivement, pourquoy n'ayant aucun dessein de vous engager, ne voudriez vous pas soufrir…</text:span></text:p>
      <text:p text:style-name="P6"/>
      <text:p text:style-name="P2"><text:span text:style-name="T4">La Princesse.</text:span></text:p>
      <text:p text:style-name="P2"><text:span text:style-name="T4">Non, Aglante, je vous le demande, faites-moy ce plaisir je vous prie, et trouvez bon que n’ayant pû auoir l’auantage de le soumettre Ie luy dérobe la Ioye de vous obtenir.</text:span></text:p>
      <text:p text:style-name="P6"/>
      <text:p text:style-name="P2"><text:span text:style-name="T4">Aglante.</text:span></text:p>
      <text:p text:style-name="P2"><text:soft-page-break/><text:span text:style-name="T4">Madame, Il faut vous Obëir ; Mais je croioiois que la victoire d’vn tel cœur ne seroit pas vne victoire à dédaigner.</text:span></text:p>
      <text:p text:style-name="P6"/>
      <text:p text:style-name="P2"><text:span text:style-name="T4">134</text:span></text:p>
      <text:p text:style-name="P2"><text:span text:style-name="T4">La Princesse.</text:span></text:p>
      <text:p text:style-name="P2"><text:span text:style-name="T4">Non, non, il n’aura pas la Ioye de me brauer entierement. </text:span></text:p>
      <text:p text:style-name="P6"/>
      <text:p text:style-name="P2"><text:span text:style-name="T4">Scene Quatrieme.</text:span></text:p>
      <text:p text:style-name="P6"/>
      <text:p text:style-name="P2"><text:span text:style-name="T4">Aristomene, Moron, La Princesse, Aglante. </text:span></text:p>
      <text:p text:style-name="P2"><text:span text:style-name="T4">Aristomene.</text:span></text:p>
      <text:p text:style-name="P2"><text:span text:style-name="T4">Madame, je viens à vos pieds rendre grace à l'Amour de mes heureux destins, et vous témoigner auec mes transports, le ressentiment où Ie suis des surprenantes bontez dont vous daignez favoriser le plus soumis de vos captifs.</text:span></text:p>
      <text:p text:style-name="P6"/>
      <text:p text:style-name="P2"><text:span text:style-name="T4">La Princesse.</text:span></text:p>
      <text:p text:style-name="P2"><text:span text:style-name="T4">Comment?</text:span></text:p>
      <text:p text:style-name="P6"/>
      <text:p text:style-name="P2"><text:span text:style-name="T4">135</text:span></text:p>
      <text:p text:style-name="P2"><text:span text:style-name="T4">Aristomene.</text:span></text:p>
      <text:p text:style-name="P2"><text:span text:style-name="T4">Le prince d'Ithaque, Madame, vient de m’assurer tout à l'heure que votre coeur auoit eu la bonté de s'expliquer en ma faveur, sur ce celebre choix qu'attend toute la Grece.</text:span></text:p>
      <text:p text:style-name="P6"/>
      <text:p text:style-name="P2"><text:span text:style-name="T4">La Princesse.</text:span></text:p>
      <text:p text:style-name="P2"><text:span text:style-name="T4">II vous a dit qu'il tenoit cela de ma bouche?</text:span></text:p>
      <text:p text:style-name="P6"/>
      <text:p text:style-name="P2"><text:span text:style-name="T4">Aristomene.</text:span></text:p>
      <text:p text:style-name="P2"><text:span text:style-name="T4">Ouy, Madame.</text:span></text:p>
      <text:p text:style-name="P6"/>
      <text:p text:style-name="P2"><text:span text:style-name="T4">La Princesse.</text:span></text:p>
      <text:p text:style-name="P2"><text:span text:style-name="T4">C'est vn étourdy, et vous estes vn peu trop credule, d'adjouter foy si promtement a ce qu'il vous a dit. Vne pareille nouuelle meriteroit bien ce me semble qu'on en doutast vn peu de temps, et c'est tout ce que vous pourriez faire de le croire, si je vous l'auois dite moy mesme.</text:span></text:p>
      <text:p text:style-name="P6"/>
      <text:p text:style-name="P2"><text:soft-page-break/><text:span text:style-name="T4">Aristomene. </text:span></text:p>
      <text:p text:style-name="P2"><text:span text:style-name="T4">Madame, si I'ay esté trop promt à me persuader….</text:span></text:p>
      <text:p text:style-name="P6"/>
      <text:p text:style-name="P2"><text:span text:style-name="T4">La Princesse</text:span></text:p>
      <text:p text:style-name="P2"><text:span text:style-name="T4">De grace, Prince, brisons là ce discours, et si vous voulez m'obliger, souffrez que je puisse Iouïr de deux momens de solitude.</text:span></text:p>
      <text:p text:style-name="P6"/>
      <text:p text:style-name="P2"><text:span text:style-name="T4">136</text:span></text:p>
      <text:p text:style-name="P2"><text:span text:style-name="T4">Scene Cinquiéme.</text:span></text:p>
      <text:p text:style-name="P6"/>
      <text:p text:style-name="P2"><text:span text:style-name="T4">La Princesse, Aglante, Moron.</text:span></text:p>
      <text:p text:style-name="P2"><text:span text:style-name="T4">La Princesse.</text:span></text:p>
      <text:p text:style-name="P2"><text:span text:style-name="T4">Ah ! qu'en cette auanture, le ciel me traite auec vne rigueur étrange ! au moins, Princesse, souuenez-vous de la priere que je vous ay faite ?</text:span></text:p>
      <text:p text:style-name="P6"/>
      <text:p text:style-name="P2"><text:span text:style-name="T4">Aglante.</text:span></text:p>
      <text:p text:style-name="P2"><text:span text:style-name="T4">Ie vous l'ay déjà dit, Madame, il faut vous obéïr.</text:span></text:p>
      <text:p text:style-name="P6"/>
      <text:p text:style-name="P2"><text:span text:style-name="T4">Moron.</text:span></text:p>
      <text:p text:style-name="P2"><text:span text:style-name="T4">Mais, Madame, s'il vous aimoit, vous n'en voudriez point, et cependant vous ne voulez pas qu'il soit à vne autre. C'est faire Iustement comme le chien du Iardinier.</text:span></text:p>
      <text:p text:style-name="P6"/>
      <text:p text:style-name="P2"><text:span text:style-name="T4">La Princesse.</text:span></text:p>
      <text:p text:style-name="P2"><text:span text:style-name="T4">Non, je ne puis souffrir qu'il soit heureux auec vne </text:span></text:p>
      <text:p text:style-name="P6"/>
      <text:p text:style-name="P2"><text:span text:style-name="T4">137</text:span></text:p>
      <text:p text:style-name="P2"><text:span text:style-name="T4">autre, Ie croy que I'en mourrois de déplaisir.</text:span></text:p>
      <text:p text:style-name="P6"/>
      <text:p text:style-name="P2"><text:span text:style-name="T4">Moron.</text:span></text:p>
      <text:p text:style-name="P2"><text:span text:style-name="T4">Ma foy, Madame, auoüez la dette, vous voudriez qu'il fut à vous, et dans toutes vos actions, Il est aisé de voir que vous aimez vn peu ce Ieune Prince.</text:span></text:p>
      <text:p text:style-name="P6"/>
      <text:p text:style-name="P2"><text:span text:style-name="T4">La Princesse.</text:span></text:p>
      <text:p text:style-name="P2"><text:soft-page-break/><text:span text:style-name="T4">Moy, je l’aime ? O ciel ! je l’aime ? auez-vous l'Insolence de prononcer ces paroles ? Sortez de ma Veuë, Impudent, et ne vous presentez jamais deuant moy.</text:span></text:p>
      <text:p text:style-name="P6"/>
      <text:p text:style-name="P2"><text:span text:style-name="T4">Moron.</text:span></text:p>
      <text:p text:style-name="P2"><text:span text:style-name="T4">Madame…</text:span></text:p>
      <text:p text:style-name="P6"/>
      <text:p text:style-name="P2"><text:span text:style-name="T4">La Princesse.</text:span></text:p>
      <text:p text:style-name="P2"><text:span text:style-name="T4">Retirez-vous d'Icy, vous dis-je, où je vous en feray retirer d'vne autre maniere.</text:span></text:p>
      <text:p text:style-name="P6"/>
      <text:p text:style-name="P2"><text:span text:style-name="T4">Moron.</text:span></text:p>
      <text:p text:style-name="P2"><text:span text:style-name="T4">Ma foy son coeur en a sa prouision, et….</text:span></text:p>
      <text:p text:style-name="P6"/>
      <text:p text:style-name="P2"><text:span text:style-name="T4">Il rencontre vn regard de la Princesse qui l’oblige à se retirer.</text:span></text:p>
      <text:p text:style-name="P6"/>
      <text:p text:style-name="P2"><text:span text:style-name="T4">138</text:span></text:p>
      <text:p text:style-name="P2"><text:span text:style-name="T4">Scene Sixiéme.</text:span></text:p>
      <text:p text:style-name="P6"/>
      <text:p text:style-name="P2"><text:span text:style-name="T4">La Princesse.</text:span></text:p>
      <text:p text:style-name="P2"><text:span text:style-name="T4">De quelle émotion Inconnuë sens-je mon coeur atteint, et quelle Inquietude secrette est venuë tout d'vn coup troubler la tranquilité de mon ame. Ne seroit-ce point aussi ce qu'on vient de me dire, et sans en rien sauoir, n'aimerois-je point ce Ieune Prince? Ah! si cela estoit Ie serois personne à me desesperer, Mais il est Impossible que cela soit, et je voy bien que je ne puis pas l'aimer. Quoy serois-je capable de cette lascheté ? I'ay veu toute la Terre à mes pieds, auec la plus grande Insensibilité du monde. Les respects, les hommages, les soumissions, n'ont Iamais pû toucher mon ame, et la fierté, et le dedain en auroient triomphé. I'ay meprisé tous ceux qui m'ont aimé, et I'aymerois le seul qui me mesprise, ,on, non, je sçay bien que je ne l’aime pas, il n'y a pas de raison à cela. Mais si ce n'est pas de l'amour que ce que je sens maintenant, qu'est-ce donc que ce peut estre ? et d'où vient ce poison qui me court par toutes les veines, et ne me laisse point en repos avec moy mesme? sors de mon coeur, qui que tu sois, ennemy qui te caches, attaque moy visiblement, et deuient à mes yeux la plus afreuse beste de tous nos bois, afin que mon dard, et mes fléches me puissent défaire de toy. O vous, admirables personnes qui par la douceur de vos chants auez l'art d'adoucir les plus facheuses Inquiétudes, approchez vous icy de grace, et tachez, par votre musique, de charmer le chagrin où je suis.</text:span></text:p>
      <text:p text:style-name="P6"><text:soft-page-break/></text:p>
      <text:p text:style-name="P2"><text:span text:style-name="T4">Fin Du Quatriéme Acte.</text:span></text:p>
      <text:p text:style-name="P6"/>
      <text:p text:style-name="P2"><text:span text:style-name="T4"><office:annotation office:name="__Annotation__4591_708887811"><dc:creator>Windows User</dc:creator><dc:date>2020-03-25T16:21:00.18</dc:date><textooo:sender-initials>WU</textooo:sender-initials><text:p>Partition</text:p></office:annotation></text:span><text:span text:style-name="T4">139-146</text:span><office:annotation-end office:name="__Annotation__4591_708887811"/></text:p>
      <text:p text:style-name="P6"/>
      <text:p text:style-name="P2"><text:span text:style-name="T4">147</text:span></text:p>
      <text:p text:style-name="P2"><text:span text:style-name="T4">Acte cinquiéme. </text:span></text:p>
      <text:p text:style-name="P6"/>
      <text:p text:style-name="P2"><text:span text:style-name="T4">Argument.</text:span></text:p>
      <text:p text:style-name="P2"><text:span text:style-name="T4">Il se passoit dans le coeur du Prince de Messene des choses bien differentes ; la Ioye que luy auoit donnée le Prince d'Ithaque, en luy aprenant malicieusement qu'il estoit aimé de la Princesse, l'auoit obligé de l'aller trouuer auec vne Inconsideration, que rien qu'vne extreme amour, ne pouuoit excuser; Mais il en auoit esté receu d'vne maniere bien differente à ce qu'il esperoit. Elle luy demanda qui luy auoit appris cette nouuelle, et quand elle eut sçeu que ç’auoit esté le Prince d'Ithaque, cette connoissance augmenta cruellement son mal, et luy fit dire à demy desesperée, que c’estoit vn étourdy, et ce mot étourdit si fort le Prince de Messene, qu’il sortit tout confus, sans luy pouuoir répondre. </text:span></text:p>
      <text:p text:style-name="P2"><text:span text:style-name="T4">La Princesse d'vn autre côté alla trouuer le Roy son Pere qui venoit de paroitre auec le Prince d'Ithaque, et </text:span></text:p>
      <text:p text:style-name="P6"/>
      <text:p text:style-name="P2"><text:span text:style-name="T4">148</text:span></text:p>
      <text:p text:style-name="P2"><text:span text:style-name="T4">qui luy temoignoit, non seulement la Ioye qu'il auroit eu de le voir entrer dans son Alliance, Mais mesme l'opinion qu'il commença d'auoir que sa fille ne le hayssoit pas : Elle ne fut pas plustost aupres de luy qu’elle se Ietta à ses pieds, elle luy demanda pour la plus grande faueur qu'elle pust jamais receuoir, que le Prince d'Ithaque n'épousast Iamais la Princesse Aglante, ce qu’il luy promit solemnellement : Mais il luy dit que si elle ne vouloit point qu'il fut à vne autre, il faloit qu'elle le prit pour elle. Elle luy repondit, il ne le voudroit pas, Mais d'vne maniere si passionnée, qu'il estoit aisé de connoitre les sentimens de son coeur. Alors le Prince quittant toute sorte de feinte, luy confessa son amour, et le stratagéme dont il s'estoit seruie, pour venir au point où il se voioit alors, par la connoissance de son humeur. La Princesse luy donnant la main, Le Roy se tourna vers les deux Princes de Messene, et de Pyle, et leur demanda si ses deux Parentes dont le merite n'estoit pas moindre que la qualité, ne seroient point capable de les consoler de leur disgrace ? Ils luy repondirent que l’honneur de </text:span><text:soft-page-break/><text:span text:style-name="T4">son alliance faisant tous leurs souhaits, Ils ne pouuoient esperer vne plus heureuse fortune. Alors la joye fut si grande dans le Palais, qu'elle se repandit par tous les enuirons.</text:span></text:p>
      <text:p text:style-name="P6"/>
      <text:p text:style-name="P2"><text:span text:style-name="T4">149</text:span></text:p>
      <text:p text:style-name="P2"><text:span text:style-name="T4">Scene Premiere.</text:span></text:p>
      <text:p text:style-name="P6"/>
      <text:p text:style-name="P2"><text:span text:style-name="T4">Le Prince Iphitas, Euriale, Moron, Aglante, Cinthie.</text:span></text:p>
      <text:p text:style-name="P2"><text:span text:style-name="T4">Moron.</text:span></text:p>
      <text:p text:style-name="P2"><text:span text:style-name="T4">Ouy, Seigneur, ce n'est point raillerie, I'en suis ce que l’on appelle disgracié, iI m'a falu tirer mes chauses au plus vite, et jamais vous n'auez veu emportement plus brusque que le sien.</text:span></text:p>
      <text:p text:style-name="P6"/>
      <text:p text:style-name="P2"><text:span text:style-name="T4">Le Prince Iphitas.</text:span></text:p>
      <text:p text:style-name="P2"><text:span text:style-name="T4">Ah ! Prince, que je deuray de graces à ce stratagéme amoureux, s'il faut qu'il ait trouué le secret de toucher son coeur.</text:span></text:p>
      <text:p text:style-name="P6"/>
      <text:p text:style-name="P2"><text:span text:style-name="T4">Euriale.</text:span></text:p>
      <text:p text:style-name="P2"><text:span text:style-name="T4">Quelque chose, Seigneur, qu’on vienne de vous dire, je n'ose encore pour moy, me flatter de ce doux espoir : mais enfin si ce n'est pas à moy trop de témerité, que d'oser aspirer à l'honneur de votre alliance, si ma personne, et mes Estats...</text:span></text:p>
      <text:p text:style-name="P6"/>
      <text:p text:style-name="P2"><text:span text:style-name="T4">150</text:span></text:p>
      <text:p text:style-name="P2"><text:span text:style-name="T4">Le Prince Iphitas.</text:span></text:p>
      <text:p text:style-name="P2"><text:span text:style-name="T4">Prince n'entrons point dans ces complimens. Je trouve en vous de quoy remplir tous les souhaits d'vn Père, et si vous auez le coeur de ma fille, il ne vous manque rien.</text:span></text:p>
      <text:p text:style-name="P6"/>
      <text:p text:style-name="P2"><text:span text:style-name="T4">Scene Seconde.</text:span></text:p>
      <text:p text:style-name="P6"/>
      <text:p text:style-name="P2"><text:span text:style-name="T4">La Princesse, Le Prince Euriale, Aglante, Cinthie, Moron.</text:span></text:p>
      <text:p text:style-name="P2"><text:span text:style-name="T4">La Princesse.</text:span></text:p>
      <text:p text:style-name="P2"><text:span text:style-name="T4">O Ciel ! que vois-je Icy ?</text:span></text:p>
      <text:p text:style-name="P6"/>
      <text:p text:style-name="P2"><text:span text:style-name="T4">Le Prince Iphitas.</text:span></text:p>
      <text:p text:style-name="P2"><text:span text:style-name="T4">Ouy l’honneur de votre alliance m'est d'vn prix tres-considerable, et je souscris aisément de tous mes suffrages à la demande que vous me faites.</text:span></text:p>
      <text:p text:style-name="P6"><text:soft-page-break/></text:p>
      <text:p text:style-name="P2"><text:span text:style-name="T4">151</text:span></text:p>
      <text:p text:style-name="P2"><text:span text:style-name="T4">La Princesse. </text:span></text:p>
      <text:p text:style-name="P2"><text:span text:style-name="T4">Seigneur, je me jette à vos pieds, pour vous demander vne grace. Vous m'auez toujours témoigné vne tendresse extreme, et je croy vous deuoir bien plus par les bontez que vous m'auez fait voir, que par le jour que vous m'auez donné ; Mais si Iamais vous auez eu de l’amitié pour moy, Ie vous en demande aujourd'huy la plus sensible preuue que vous me puissiez accorder, c'est de n'écouter point, Seigneur, la demande de ce Prince, et de ne pas souffrir que la Princesse Aglante soit vnie auec luy.</text:span></text:p>
      <text:p text:style-name="P6"/>
      <text:p text:style-name="P2"><text:span text:style-name="T4">Le Prince.</text:span></text:p>
      <text:p text:style-name="P2"><text:span text:style-name="T4">Et par quelle raison, ma Fille, voudrois-tu t'opposer à cette vnion ?</text:span></text:p>
      <text:p text:style-name="P6"/>
      <text:p text:style-name="P2"><text:span text:style-name="T4">La Princesse.</text:span></text:p>
      <text:p text:style-name="P2"><text:span text:style-name="T4">Par la raison que je hais ce Prince, et que je veux, si je puis trauerser ses desseins.</text:span></text:p>
      <text:p text:style-name="P6"/>
      <text:p text:style-name="P2"><text:span text:style-name="T4">Le Prince.</text:span></text:p>
      <text:p text:style-name="P2"><text:span text:style-name="T4">Tu le hais, ma Fille</text:span></text:p>
      <text:p text:style-name="P6"/>
      <text:p text:style-name="P2"><text:span text:style-name="T4">La Princesse.</text:span></text:p>
      <text:p text:style-name="P2"><text:span text:style-name="T4">Ouy, et de tout mon coeur, je vous l'aüouë.</text:span></text:p>
      <text:p text:style-name="P6"/>
      <text:p text:style-name="P2"><text:span text:style-name="T4">Le Prince.</text:span></text:p>
      <text:p text:style-name="P2"><text:span text:style-name="T4">Et que t’a t’il fait?</text:span></text:p>
      <text:p text:style-name="P6"/>
      <text:p text:style-name="P2"><text:span text:style-name="T4">La Princesse.</text:span></text:p>
      <text:p text:style-name="P2"><text:span text:style-name="T4">Il m'a m’éprisée.</text:span></text:p>
      <text:p text:style-name="P6"/>
      <text:p text:style-name="P2"><text:span text:style-name="T4">152</text:span></text:p>
      <text:p text:style-name="P2"><text:span text:style-name="T4">Le Prince.</text:span></text:p>
      <text:p text:style-name="P2"><text:span text:style-name="T4">Et comment.</text:span></text:p>
      <text:p text:style-name="P6"/>
      <text:p text:style-name="P2"><text:span text:style-name="T4">La Princesse.</text:span></text:p>
      <text:p text:style-name="P2"><text:span text:style-name="T4">II ne m'a pas trouuée assez bien faite pour m'adresser ses voeux.</text:span></text:p>
      <text:p text:style-name="P6"><text:soft-page-break/></text:p>
      <text:p text:style-name="P2"><text:span text:style-name="T4">Le Prince.</text:span></text:p>
      <text:p text:style-name="P2"><text:span text:style-name="T4">Et quelle offense te fait cela, tu ne veux accepter personne.</text:span></text:p>
      <text:p text:style-name="P6"/>
      <text:p text:style-name="P2"><text:span text:style-name="T4">La Princesse.</text:span></text:p>
      <text:p text:style-name="P2"><text:span text:style-name="T4">N'importe, il me deuoit aimer comme les autres, et me laisser au moins la gloire de le refuser. Sa declaration me fait vn affront, et ce m'est vne honte sensible, qu'à mes yeux, et au milieu de votre cour, il a recherché vne autre que moy.</text:span></text:p>
      <text:p text:style-name="P6"/>
      <text:p text:style-name="P2"><text:span text:style-name="T4">Le Prince.</text:span></text:p>
      <text:p text:style-name="P2"><text:span text:style-name="T4">Mais quel Interest dois-tu prendre à luy?</text:span></text:p>
      <text:p text:style-name="P6"/>
      <text:p text:style-name="P2"><text:span text:style-name="T4">La Princesse.</text:span></text:p>
      <text:p text:style-name="P2"><text:span text:style-name="T4">J'en prends, Seigneur à me vanger de son mépris, et comme Ie sçay qu'il aime Aglante auec beaucoup d'ardeur, je veux empescher, s'il vous plaist, qu'il ne soit heureux auec Elle.</text:span></text:p>
      <text:p text:style-name="P6"/>
      <text:p text:style-name="P2"><text:span text:style-name="T4">Le Prince.</text:span></text:p>
      <text:p text:style-name="P2"><text:span text:style-name="T4">Cela te tient donc bien au coeur</text:span></text:p>
      <text:p text:style-name="P6"/>
      <text:p text:style-name="P2"><text:span text:style-name="T4">La Princesse.</text:span></text:p>
      <text:p text:style-name="P2"><text:span text:style-name="T4">Ouy, Seigneur, sans doute, et s'il obtient ce qu'il demande vous me verrez expirer à vos yeux.</text:span></text:p>
      <text:p text:style-name="P6"/>
      <text:p text:style-name="P2"><text:span text:style-name="T4">153</text:span></text:p>
      <text:p text:style-name="P2"><text:span text:style-name="T4">Le Prince.</text:span></text:p>
      <text:p text:style-name="P2"><text:span text:style-name="T4">Va, va, ma Fille, auouë franchement la chose. Le merite de ce Prince t'a fait ouurir les yeux, et tu l’aimes enfin, quoyque tu puisses dire.</text:span></text:p>
      <text:p text:style-name="P6"/>
      <text:p text:style-name="P2"><text:span text:style-name="T4">La Princesse. </text:span></text:p>
      <text:p text:style-name="P2"><text:span text:style-name="T4">Moy, Seigneur ?</text:span></text:p>
      <text:p text:style-name="P6"/>
      <text:p text:style-name="P2"><text:span text:style-name="T4">Le Prince.</text:span></text:p>
      <text:p text:style-name="P2"><text:span text:style-name="T4">Ouy tu l'aimes.</text:span></text:p>
      <text:p text:style-name="P6"/>
      <text:p text:style-name="P2"><text:span text:style-name="T4">La Princesse.</text:span></text:p>
      <text:p text:style-name="P2"><text:soft-page-break/><text:span text:style-name="T4">Ie l’aime, dites-vous ? et vous m'Imputez cette lascheté? O Ciel ! quelle est mon infortune ! puis-je bien, sans mourir, entendre ces paroles ? et faut-il que je sois si malheureuse qu’on me soupçonne d’aimer? Ah ! Si c'estoit vn autre que vous, Seigneur, qui me tint ce discours je ne sçay pas ce que je ne ferois point. </text:span></text:p>
      <text:p text:style-name="P6"/>
      <text:p text:style-name="P2"><text:span text:style-name="T4">Le Prince.</text:span></text:p>
      <text:p text:style-name="P2"><text:span text:style-name="T4">Et bien ouy, tu ne l'aimes pas. Tu les hais, I'y consens, et Ie veux bien pour te contenter qu'il n'épouse pas la Princesse Aglante.</text:span></text:p>
      <text:p text:style-name="P6"/>
      <text:p text:style-name="P2"><text:span text:style-name="T4">La Princesse.</text:span></text:p>
      <text:p text:style-name="P2"><text:span text:style-name="T4">Ah ! Seigneur, vous me donnez la vie.</text:span></text:p>
      <text:p text:style-name="P6"/>
      <text:p text:style-name="P2"><text:span text:style-name="T4">Le Prince.</text:span></text:p>
      <text:p text:style-name="P2"><text:span text:style-name="T4">Mais afin d'empescher qu'il ne puisse Iamais estre à elle Il faut que tu le prenne pour toy</text:span></text:p>
      <text:p text:style-name="P6"/>
      <text:p text:style-name="P2"><text:span text:style-name="T4">154</text:span></text:p>
      <text:p text:style-name="P2"><text:span text:style-name="T4">La Princesse.</text:span></text:p>
      <text:p text:style-name="P2"><text:span text:style-name="T4">Vous, vous mocquez, Seigneur, et ce n'est pas ce qu'il demande.</text:span></text:p>
      <text:p text:style-name="P6"/>
      <text:p text:style-name="P2"><text:span text:style-name="T4">Euriale.</text:span></text:p>
      <text:p text:style-name="P2"><text:span text:style-name="T4">Pardonnez-moy, Madame, si je suis assez temeraire pour cela, et je prens à témoin le Prince votre Pere, si ce n'est pas vous que I'ay demandée. C'est trop vous tenir dans l'erreur, Il faut leuer le masque, et deussiez vous, vous en preualoir contre moy, découurir à vos yeux les veritables sentimens de mon coeur. Ie n'ay Iamais aimé que vous, et Iamais je n'aimeray que vous. C’est vous, Madame, qui m'auez enlevé cette qualité d'Insensible que j'auois toujours affectée, et tout ce que I'ay pû vous dire, n'a esté qu'vne feinte, qu'vn mouvement secret m'a inspirée, et que je n'ay suiuie qu'auec toutes les violences imaginables. Il faloit qu'elle cessast bien tost, sans doute, et je m'estonne seulement qu'elle ait pû durer la moitié d'vn jour. Car enfin, je mourois, Ie brulois dans l'ame quand je vous déguisois mes sentimens, et Iamais cœur n'a souffert vne contrainte égale à la mienne. Que si cette feinte, Madame, a quelque chose qui vous offence, je suis tout prest de mourir pour vous en vanger : Vous n'auez qu'à parler, et ma main sur le champ fera gloire d'executer l’arrest que vous prononcerez.</text:span></text:p>
      <text:p text:style-name="P6"/>
      <text:p text:style-name="P2"><text:span text:style-name="T4">La Princesse.</text:span></text:p>
      <text:p text:style-name="P2"><text:soft-page-break/><text:span text:style-name="T4">Non, non Prince, Ie ne vous sçay pas mauuais gré de m'auoir abusée, et tout ce que vous m'auez dit, je l’aime bien mieux vne feinte, que non pas vne verité.</text:span></text:p>
      <text:p text:style-name="P6"/>
      <text:p text:style-name="P2"><text:span text:style-name="T4">155</text:span></text:p>
      <text:p text:style-name="P2"><text:span text:style-name="T4">Le Prince.</text:span></text:p>
      <text:p text:style-name="P2"><text:span text:style-name="T4">Si bien donc, ma Fille que tu veux bien accepter ce Prince pour Espoux?</text:span></text:p>
      <text:p text:style-name="P6"/>
      <text:p text:style-name="P2"><text:span text:style-name="T4">La Princesse.</text:span></text:p>
      <text:p text:style-name="P2"><text:span text:style-name="T4">Seigneur, je ne sçay pas encore ce que je veux, donnez moy le temps d'y songer, je vous prie, et m'épargnez vn peu la confusion où je suis.</text:span></text:p>
      <text:p text:style-name="P6"/>
      <text:p text:style-name="P2"><text:span text:style-name="T4">Le Prince.</text:span></text:p>
      <text:p text:style-name="P2"><text:span text:style-name="T4">Vous Iugez Prince, ce que cela veut dire, et vous vous pouuez fonder la dessus.</text:span></text:p>
      <text:p text:style-name="P6"/>
      <text:p text:style-name="P2"><text:span text:style-name="T4">Euriale.</text:span></text:p>
      <text:p text:style-name="P2"><text:span text:style-name="T4">Je l’attendray tant qu'il vous plaira, Madame, cet arrest de ma destinée, et s'il me condamne à la mort, je le suiuray sans murmure.</text:span></text:p>
      <text:p text:style-name="P6"/>
      <text:p text:style-name="P2"><text:span text:style-name="T4">Le Prince.</text:span></text:p>
      <text:p text:style-name="P2"><text:span text:style-name="T4">Vien, Moron, c'est Icy un jour de Paix, et je te remets en grace auec la Princesse.</text:span></text:p>
      <text:p text:style-name="P6"/>
      <text:p text:style-name="P2"><text:span text:style-name="T4">Moron.</text:span></text:p>
      <text:p text:style-name="P2"><text:span text:style-name="T4">Seigneur, je seray meilleur Courtisan vne autre fois, et me garderay bien de dire ce que je pense. </text:span></text:p>
      <text:p text:style-name="P6"/>
      <text:p text:style-name="P2"><text:span text:style-name="T4">156</text:span></text:p>
      <text:p text:style-name="P2"><text:span text:style-name="T4">Scene Troisiéme.</text:span></text:p>
      <text:p text:style-name="P6"/>
      <text:p text:style-name="P2"><text:span text:style-name="T4">Aristomene, Theocle, Le Prince, La Princesse, Aglante, Cinthie, Moron.</text:span></text:p>
      <text:p text:style-name="P2"><text:span text:style-name="T4">Le Prince Iphitas. </text:span></text:p>
      <text:p text:style-name="P2"><text:span text:style-name="T4">Je crains bien, Prince, que le choix de ma fille ne soit pas en votre faveur : Mais voila deux Princesses qui peuuent bien vous consoler de ce petit malheur.</text:span></text:p>
      <text:p text:style-name="P6"/>
      <text:p text:style-name="P2"><text:span text:style-name="T4">Aristomene.</text:span></text:p>
      <text:p text:style-name="P2"><text:soft-page-break/><text:span text:style-name="T4">Seigneur, nous sçauons prendre notre party, et si ces aimables Princesses n'ont point trop de mespris pour des coeurs qu'on a rebutez, nous pouuons reuenir par elles à l’honneur de votre alliance…</text:span></text:p>
      <text:p text:style-name="P6"/>
      <text:p text:style-name="P2"><text:span text:style-name="T4">157</text:span></text:p>
      <text:p text:style-name="P2"><text:span text:style-name="T4">Scene Quatriéme.</text:span></text:p>
      <text:p text:style-name="P2"><text:span text:style-name="T4">Philis, Aristomene, Le Prince, La Princesse, Aglante, Cinthie, Moron.</text:span></text:p>
      <text:p text:style-name="P6"/>
      <text:p text:style-name="P2"><text:span text:style-name="T4">Philis.</text:span></text:p>
      <text:p text:style-name="P2"><text:span text:style-name="T4">Seigneur, la Deesse Venus vient d'annoncer par tout le changement du coeur de la Princesse. Tous les Pasteurs, et toutes les Bergeres en témoignent leur joye par des danses, et des chansons, et si ce n'est pas vn spectacle que vous mesprisiez, vous allez voir l'allegresse publique se repandre Iusqu’Icy.</text:span></text:p>
      <text:p text:style-name="P6"/>
      <text:p text:style-name="P2"><text:span text:style-name="T4">Fin Du Cinquiésme Acte.</text:span></text:p>
      <text:p text:style-name="P6"/>
      <text:p text:style-name="P2"><text:span text:style-name="T4">158</text:span></text:p>
      <text:p text:style-name="P2"><text:span text:style-name="T4">Sixieme Intermede.</text:span></text:p>
      <text:p text:style-name="P6"/>
      <text:p text:style-name="P2"><text:span text:style-name="T4">Chœurs de Pasteurs, et de Bergeres Qui Dansent.</text:span></text:p>
      <text:p text:style-name="P6"/>
      <text:p text:style-name="P2"><text:span text:style-name="T4">Quatre Bergers, et deux Bergeres Heroïques representez, les premiers par les Sieurs le Gros, Estiual, Don, et Blondel, et les deux Bergeres par Mademoiselle de la Barre, et Mademoiselle Hilaire, se prenant par la main, chanterent cette chanson à danser à laquelle les autres répondirent.</text:span></text:p>
      <text:p text:style-name="P6"/>
      <text:p text:style-name="P2"><text:span text:style-name="T4"><office:annotation office:name="__Annotation__4932_708887811"><dc:creator>Windows User</dc:creator><dc:date>2020-03-26T15:54:00.31</dc:date><textooo:sender-initials>WU</textooo:sender-initials><text:p>Partition</text:p></office:annotation></text:span><text:span text:style-name="T4">159-168</text:span><office:annotation-end office:name="__Annotation__4932_708887811"/></text:p>
      <text:p text:style-name="P6"/>
      <text:p text:style-name="P2"><text:span text:style-name="T4">169</text:span></text:p>
      <text:p text:style-name="P2"><text:span text:style-name="T4">Troisieme Iournée des Plaisirs de l’Isle Encahntée.</text:span></text:p>
      <text:p text:style-name="P6"/>
      <text:p text:style-name="P2"><text:span text:style-name="T4">170</text:span></text:p>
      <text:p text:style-name="P6"/>
      <text:p text:style-name="P2"><text:span text:style-name="T4">171</text:span></text:p>
      <text:p text:style-name="P2"><text:soft-page-break/><text:span text:style-name="T4">Plus on sçauancoit vers le grand Rondeau qui representoit le Lac sur lequel estoit autrefois basty le Palais d'Alcine, plus on s'approchoit des diuertissemens de l'Isle enchantée, comme s'il n'eut pas esté juste que tant de braues Chevaliers demeurassent dans vne oysiueté qui eut fait tort à leur gloire.</text:span></text:p>
      <text:p text:style-name="P6"/>
      <text:p text:style-name="P2"><text:span text:style-name="T4">On feignoit donc toujours, suiuant le premier dessein que le Ciel ayant resolu de donner la liberté à ces Guerriers ; Alcine en eut des pressentimens qui la remplirent de terreur, et d'Inquiétude. Elle voulut apporter, tous les remedes possible pour preuenir son malheur, et fortifier en toutes manieres vn lieu qui pût renfermer, tout son repos, et sa joye.</text:span></text:p>
      <text:p text:style-name="P6"/>
      <text:p text:style-name="P2"><text:span text:style-name="T4">On fit paroistre sur ce Rondeau, dont l'Estenduë, et la forme sont extraordinaires, vn Rocher situé au milieu d'vne Isle couuerte de diuers animaux, comme s'ils eussent voulu en défendre l'entrée.</text:span></text:p>
      <text:p text:style-name="P6"/>
      <text:p text:style-name="P2"><text:span text:style-name="T4">Deux autres Isles plus longues ; mais d'vne moindre largeur, paroissoient aux deux costez de la premiere, et toutes trois aussi bien que les bords du Rondeau estoient si fort éclairées, que ces lumieres faisoient naitre vn nouveau jour dans l'obscurité de la nuict. Leurs Majestez estant arriuées, n'eurent pas plustost pris leur place, que l'vne des deux Isles qui paroissoient aux costez de la premiere, fut toute couuerte de Violons fort bien vêtus. L'autre qui estoit opposée, le fut au mesme temps de Trompettes, et de Tymballiers, dont les habits n'estoient pas moins riches.</text:span></text:p>
      <text:p text:style-name="P6"/>
      <text:p text:style-name="P2"><text:span text:style-name="T4">Mais ce qui surprit dauantage, fut de voir sortir Alcine de derriere le Rocher, portée par vn Monstre Marin d’vne grandeur prodigieuse.</text:span></text:p>
      <text:p text:style-name="P6"/>
      <text:p text:style-name="P2"><text:span text:style-name="T4">Deux des Nymphes de sa suite, sous les noms </text:span></text:p>
      <text:p text:style-name="P6"/>
      <text:p text:style-name="P2"><text:span text:style-name="T4">172</text:span></text:p>
      <text:p text:style-name="P2"><text:span text:style-name="T4">de Celie, et de Dircé, partirent au mesme temps à sa suitte, et se mettant à ses côtez sur de grandes Balaines, elles s'approcherent du bord du Rondeau, et Alcine commença des Vers, aux quels ses Compagnes repondirent, et qui furent à la louange de la Reine Mere du Roy.</text:span></text:p>
      <text:p text:style-name="P6"/>
      <text:p text:style-name="P2"><text:span text:style-name="T4">Alcine, Celie, Dircé.</text:span></text:p>
      <text:p text:style-name="P6"/>
      <text:p text:style-name="P2"><text:soft-page-break/><text:span text:style-name="T4">Alcine.</text:span></text:p>
      <text:p text:style-name="P2"><text:span text:style-name="T4">Vous à qui je fis part de ma felicité,</text:span></text:p>
      <text:p text:style-name="P2"><text:span text:style-name="T4">Pleurez auec moy dans cette extrémité.</text:span></text:p>
      <text:p text:style-name="P6"/>
      <text:p text:style-name="P2"><text:span text:style-name="T4">Celie.</text:span></text:p>
      <text:p text:style-name="P2"><text:span text:style-name="T4">Quel est donc le sujet des soudaines allarmes</text:span></text:p>
      <text:p text:style-name="P2"><text:span text:style-name="T4">Qui de vos yeux charmans font couler tant de larmes</text:span></text:p>
      <text:p text:style-name="P6"/>
      <text:p text:style-name="P2"><text:span text:style-name="T4">Alcine.</text:span></text:p>
      <text:p text:style-name="P2"><text:span text:style-name="T4">Si je pense en parler, ce n'est qu'en fremissant.</text:span></text:p>
      <text:p text:style-name="P2"><text:span text:style-name="T4">Dans les sombres horreurs d'vn songe menassant</text:span></text:p>
      <text:p text:style-name="P2"><text:span text:style-name="T4">Vn Spectre m'auertit d'vne voix éperduë</text:span></text:p>
      <text:p text:style-name="P2"><text:span text:style-name="T4">Que pour moy des Enfers la force est suspenduë </text:span></text:p>
      <text:p text:style-name="P2"><text:span text:style-name="T4">Qu'vn celeste pouuoir arreste leur secours </text:span></text:p>
      <text:p text:style-name="P2"><text:span text:style-name="T4">Et que ce Iour sera le dernier de mes Iours.</text:span></text:p>
      <text:p text:style-name="P2"><text:span text:style-name="T4">Ce que versa de triste au point de ma naissance</text:span></text:p>
      <text:p text:style-name="P2"><text:span text:style-name="T4">Des Astres Ennemis la maligne Influence,</text:span></text:p>
      <text:p text:style-name="P2"><text:span text:style-name="T4">Et tout ce que mon art m'a promis de malheurs,</text:span></text:p>
      <text:p text:style-name="P3"><text:span text:style-name="T4">En ce songe fut peint de si viues couleurs,<text:tab/></text:span></text:p>
      <text:p text:style-name="P7"/>
      <text:p text:style-name="P3"><text:span text:style-name="T4">173</text:span></text:p>
      <text:p text:style-name="P2"><text:span text:style-name="T4">Qu'à mes yeux éueillez sans cesse il represente</text:span></text:p>
      <text:p text:style-name="P2"><text:span text:style-name="T4">Le pouuoir de Melisse, et l'heur de Bradamante.</text:span></text:p>
      <text:p text:style-name="P2"><text:span text:style-name="T4">J’auois preveu ces maux ; Mais les charmans plaisirs</text:span></text:p>
      <text:p text:style-name="P2"><text:span text:style-name="T4">Qui sembloient en ces lieux preuenir nos desirs,</text:span></text:p>
      <text:p text:style-name="P2"><text:span text:style-name="T4">Nos superbes Palais, nos Iardins, nos campagnes,</text:span></text:p>
      <text:p text:style-name="P2"><text:span text:style-name="T4">L'agréable entretien de nos cheres Compagnes,</text:span></text:p>
      <text:p text:style-name="P2"><text:span text:style-name="T4">Nos jeux, et nos chansons, les concerts des Oyseaux</text:span></text:p>
      <text:p text:style-name="P2"><text:span text:style-name="T4">Le parfum des Zephirs, le murmure des eaux,</text:span></text:p>
      <text:p text:style-name="P2"><text:span text:style-name="T4">De nos tendres amours les douces avantures,</text:span></text:p>
      <text:p text:style-name="P2"><text:span text:style-name="T4">M'auoient fait oublier ces funestes augures,</text:span></text:p>
      <text:p text:style-name="P2"><text:span text:style-name="T4">Quand le songe cruel dont je me sens troubler</text:span></text:p>
      <text:p text:style-name="P2"><text:span text:style-name="T4">Auec tant de fureur le vint renouveller.</text:span></text:p>
      <text:p text:style-name="P2"><text:span text:style-name="T4">Chaque instant me fait voir mes forces terrassées</text:span></text:p>
      <text:p text:style-name="P2"><text:soft-page-break/><text:span text:style-name="T4">Mes gardes égorgez, et mes prisons forcées,</text:span></text:p>
      <text:p text:style-name="P2"><text:span text:style-name="T4">Ie croy voir mille amants par mon art tranformez</text:span></text:p>
      <text:p text:style-name="P2"><text:span text:style-name="T4">D'vne égale fureur à ma perte animez</text:span></text:p>
      <text:p text:style-name="P2"><text:span text:style-name="T4">Quitter en mesme temps leurs troncs, et leurs feuillages</text:span></text:p>
      <text:p text:style-name="P2"><text:span text:style-name="T4">Dans le juste dessein de vanger leurs outtrages </text:span></text:p>
      <text:p text:style-name="P2"><text:span text:style-name="T4">Et je croy voir enfin, mon aimable Roger</text:span></text:p>
      <text:p text:style-name="P2"><text:span text:style-name="T4">De mes fers méprisez prest à se dégager.</text:span></text:p>
      <text:p text:style-name="P6"/>
      <text:p text:style-name="P2"><text:span text:style-name="T4">Celie.</text:span></text:p>
      <text:p text:style-name="P2"><text:span text:style-name="T4">La crainte en votre esprit s'est aquis trop d'empire,</text:span></text:p>
      <text:p text:style-name="P2"><text:span text:style-name="T4">Vous regnez seule Icy, pour vous seule on soupire;</text:span></text:p>
      <text:p text:style-name="P2"><text:span text:style-name="T4">Rien n'Interrompt le cours de vos contentemens</text:span></text:p>
      <text:p text:style-name="P2"><text:span text:style-name="T4">Que les accens plaintifs de vos tristes Amans</text:span></text:p>
      <text:p text:style-name="P2"><text:span text:style-name="T4">Logistile, et ses gens chassez de nos campagnes</text:span></text:p>
      <text:p text:style-name="P2"><text:span text:style-name="T4">Tremblent encor de peur cachez dans leurs montagnes</text:span></text:p>
      <text:p text:style-name="P2"><text:span text:style-name="T4">Et le nom de Melisse en ces lieux reconnu,</text:span></text:p>
      <text:p text:style-name="P2"><text:span text:style-name="T4">Par vos augures seuls jusqu'à nous est venu.</text:span></text:p>
      <text:p text:style-name="P6"/>
      <text:p text:style-name="P2"><text:span text:style-name="T4">Dircé.</text:span></text:p>
      <text:p text:style-name="P2"><text:span text:style-name="T4">Ah ! ne nous flattons point, ce fantosme efroyable</text:span></text:p>
      <text:p text:style-name="P2"><text:span text:style-name="T4">M’a tenu cette nuict vn discours tout semblable.</text:span></text:p>
      <text:p text:style-name="P6"/>
      <text:p text:style-name="P2"><text:span text:style-name="T4">174</text:span></text:p>
      <text:p text:style-name="P2"><text:span text:style-name="T4">Alcine.</text:span></text:p>
      <text:p text:style-name="P2"><text:span text:style-name="T4">Helas ! de nos malheurs, qui peut encor douter ?</text:span></text:p>
      <text:p text:style-name="P6"/>
      <text:p text:style-name="P2"><text:span text:style-name="T4">Celie.</text:span></text:p>
      <text:p text:style-name="P2"><text:span text:style-name="T4">I'y vois vn grand remede, et facile à tenter </text:span></text:p>
      <text:p text:style-name="P2"><text:span text:style-name="T4">Vne Reine paroist dont le secours propice</text:span></text:p>
      <text:p text:style-name="P2"><text:span text:style-name="T4">Nous sçaura garantir des efforts de Melisse :</text:span></text:p>
      <text:p text:style-name="P2"><text:span text:style-name="T4">Par tout de cette Reine on vante la bonté, </text:span></text:p>
      <text:p text:style-name="P2"><text:span text:style-name="T4">et l'on dit que son coeur, de qui la fermeté</text:span></text:p>
      <text:p text:style-name="P2"><text:span text:style-name="T4">Des flots les plus mutins méprisa l’Insolence</text:span></text:p>
      <text:p text:style-name="P2"><text:span text:style-name="T4">Contre les voeux des siens est toujours sans défence.</text:span></text:p>
      <text:p text:style-name="P6"><text:soft-page-break/></text:p>
      <text:p text:style-name="P2"><text:span text:style-name="T4">Alcine.</text:span></text:p>
      <text:p text:style-name="P2"><text:span text:style-name="T4">Il est vray, Ie la vois, en ce pressant danger</text:span></text:p>
      <text:p text:style-name="P2"><text:span text:style-name="T4">A nous donner secours, tachons de l’engager.</text:span></text:p>
      <text:p text:style-name="P2"><text:span text:style-name="T4">Disons luy qu'en tous lieux la voix publique étale</text:span></text:p>
      <text:p text:style-name="P2"><text:span text:style-name="T4">Les charmantes beautez de son ame Royale </text:span></text:p>
      <text:p text:style-name="P2"><text:span text:style-name="T4">Disons que sa vertu plus haute que son rang</text:span></text:p>
      <text:p text:style-name="P2"><text:span text:style-name="T4">Sçait releuer l'éclat de son auguste sang,</text:span></text:p>
      <text:p text:style-name="P2"><text:span text:style-name="T4">Et que de notre sexe elle a porté la gloire</text:span></text:p>
      <text:p text:style-name="P2"><text:span text:style-name="T4">Si loin que l’auenir aura peine à le croire</text:span></text:p>
      <text:p text:style-name="P2"><text:span text:style-name="T4">Que du bonheur public son grand coeur amoureux</text:span></text:p>
      <text:p text:style-name="P2"><text:span text:style-name="T4">Fit toujours de perils vn mespris genereux</text:span></text:p>
      <text:p text:style-name="P2"><text:span text:style-name="T4">Que de ses propres maux son ame à peine atteinte</text:span></text:p>
      <text:p text:style-name="P2"><text:span text:style-name="T4">Pour les maux de l'Estat garda toute sa crainte :</text:span></text:p>
      <text:p text:style-name="P2"><text:span text:style-name="T4">Disons que ses bien-faits versez à pleines mains</text:span></text:p>
      <text:p text:style-name="P2"><text:span text:style-name="T4">Luy gagnent le respect, et l'Amour des Humains,</text:span></text:p>
      <text:p text:style-name="P2"><text:span text:style-name="T4">Et qu'au moindre danger dont elle est menacée</text:span></text:p>
      <text:p text:style-name="P2"><text:span text:style-name="T4">Toute la terre en deüil, se montre Interessée.</text:span></text:p>
      <text:p text:style-name="P2"><text:span text:style-name="T4">Disons qu'au plus haut point de l'absolu pouuoir</text:span></text:p>
      <text:p text:style-name="P2"><text:span text:style-name="T4">Sans faste, et sans orgueil sa grandeur s'est fait voir.</text:span></text:p>
      <text:p text:style-name="P6"/>
      <text:p text:style-name="P2"><text:span text:style-name="T4">175</text:span></text:p>
      <text:p text:style-name="P2"><text:span text:style-name="T4">Qu'aux temps les plus fascheux sa sagesse constante,</text:span></text:p>
      <text:p text:style-name="P2"><text:span text:style-name="T4">Sans crainte a soutenu l'Authorité panchante.</text:span></text:p>
      <text:p text:style-name="P2"><text:span text:style-name="T4">Et dans le calme heureux, par ses trauaux acquis,</text:span></text:p>
      <text:p text:style-name="P2"><text:span text:style-name="T4">Sans regret la remit dans les mains de son fils.</text:span></text:p>
      <text:p text:style-name="P2"><text:span text:style-name="T4">Disons par quels respects, par quelle complaisance</text:span></text:p>
      <text:p text:style-name="P2"><text:span text:style-name="T4">De ce fils glorieux l'amour la recompense;</text:span></text:p>
      <text:p text:style-name="P2"><text:span text:style-name="T4">Vantons les longs trauaux, vantons les justes loix</text:span></text:p>
      <text:p text:style-name="P2"><text:span text:style-name="T4">De ce fils reconnu pour le plus grand des Rois.</text:span></text:p>
      <text:p text:style-name="P2"><text:span text:style-name="T4">Et comment cette Mere heureusement seconde,</text:span></text:p>
      <text:p text:style-name="P2"><text:span text:style-name="T4">Ne donnant qu’vne a donné tant au monde.</text:span></text:p>
      <text:p text:style-name="P2"><text:span text:style-name="T4">Enfin faisons parler nos soupirs, et nos pleurs</text:span></text:p>
      <text:p text:style-name="P2"><text:span text:style-name="T4">Pour la rendre sensible à nos viues douleurs </text:span></text:p>
      <text:p text:style-name="P2"><text:soft-page-break/><text:span text:style-name="T4">Et nous pourrons trouuer au fort de notre peine</text:span></text:p>
      <text:p text:style-name="P2"><text:span text:style-name="T4">Vn refuge paisible aux pieds de cette Reine.</text:span></text:p>
      <text:p text:style-name="P6"/>
      <text:p text:style-name="P2"><text:span text:style-name="T4">Dircé.</text:span></text:p>
      <text:p text:style-name="P2"><text:span text:style-name="T4">Je sçay bien que son coeur noblement genereux</text:span></text:p>
      <text:p text:style-name="P2"><text:span text:style-name="T4">Ecoute auec plaisir la voix des malheureux,</text:span></text:p>
      <text:p text:style-name="P2"><text:span text:style-name="T4">Mais on ne voit Iamais éclatter sa puissance</text:span></text:p>
      <text:p text:style-name="P2"><text:span text:style-name="T4">Qu’à repousser le tort qu'on fait à l'Innocence ;</text:span></text:p>
      <text:p text:style-name="P2"><text:span text:style-name="T4">Je sçay qu'elle peut tout, mais je n'ose penser</text:span></text:p>
      <text:p text:style-name="P2"><text:span text:style-name="T4">Que Iusqu'à nous défendre on la vit s'abaisser.</text:span></text:p>
      <text:p text:style-name="P2"><text:span text:style-name="T4">De nos douces erreurs, elle peut estre Instruite</text:span></text:p>
      <text:p text:style-name="P2"><text:span text:style-name="T4">Et rien n'est plus contraire à sa rare conduite.</text:span></text:p>
      <text:p text:style-name="P2"><text:span text:style-name="T4">Son Zele si connu pour le culte des Dieux</text:span></text:p>
      <text:p text:style-name="P2"><text:span text:style-name="T4">Doit rendre à sa vertu nos respects odieux.</text:span></text:p>
      <text:p text:style-name="P2"><text:span text:style-name="T4">Et loin qu'à son abord son effroy diminuë</text:span></text:p>
      <text:p text:style-name="P2"><text:span text:style-name="T4">Malgré moy, je le sens qui redouble à sa veuë.</text:span></text:p>
      <text:p text:style-name="P6"/>
      <text:p text:style-name="P2"><text:span text:style-name="T4">Alcine.</text:span></text:p>
      <text:p text:style-name="P2"><text:span text:style-name="T4">Ah ! ma propre frayeur suffit pour m'affliger !</text:span></text:p>
      <text:p text:style-name="P2"><text:span text:style-name="T4">Loin d'aigrir mon ennuy, cherche à le soulager,</text:span></text:p>
      <text:p text:style-name="P6"/>
      <text:p text:style-name="P2"><text:span text:style-name="T4">176</text:span></text:p>
      <text:p text:style-name="P2"><text:span text:style-name="T4">Et tâche de fournir à mon ame oppressée</text:span></text:p>
      <text:p text:style-name="P2"><text:span text:style-name="T4">De quoy parer aux maux dont elle est menaçée.</text:span></text:p>
      <text:p text:style-name="P2"><text:span text:style-name="T4">Redoublons cependant les Gardes du Palais ;</text:span></text:p>
      <text:p text:style-name="P2"><text:span text:style-name="T4">Et s'il n'est point pour nous d'Azile desormais,</text:span></text:p>
      <text:p text:style-name="P2"><text:span text:style-name="T4">Dans notre desespoir cherchons nostre défence</text:span></text:p>
      <text:p text:style-name="P2"><text:span text:style-name="T4">Et ne nous rendons pas au moins sans resistance.</text:span></text:p>
      <text:p text:style-name="P6"/>
      <text:p text:style-name="P2"><text:span text:style-name="T4">Alcine. Mademoiselle du Parc.</text:span></text:p>
      <text:p text:style-name="P2"><text:span text:style-name="T4">Celie. Mademoiselle de Brie.</text:span></text:p>
      <text:p text:style-name="P2"><text:span text:style-name="T4">Dircé. Mademoiselle Moliere. </text:span></text:p>
      <text:p text:style-name="P6"/>
      <text:p text:style-name="P2"><text:span text:style-name="T4">177</text:span></text:p>
      <text:p text:style-name="P2"><text:soft-page-break/><text:span text:style-name="T4">Lorsqu’elles furent acheué, et qu'Alcine se fut retirée, pour aller redoubler les Gardes du Palais, le concert des Violons se fit entendre, pendant que le Frontispice du Palais, venant à s'ouurir auec vn merueilleux artifice, et des Tours s'éleuer à veuë d'œil. </text:span></text:p>
      <text:p text:style-name="P6"/>
      <text:p text:style-name="P2"><text:span text:style-name="T4">Quatre Geans d'vne grandeur demesurée vinrent à paroitre auec quatre Nains, qui par l'opposition de leur petite taille, faisoient paroistre celle des Géans encore plus excessiue. Ces Colosses estoient commis à la garde du Palais d’Alcine, et ce fut par eux que commença la premiere Entrée du Ballet.</text:span></text:p>
      <text:p text:style-name="P6"/>
      <text:p text:style-name="P2"><text:span text:style-name="T4">178</text:span></text:p>
      <text:p text:style-name="P6"/>
      <text:p text:style-name="P2"><text:span text:style-name="T4">179</text:span></text:p>
      <text:p text:style-name="P2"><text:span text:style-name="T4">Ballet Du Palais D’Alcine.</text:span></text:p>
      <text:p text:style-name="P6"/>
      <text:p text:style-name="P2"><text:span text:style-name="T4">180</text:span></text:p>
      <text:p text:style-name="P6"/>
      <text:p text:style-name="P2"><text:span text:style-name="T4"><office:annotation office:name="__Annotation__5271_708887811"><dc:creator>Windows User</dc:creator><dc:date>2020-03-26T16:43:00.43</dc:date><textooo:sender-initials>WU</textooo:sender-initials><text:p>Partition</text:p></office:annotation></text:span><text:span text:style-name="T4">181-196</text:span><office:annotation-end office:name="__Annotation__5271_708887811"/></text:p>
      <text:p text:style-name="P6"/>
      <text:p text:style-name="P2"><text:span text:style-name="T4">197</text:span></text:p>
      <text:p text:style-name="P2"><text:span text:style-name="T4">Il sembloit que Le Ciel, la Terre, et l'Eau fussent tous en feu, et que la destruction du superbe Palais d'AIcine, comme la liberté des Cheualiers qu'elle y retenoit en prison, ne se pût accomplir que par des prodiges, et des miracles. La hauteur, et le nombre des fusées volantes, celles qui rouloient sur le riuages, et celles qui ressortoient de l'eau, apres s'y estre enfoncées, faisoient vn Spectacle si grand, et si magnifique, que rien ne pouuoit mieux terminer les Enchantemens qu'vn si beau feu d'artifice ; le quel ayant enfin cessé apres vn bruit, et vne longueur extraordinaire, Les coups de boëtes qui l'auoient commencé redoublerent encore.</text:span></text:p>
      <text:p text:style-name="P6"/>
      <text:p text:style-name="P2"><text:span text:style-name="T4">Alors toute la Cour se retirant, confessa qu'il ne se pouuoit rien voir de plus acheué que ces trois Festes, et c'est assez avouër qu'il ne s'y pouuoit rien adjouter, que de dire, que les trois Iournées ayant eu chacune ses partisans, comme chacune auoit eu ses beautez particulieres, on ne conuint pas du prix qu'elles deuoient emporter entre-elles, bien qu'on demeurast d'accord qu'elles pouuoient Iustement disputer à toutes celles qu'on auoit veuës Iusques à lors, et les surpasser peut-estre.</text:span></text:p>
      <text:p text:style-name="P6"/>
      <text:p text:style-name="P2"><text:soft-page-break/><text:span text:style-name="T4">Mais quoyque les Festes comprises dans le sujet des plaisirs de l'Isle enchantée fussent terminées, tous les diuertissemens de Versailles ne l'estoient pas, et la magnificence, et la galanterie du Roy, en auoit </text:span></text:p>
      <text:p text:style-name="P6"/>
      <text:p text:style-name="P2"><text:span text:style-name="T4">198</text:span></text:p>
      <text:p text:style-name="P2"><text:span text:style-name="T4">reserué pour les autres jours qui n'estoient pas moins agréables.</text:span></text:p>
      <text:p text:style-name="P6"/>
      <text:p text:style-name="P2"><text:span text:style-name="T4">Le Samedy dixiéme Sa Majesté voulut courre les Testes. C'est vn exercice que peu de gens ignorent, et dont l’vsage est venu d'Allemagne, fort bien Inuenté, pour faire voir l'adresse d'vn Chevalier, tant à bien mener son cheual dans les passades de guerre, qu'à bien se seruir d'vne lance d'vn dart, et d'vne Epée. Si quelqu'vn ne les a point veu courre, Il en trouvera Icy la description, estant moins communes que la bague, et seulement Icy depuis peu d'années, et ceux qui en ont eu le plaisir, ne s'ennuyent pas pourtant d'vne narration si peu étenduë.</text:span></text:p>
      <text:p text:style-name="P6"/>
      <text:p text:style-name="P2"><text:span text:style-name="T4">Les Cheualiers entrent l'vn aprés l'autre dans la lice la lance à la main, et vn dard sous la cuisse droite; et aprés que l'vn d'eux a couru, et emporté vne Teste de gros carton peinte, et de la forme de celle d'vn Turc, il donne sa lance à vn Page, et faisant la demi-volte, Il revient à toute bride à la seconde Teste qui a la couleur, et la forme d'vn Maure, et l'emporte auec le dard qu’il luy Iette en passant, puis reprenant vne jaueline, peu differente de la forme du dard, dans vne troisiéme passade, il la darde dans vn bouclier où est peinte vn teste de Meduse, et acheuant sa demy-volte, il tire l'espée dont il emporte, en passant toujours à toute bride, vne Teste éleuée à vn demy pied de terre, puis faisant place à vn autre, celuy qui en ces courses en a emporté le plus, gagne le prix.</text:span></text:p>
      <text:p text:style-name="P6"/>
      <text:p text:style-name="P2"><text:span text:style-name="T4">Toute la Cour s'estant placée sur vne balustrade de fer doré qui regnoit autour de l'agréable Maison de Versailles, et qui regarde sur le fossé, </text:span></text:p>
      <text:p text:style-name="P6"/>
      <text:p text:style-name="P2"><text:span text:style-name="T4">199</text:span></text:p>
      <text:p text:style-name="P2"><text:span text:style-name="T4">dans lequel on auoit dressé la lice, avec des Barrieres. </text:span></text:p>
      <text:p text:style-name="P6"/>
      <text:p text:style-name="P2"><text:span text:style-name="T4">Le Roy s'y rendit suiuy des mesmes Cheualiers qui auoient couru la bague, Les Ducs de St. Aignan, et de Noailles y continuant leurs premieres fonctions, l'vn de Mareschal de Camp, et l'autre de Iuge des Courses. II s'en fit plusieurs fort belles, et heureuses; Mais l'adresse du Roy luy fit emporter hautement, ensuitte du prix de la Course des Dames, encore celuy que </text:span><text:soft-page-break/><text:span text:style-name="T4">donnoit la Reine. C’estoit vne rose de Diamans de grand prix, que le Roy, apres l'auoir gagnée, redonna liberalement à courre aux autres Cheualiers, et que le Marquis de Coaslin disputa contre le Marquis de Soyecourt, et la gagna.</text:span></text:p>
      <text:p text:style-name="P6"/>
      <text:p text:style-name="P2"><text:span text:style-name="T4">Le Dimanche au leuer du Roy, quasi toute la conuersation tourna sur les belles courses du jour precedent, et donna lieu d’vn grand défi entre le Duc de St. Aignant, qui n'auoit point encore couru, et le Marquis de Soyecourt qui fut remise au lendemain, par ce que le Mareschal Duc de Grammont qui parioit pour ce Marquis estoit obligé de partir pour Paris, d'où il ne deuoit reuenir que le jour d'apres.</text:span></text:p>
      <text:p text:style-name="P6"/>
      <text:p text:style-name="P2"><text:span text:style-name="T4">Le Roy mena toute la Cour cette apres dinée à sa Menagerie dont on admira les beautez particulieres, et le nombre presque Incroyable d'oyseaux de toutes sortes, parmy les quels il y en a beaucoup de fort rares. II seroit Inutile de parler de la colation qui suiuit ce diuertissement, puisque huict Iours durant chaque repas pouuoit passer pour Festin des plus grands qu'on puisse faire.</text:span></text:p>
      <text:p text:style-name="P2"><text:span text:style-name="T4">Et Le soir sa Majesté fit representer sur l'vn de ces Théatres doubles de son Sallon, que </text:span></text:p>
      <text:p text:style-name="P6"/>
      <text:p text:style-name="P2"><text:span text:style-name="T4">200</text:span></text:p>
      <text:p text:style-name="P2"><text:span text:style-name="T4">son Esprit vniversel a luy mesme Inventez, La Comedie des Fascheux faite par le Sieur de Moliere, meslée d'entrées de Ballet, et fort ingenieuse.</text:span></text:p>
      <text:p text:style-name="P6"/>
      <text:p text:style-name="P2"><text:span text:style-name="T4">Le bruit du défy qui se deuoit courir le Lundy douziéme, fit faire vne infinité de gageures d'assez grande valeur, quoyque celle des deux Cheualiers ne fut que de cent pistoles, et comme le Duc par vne heureuse audace donnoit vne teste à ce Marquis fort adroit beaucoup tenoient pour ce dernier, qui s'estant rendu vn peu plus tard chez le Roy y trouua vn Cartel pour le presser, le quel, pour n'estre qu'en prose, on n'a point mis en ce discours.</text:span></text:p>
      <text:p text:style-name="P6"/>
      <text:p text:style-name="P2"><text:span text:style-name="T4">Le Duc de St. Aignan auoit aussi fait voir à quelques-vns de ses amis, comme vn heureux presage de sa Victoire, ces quatre Vers.</text:span></text:p>
      <text:p text:style-name="P6"/>
      <text:p text:style-name="P2"><text:span text:style-name="T4">Aux Dames.</text:span></text:p>
      <text:p text:style-name="P2"><text:span text:style-name="T4">Belles vous direz en ce Iour</text:span></text:p>
      <text:p text:style-name="P2"><text:span text:style-name="T4">Si vos sentimens sont les notres,</text:span></text:p>
      <text:p text:style-name="P2"><text:span text:style-name="T4">Qu'estre vainqueur du grand Soyecourt</text:span></text:p>
      <text:p text:style-name="P2"><text:soft-page-break/><text:span text:style-name="T4">C'est estre vainqueur de dix autres.</text:span></text:p>
      <text:p text:style-name="P6"/>
      <text:p text:style-name="P2"><text:span text:style-name="T4">Faisant toujours allusion à son nom de Guidon le sauuage, que l'avanture de l'Isle perilleuse rendit victorieux de dix cheualiers. Aussitost que le Roy eut disné, il conduisit les Reines, Monsieur, Madame, et toutes les Dames, dans vn lieu où on deuoit tirer vne Lotterie, afin que rien ne manquast à la galanterie de ces festes. C'estoit des pierreries, des ameublemens, de l'argenterie, et autres choses semblables, et quoyque le sort ait accoutume de </text:span></text:p>
      <text:p text:style-name="P6"/>
      <text:p text:style-name="P2"><text:span text:style-name="T4">201</text:span></text:p>
      <text:p text:style-name="P2"><text:span text:style-name="T4">décider de ces presens, Il s'accorda sans doute auec le desir de Sa Majesté, quand il fit tomber le gros lot entre les mains de la Reine; chacun sortant de ce lieu là fort content, pour aller voir les Courses qui s'alloient commencer.</text:span></text:p>
      <text:p text:style-name="P6"/>
      <text:p text:style-name="P2"><text:span text:style-name="T4">Enfin Guidon, et Oliuier parurent sur les rangs à cinq heures du Soir, fort proprement vetus, et bien montez.</text:span></text:p>
      <text:p text:style-name="P6"/>
      <text:p text:style-name="P2"><text:span text:style-name="T4">Le Roy, auec toute la Cour les honnora de sa presence, et Sa Majesté leut mesme les articles des Courses, afin qu'il n'y eut point de contestations entre eux. Le succez en fut heureux au Duc de St. Aignan qui gagna le défi.</text:span></text:p>
      <text:p text:style-name="P6"/>
      <text:p text:style-name="P2"><text:span text:style-name="T4">Le soir sa Majesté fit Ioüer les trois premiers Actes d’une Comedie nommée Tartuffe, que le sieur de Moliere auoit faite contre les Hypocrites ; Mais quoyqu'elle eut esté trouuée fort diuertissante, le Roy connut tant de conformité entre ceux qu'vne veritable deuotion met dans le chemin du Ciel, et ceux qu'vne vaine ostentation des bonnes oeuures n'empesche pas d'en commettre de mauuaises ; que son extréme delicatesse pour les choses de la Religion, eut de la peine à souffrir cette ressemblance du Vice auec la Vertu : Et quoyqu'on ne doutast point des bonnes intentions de l’Auteur, Il défendit cette Comedie pour le public, Iusqu’à ce qu’elle fut entierement acheuée, et examinée par des gens capables d’en Iuger, pour n’en pas laisser abuser d’autres moins capables d’en faire vn juste discernement.</text:span></text:p>
      <text:p text:style-name="P6"/>
      <text:p text:style-name="P2"><text:span text:style-name="T4">Le Mardy Treiziéme le Roy voulut encore courre les Testes, comme à vn jeu ordinaire que deuoit gagner celuy qui feroit le plus. Sa Majesté eut encore celuy de la Course des Dames, le Duc de St. Aignt celuy du jeu, et ayant eu l’honneur d’entrer pour le second à la dispute auec sa Majesté, l’adresse Incomparable du Roy luy </text:span></text:p>
      <text:p text:style-name="P6"><text:soft-page-break/></text:p>
      <text:p text:style-name="P2"><text:span text:style-name="T4">202</text:span></text:p>
      <text:p text:style-name="P2"><text:span text:style-name="T4">fit encore gagner ce prix, et ce ne fut pas sans vn étonnement du quel on ne pouuoit se défendre, qu’on en vit gagner quatre à sa Majesté, quatre en deux fois qu’elle auoit couru les Testes.</text:span></text:p>
      <text:p text:style-name="P6"/>
      <text:p text:style-name="P2"><text:span text:style-name="T4">On Ioüa le mesme soir la Comedie du Mariage forcé ; encore de la façon du mesme Sieur de Moliere, meslée d’entrées de Ballet, et de Recits, puis le Roy prit le chemin de Fontainebleau le Mercredy quatorziéme. </text:span></text:p>
      <text:p text:style-name="P6"/>
      <text:p text:style-name="P2"><text:span text:style-name="T4">Toute la Cour se trouua si satisfaite de ce qu’elle auoit veu, que chacun creut qu’on ne pouuoit se passer de le mettre par écrit, pour en donner la connoissance à ceux qui n’auoient pu voir des Festes si diuersifiées, et si agréables, où l’on a pu admirer tout à la fois ; le projet auec le succez, la liberalité auec la politesse, le grand nombre auec l’ordre, et la satisfaction de tous : Ou les soins infatigables de Mr. Colbert s’employerent en tous ces diuertissemens malgré ses importantes affaires. Où le Duc de St. Aignant joignit l’action à l’Invention, du dessein ; où les beaux Vers du President de Perigny à la louange des Reines furent si justement pensez si justement tournez, et recitez auec tant d’art, où ceux que Mr de Bensserade fit pour les Cheualiers eurent vne approbation generable ; ou la vigilance exacte de Mr. Bontemps, et l’application de Mr de Launay, ne laisserent manquer d’aucunes des choses necessaires, Enfin où chacun a marqué si auantageusement son dessein de plaire au Roy, dans le temps où sa Majesté ne pensoit elle mesme qu’à plaire, et où ce qu’on a veu ne sçauroit Iamais se perdre dans la memoire des Spectateurs, quand on n’auroit pas pris le soin de conseruer par écrit le souuenir de ces merveilles. </text:span></text:p>
      <text:p text:style-name="P6"/>
      <text:p text:style-name="P2"><text:span text:style-name="T4">F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Segoe UI1" svg:font-family="'Segoe UI'" style:font-family-generic="swiss"/>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2" svg:font-family="'Segoe U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fr" fo:country="FR"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page"/>
      <style:text-properties style:use-window-font-color="true" style:font-name="Calibri" fo:font-size="11pt" fo:language="fr" fo:country="FR"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2" style:font-size-complex="9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style:font-size-asian="10pt" style:font-size-complex="10pt"/>
    </style:style>
    <style:style style:name="Objet_20_du_20_commentaire_20_Car" style:display-name="Objet du commentaire Car" style:family="text" style:parent-style-name="Commentaire_20_Car">
      <style:text-properties fo:font-size="10pt" fo:font-weight="bold" style:font-size-asian="10pt" style:font-weight-asian="bold" style:font-size-complex="10pt" style:font-weight-complex="bold"/>
    </style:style>
    <style:style style:name="Texte_20_de_20_bulles_20_Car" style:display-name="Texte de bulles Car" style:family="text" style:parent-style-name="Default_20_Paragraph_20_Font">
      <style:text-properties style:font-name="Segoe UI" fo:font-size="9pt" style:font-size-asian="9pt" style:font-name-complex="Segoe UI2" style:font-size-complex="9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Windows User</meta:initial-creator>
    <dc:creator>Windows User</dc:creator>
    <meta:editing-cycles>18</meta:editing-cycles>
    <meta:creation-date>2020-03-04T15:23:00</meta:creation-date>
    <dc:date>2020-03-30T14:10:00</dc:date>
    <meta:editing-duration>PT24M56S</meta:editing-duration>
    <meta:generator>OpenOffice/4.1.6$Win32 OpenOffice.org_project/416m1$Build-9790</meta:generator>
    <meta:document-statistic meta:table-count="0" meta:image-count="0" meta:object-count="0" meta:page-count="75" meta:paragraph-count="1566" meta:word-count="18304" meta:character-count="10357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